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-color="#808080" draw:textarea-horizontal-align="justify" draw:textarea-vertical-align="middle" draw:auto-grow-height="false" fo:min-height="0.406cm" fo:min-width="0.156cm" fo:padding-top="0.178cm" fo:padding-bottom="0.178cm" fo:padding-left="0.303cm" fo:padding-right="0.303cm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406cm" fo:min-width="0.156cm" fo:padding-top="0.178cm" fo:padding-bottom="0.178cm" fo:padding-left="0.303cm" fo:padding-right="0.303cm"/>
    </style:style>
    <style:style style:name="gr3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4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023cm" fo:min-width="0.771cm"/>
    </style:style>
    <style:style style:name="gr7" style:family="graphic" style:parent-style-name="standard">
      <style:graphic-properties svg:stroke-color="#000000" draw:fill-color="#ffff66" draw:textarea-horizontal-align="justify" draw:textarea-vertical-align="middle" draw:auto-grow-height="false" fo:min-height="0.258cm" fo:min-width="0.008cm"/>
    </style:style>
    <style:style style:name="gr8" style:family="graphic" style:parent-style-name="standard">
      <style:graphic-properties svg:stroke-color="#000000" svg:stroke-linecap="round" draw:fill-color="#3333ff" fo:min-height="3.05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color="#ffcc00" draw:fill-color="#ffcc00" draw:textarea-horizontal-align="justify" draw:textarea-vertical-align="middle" draw:auto-grow-height="false" fo:min-height="1.109cm" fo:min-width="27.133cm"/>
    </style:style>
    <style:style style:name="gr11" style:family="graphic" style:parent-style-name="standard">
      <style:graphic-properties svg:stroke-color="#000000" draw:fill-color="#ffff66" draw:textarea-horizontal-align="justify" draw:textarea-vertical-align="middle" draw:auto-grow-height="false" fo:min-height="0.258cm" fo:min-width="0.008cm"/>
    </style:style>
    <style:style style:name="gr12" style:family="graphic" style:parent-style-name="standard">
      <style:graphic-properties draw:stroke="none" draw:fill-color="#999999" draw:textarea-horizontal-align="justify" draw:textarea-vertical-align="middle" draw:auto-grow-height="false" fo:min-height="0.11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0.258cm" fo:min-width="0.008cm"/>
    </style:style>
    <style:style style:name="gr14" style:family="graphic" style:parent-style-name="standard">
      <style:graphic-properties draw:textarea-horizontal-align="justify" draw:textarea-vertical-align="middle" draw:auto-grow-height="false" fo:min-height="0.258cm" fo:min-width="0.008cm"/>
    </style:style>
    <style:style style:name="gr15" style:family="graphic" style:parent-style-name="standard">
      <style:graphic-properties draw:textarea-horizontal-align="justify" draw:textarea-vertical-align="middle" draw:auto-grow-height="false" fo:min-height="0.258cm" fo:min-width="0.217cm"/>
    </style:style>
    <style:style style:name="gr16" style:family="graphic" style:parent-style-name="standard">
      <style:graphic-properties draw:textarea-horizontal-align="justify" draw:textarea-vertical-align="middle" draw:auto-grow-height="false" fo:min-height="0.258cm" fo:min-width="0.467cm"/>
    </style:style>
    <style:style style:name="gr17" style:family="graphic" style:parent-style-name="standard">
      <style:graphic-properties draw:textarea-horizontal-align="justify" draw:textarea-vertical-align="middle" draw:auto-grow-height="false" fo:min-height="0.258cm" fo:min-width="0.901cm"/>
    </style:style>
    <style:style style:name="gr18" style:family="graphic" style:parent-style-name="standard">
      <style:graphic-properties svg:stroke-color="#ffcc00" draw:fill-color="#ffcc00" draw:textarea-horizontal-align="justify" draw:textarea-vertical-align="middle" draw:auto-grow-height="false" fo:min-height="0.512cm" fo:min-width="5.196cm"/>
    </style:style>
    <style:style style:name="gr19" style:family="graphic" style:parent-style-name="standard">
      <style:graphic-properties draw:stroke="none" draw:stroke-dash="Fine_20_Dashed" svg:stroke-color="#000000" draw:fill-color="#cccccc" draw:opacity="100%" draw:textarea-horizontal-align="justify" draw:textarea-vertical-align="middle" draw:auto-grow-height="false" fo:min-height="3.65cm" fo:min-width="37.3cm" draw:shadow-opacity="100%"/>
    </style:style>
    <style:style style:name="gr20" style:family="graphic" style:parent-style-name="standard">
      <style:graphic-properties svg:stroke-color="#000000" draw:fill-color="#999999" draw:textarea-horizontal-align="justify" draw:textarea-vertical-align="middle" draw:auto-grow-height="false" fo:min-height="1.636cm" fo:min-width="1.384cm"/>
    </style:style>
    <style:style style:name="gr21" style:family="graphic" style:parent-style-name="standard">
      <style:graphic-properties svg:stroke-color="#000000" draw:fill-color="#66ccff" draw:textarea-horizontal-align="justify" draw:textarea-vertical-align="middle" draw:auto-grow-height="false" fo:min-height="1.637cm" fo:min-width="1.384cm"/>
    </style:style>
    <style:style style:name="gr22" style:family="graphic" style:parent-style-name="standard">
      <style:graphic-properties svg:stroke-color="#000000" draw:fill-color="#66ccff" draw:textarea-horizontal-align="justify" draw:textarea-vertical-align="middle" draw:auto-grow-height="false" fo:min-height="1.636cm" fo:min-width="1.385cm"/>
    </style:style>
    <style:style style:name="gr23" style:family="graphic" style:parent-style-name="standard">
      <style:graphic-properties svg:stroke-color="#000000" draw:fill-color="#66ccff" draw:textarea-horizontal-align="justify" draw:textarea-vertical-align="middle" draw:auto-grow-height="false" fo:min-height="1.638cm" fo:min-width="1.386cm"/>
    </style:style>
    <style:style style:name="gr24" style:family="graphic" style:parent-style-name="standard">
      <style:graphic-properties svg:stroke-color="#000000" draw:fill-color="#ff9999" draw:textarea-horizontal-align="justify" draw:textarea-vertical-align="middle" draw:auto-grow-height="false" fo:min-height="2.132cm" fo:min-width="1.833cm"/>
    </style:style>
    <style:style style:name="gr25" style:family="graphic" style:parent-style-name="standard">
      <style:graphic-properties svg:stroke-color="#000000" draw:fill-color="#ff9999" draw:textarea-horizontal-align="justify" draw:textarea-vertical-align="middle" draw:auto-grow-height="false" fo:min-height="2.179cm" fo:min-width="1.905cm"/>
    </style:style>
    <style:style style:name="gr26" style:family="graphic" style:parent-style-name="standard">
      <style:graphic-properties svg:stroke-width="0.106cm" svg:stroke-color="#000000" draw:marker-start-width="0.359cm" draw:marker-end-width="0.359cm" draw:fill-color="#66ccff" draw:textarea-horizontal-align="justify" draw:textarea-vertical-align="middle" draw:auto-grow-height="false" fo:min-height="1.532cm" fo:min-width="1.279cm" fo:padding-top="0.178cm" fo:padding-bottom="0.178cm" fo:padding-left="0.303cm" fo:padding-right="0.303cm"/>
    </style:style>
    <style:style style:name="gr27" style:family="graphic" style:parent-style-name="objectwithoutfill">
      <style:graphic-properties svg:stroke-width="0.1cm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svg:stroke-color="#000000" draw:fill-color="#999999" draw:textarea-horizontal-align="justify" draw:textarea-vertical-align="middle" draw:auto-grow-height="false" fo:min-height="1.637cm" fo:min-width="1.385cm"/>
    </style:style>
    <style:style style:name="gr29" style:family="graphic" style:parent-style-name="standard">
      <style:graphic-properties svg:stroke-color="#000000" draw:fill-color="#66ccff" draw:textarea-horizontal-align="justify" draw:textarea-vertical-align="middle" draw:auto-grow-height="false" fo:min-height="1.637cm" fo:min-width="1.385cm"/>
    </style:style>
    <style:style style:name="gr30" style:family="graphic" style:parent-style-name="standard">
      <style:graphic-properties draw:stroke="none" draw:stroke-dash="Fine_20_Dashed" svg:stroke-color="#000000" draw:fill-color="#b2b2b2" draw:opacity="100%" draw:textarea-horizontal-align="justify" draw:textarea-vertical-align="middle" draw:auto-grow-height="false" fo:min-height="4.283cm" fo:min-width="11.372cm" draw:shadow-opacity="100%"/>
    </style:style>
    <style:style style:name="gr31" style:family="graphic" style:parent-style-name="standard">
      <style:graphic-properties draw:stroke="none" draw:stroke-dash="Fine_20_Dashed" svg:stroke-color="#000000" draw:fill-color="#b2b2b2" draw:opacity="100%" draw:textarea-horizontal-align="justify" draw:textarea-vertical-align="middle" draw:auto-grow-height="false" fo:min-height="1.697cm" fo:min-width="11.372cm" draw:shadow-opacity="100%"/>
    </style:style>
    <style:style style:name="gr32" style:family="graphic" style:parent-style-name="standard">
      <style:graphic-properties draw:stroke="none" draw:stroke-dash="Fine_20_Dashed" svg:stroke-color="#000000" draw:fill-color="#b2b2b2" draw:opacity="100%" draw:textarea-horizontal-align="justify" draw:textarea-vertical-align="middle" draw:auto-grow-height="false" fo:min-height="4.284cm" fo:min-width="11.372cm" draw:shadow-opacity="100%"/>
    </style:style>
    <style:style style:name="gr33" style:family="graphic" style:parent-style-name="standard">
      <style:graphic-properties draw:stroke="none" draw:stroke-dash="Fine_20_Dashed" svg:stroke-color="#000000" draw:fill-color="#b2b2b2" draw:opacity="100%" draw:textarea-horizontal-align="justify" draw:textarea-vertical-align="middle" draw:auto-grow-height="false" fo:min-height="2.35cm" fo:min-width="11.372cm" draw:shadow-opacity="100%"/>
    </style:style>
    <style:style style:name="gr34" style:family="graphic" style:parent-style-name="standard">
      <style:graphic-properties svg:stroke-color="#000000" svg:stroke-linecap="round" draw:fill-color="#3333ff" fo:min-height="3.15cm"/>
    </style:style>
    <style:style style:name="gr35" style:family="graphic" style:parent-style-name="standard">
      <style:graphic-properties svg:stroke-color="#000000" svg:stroke-linecap="round" draw:fill-color="#3333ff" fo:min-height="3.159cm"/>
    </style:style>
    <style:style style:name="gr36" style:family="graphic" style:parent-style-name="standard">
      <style:graphic-properties svg:stroke-color="#000000" svg:stroke-linecap="round" draw:fill-color="#3333ff" fo:min-height="3.799cm"/>
    </style:style>
    <style:style style:name="gr37" style:family="graphic" style:parent-style-name="standard">
      <style:graphic-properties svg:stroke-width="0.3cm" svg:stroke-color="#000000" draw:marker-start-width="1.1cm" draw:marker-end-width="1.1cm" svg:stroke-linecap="round" draw:fill-color="#dddddd" draw:opacity="100%" draw:textarea-vertical-align="middle" draw:auto-grow-height="false" fo:min-height="5.65cm" fo:min-width="5.5cm" fo:padding-top="0.275cm" fo:padding-bottom="0.275cm" fo:padding-left="0.4cm" fo:padding-right="0.4cm" draw:shadow-opacity="100%"/>
    </style:style>
    <style:style style:name="gr38" style:family="graphic" style:parent-style-name="standard">
      <style:graphic-properties svg:stroke-width="0.3cm" svg:stroke-color="#000000" draw:marker-start-width="1.1cm" draw:marker-end-width="1.1cm" svg:stroke-linecap="round" draw:fill-color="#dddddd" draw:opacity="100%" draw:textarea-horizontal-align="justify" draw:textarea-vertical-align="middle" draw:auto-grow-height="false" fo:min-height="1.8cm" fo:min-width="6.5cm" fo:padding-top="0.275cm" fo:padding-bottom="0.275cm" fo:padding-left="0.4cm" fo:padding-right="0.4cm" draw:shadow-opacity="100%"/>
    </style:style>
    <style:style style:name="gr39" style:family="graphic" style:parent-style-name="standard">
      <style:graphic-properties svg:stroke-width="0.3cm" svg:stroke-color="#000000" draw:marker-start-width="1.1cm" draw:marker-end-width="1.1cm" svg:stroke-linecap="round" draw:fill-color="#dddddd" draw:opacity="100%" draw:textarea-horizontal-align="justify" draw:textarea-vertical-align="middle" draw:auto-grow-height="false" fo:min-height="1.149cm" fo:min-width="6.5cm" fo:padding-top="0.275cm" fo:padding-bottom="0.275cm" fo:padding-left="0.4cm" fo:padding-right="0.4cm" draw:shadow-opacity="100%"/>
    </style:style>
    <style:style style:name="gr40" style:family="graphic" style:parent-style-name="standard">
      <style:graphic-properties svg:stroke-width="0.3cm" svg:stroke-color="#000000" draw:marker-start-width="1.1cm" draw:marker-end-width="1.1cm" svg:stroke-linecap="round" draw:fill-color="#dddddd" draw:opacity="100%" draw:textarea-horizontal-align="justify" draw:textarea-vertical-align="middle" draw:auto-grow-height="false" fo:min-height="0.997cm" fo:min-width="26.537cm" fo:padding-top="0.275cm" fo:padding-bottom="0.275cm" fo:padding-left="0.4cm" fo:padding-right="0.4cm" draw:shadow-opacity="100%"/>
    </style:style>
    <style:style style:name="gr41" style:family="graphic" style:parent-style-name="standard">
      <style:graphic-properties svg:stroke-width="0.3cm" svg:stroke-color="#000000" draw:marker-start-width="1.1cm" draw:marker-end-width="1.1cm" svg:stroke-linecap="round" draw:fill-color="#dddddd" draw:opacity="100%" draw:textarea-horizontal-align="justify" draw:textarea-vertical-align="middle" draw:auto-grow-height="false" fo:min-height="1.149cm" fo:min-width="6.549cm" fo:padding-top="0.275cm" fo:padding-bottom="0.275cm" fo:padding-left="0.4cm" fo:padding-right="0.4cm" draw:shadow-opacity="100%"/>
    </style:style>
    <style:style style:name="gr42" style:family="graphic" style:parent-style-name="standard" style:list-style-name="L2">
      <style:graphic-properties draw:stroke="solid" svg:stroke-color="#000000" draw:fill-color="#b2b2b2" draw:textarea-horizontal-align="justify" draw:textarea-vertical-align="middle" draw:auto-grow-height="false" fo:min-height="4.793cm" fo:min-width="10.379cm"/>
    </style:style>
    <style:style style:name="gr43" style:family="graphic" style:parent-style-name="standard">
      <style:graphic-properties svg:stroke-color="#000000" draw:fill-color="#999999" draw:textarea-horizontal-align="justify" draw:textarea-vertical-align="middle" draw:auto-grow-height="false" fo:min-height="0.638cm" fo:min-width="0.389cm"/>
    </style:style>
    <style:style style:name="gr44" style:family="graphic" style:parent-style-name="standard">
      <style:graphic-properties svg:stroke-color="#000000" draw:fill-color="#ff9999" draw:textarea-horizontal-align="justify" draw:textarea-vertical-align="middle" draw:auto-grow-height="false" fo:min-height="0.639cm" fo:min-width="0.389cm"/>
    </style:style>
    <style:style style:name="gr45" style:family="graphic" style:parent-style-name="standard">
      <style:graphic-properties svg:stroke-color="#000000" draw:fill-color="#66ccff" draw:textarea-horizontal-align="justify" draw:textarea-vertical-align="middle" draw:auto-grow-height="false" fo:min-height="0.638cm" fo:min-width="0.389cm"/>
    </style:style>
    <style:style style:name="gr46" style:family="graphic" style:parent-style-name="standard">
      <style:graphic-properties draw:stroke="none" svg:stroke-color="#000000" draw:fill="none" draw:fill-color="#ffffff" fo:min-height="10.027cm"/>
    </style:style>
    <style:style style:name="gr47" style:family="graphic" style:parent-style-name="standard" style:list-style-name="L2">
      <style:graphic-properties draw:stroke="none" draw:fill-color="#cccccc" draw:textarea-horizontal-align="justify" draw:textarea-vertical-align="middle" draw:auto-grow-height="false" fo:min-height="5.915cm" fo:min-width="7.8cm"/>
    </style:style>
    <style:style style:name="gr48" style:family="graphic" style:parent-style-name="standard">
      <style:graphic-properties svg:stroke-width="0.106cm" svg:stroke-color="#000000" draw:marker-start-width="0.359cm" draw:marker-end-width="0.359cm" draw:fill-color="#808080" draw:textarea-horizontal-align="justify" draw:textarea-vertical-align="middle" draw:auto-grow-height="false" fo:min-height="0.335cm" fo:min-width="0.156cm" fo:padding-top="0.178cm" fo:padding-bottom="0.178cm" fo:padding-left="0.303cm" fo:padding-right="0.303cm"/>
    </style:style>
    <style:style style:name="gr49" style:family="graphic" style:parent-style-name="standard">
      <style:graphic-properties draw:stroke="none" draw:fill-color="#cccccc" draw:textarea-horizontal-align="justify" draw:textarea-vertical-align="middle" draw:auto-grow-height="false" fo:min-height="0.893cm" fo:min-width="3.8cm"/>
    </style:style>
    <style:style style:name="gr50" style:family="graphic" style:parent-style-name="standard">
      <style:graphic-properties draw:stroke="solid" svg:stroke-color="#000000" draw:fill-color="#999999" draw:textarea-horizontal-align="justify" draw:textarea-vertical-align="middle" draw:auto-grow-height="false" fo:min-height="0.11cm" fo:min-width="0cm"/>
    </style:style>
    <style:style style:name="gr51" style:family="graphic" style:parent-style-name="standard">
      <style:graphic-properties draw:stroke="none" draw:fill-color="#cccccc" draw:textarea-horizontal-align="justify" draw:textarea-vertical-align="middle" draw:auto-grow-height="false" fo:min-height="3.303cm" fo:min-width="7.879cm"/>
    </style:style>
    <style:style style:name="gr52" style:family="graphic" style:parent-style-name="standard">
      <style:graphic-properties draw:stroke="none" draw:fill-color="#cccccc" draw:textarea-horizontal-align="justify" draw:textarea-vertical-align="middle" draw:auto-grow-height="false" fo:min-height="1.103cm" fo:min-width="6.679cm"/>
    </style:style>
    <style:style style:name="gr53" style:family="graphic" style:parent-style-name="standard">
      <style:graphic-properties draw:stroke="none" draw:fill-color="#cccccc" draw:textarea-horizontal-align="justify" draw:textarea-vertical-align="middle" draw:auto-grow-height="false" fo:min-height="1.103cm" fo:min-width="7.879cm"/>
    </style:style>
    <style:style style:name="gr54" style:family="graphic" style:parent-style-name="standard">
      <style:graphic-properties draw:stroke="none" draw:stroke-dash="Fine_20_Dashed" svg:stroke-color="#000000" draw:fill="none" draw:fill-color="#cccccc" draw:opacity="100%" draw:textarea-horizontal-align="justify" draw:textarea-vertical-align="middle" draw:auto-grow-height="false" fo:min-height="4.65cm" fo:min-width="24.2cm" draw:shadow-opacity="100%"/>
    </style:style>
    <style:style style:name="gr55" style:family="graphic" style:parent-style-name="standard">
      <style:graphic-properties draw:stroke="none" draw:stroke-dash="Fine_20_Dashed" svg:stroke-color="#000000" draw:fill="none" draw:fill-color="#cccccc" draw:opacity="100%" draw:textarea-horizontal-align="justify" draw:textarea-vertical-align="middle" draw:auto-grow-height="false" fo:min-height="7.25cm" fo:min-width="15.1cm" draw:shadow-opacity="100%"/>
    </style:style>
    <style:style style:name="gr56" style:family="graphic" style:parent-style-name="standard">
      <style:graphic-properties svg:stroke-color="#ffcc00" draw:fill-color="#ffcc00" draw:textarea-horizontal-align="justify" draw:textarea-vertical-align="middle" draw:auto-grow-height="false" fo:min-height="1.109cm" fo:min-width="15.48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459cm" fo:min-width="0cm"/>
    </style:style>
    <style:style style:name="gr58" style:family="graphic" style:parent-style-name="standard">
      <style:graphic-properties svg:stroke-color="#ffcc00" draw:fill-color="#ffcc00" draw:textarea-horizontal-align="justify" draw:textarea-vertical-align="middle" draw:auto-grow-height="false" fo:min-height="1.109cm" fo:min-width="18.7cm"/>
    </style:style>
    <style:style style:name="gr59" style:family="graphic" style:parent-style-name="standard">
      <style:graphic-properties svg:stroke-color="#ffcc00" draw:fill-color="#ffcc00" draw:textarea-horizontal-align="justify" draw:textarea-vertical-align="middle" draw:auto-grow-height="false" fo:min-height="1.109cm" fo:min-width="23.5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395cm" fo:min-width="0cm"/>
    </style:style>
    <style:style style:name="gr61" style:family="graphic" style:parent-style-name="standard">
      <style:graphic-properties svg:stroke-color="#ffcc00" draw:fill-color="#ffcc00" draw:textarea-horizontal-align="justify" draw:textarea-vertical-align="middle" draw:auto-grow-height="false" fo:min-height="1.109cm" fo:min-width="13.9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193cm" fo:min-width="0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331cm" fo:min-width="0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5cm" fo:min-width="0cm"/>
    </style:style>
    <style:style style:name="gr65" style:family="graphic" style:parent-style-name="standard">
      <style:graphic-properties svg:stroke-color="#ffcc00" draw:fill-color="#ffcc00" draw:textarea-horizontal-align="justify" draw:textarea-vertical-align="middle" draw:auto-grow-height="false" fo:min-height="1.109cm" fo:min-width="14.8cm"/>
    </style:style>
    <style:style style:name="gr66" style:family="graphic" style:parent-style-name="standard">
      <style:graphic-properties svg:stroke-color="#ffcc00" draw:fill-color="#ffcc00" draw:textarea-horizontal-align="justify" draw:textarea-vertical-align="middle" draw:auto-grow-height="false" fo:min-height="1.109cm" fo:min-width="12.8cm"/>
    </style:style>
    <style:style style:name="gr67" style:family="graphic" style:parent-style-name="Object_20_with_20_no_20_fill_20_and_20_no_20_line">
      <style:graphic-properties draw:textarea-vertical-align="middle" draw:ole-draw-aspect="1" style:protect="size"/>
    </style:style>
    <style:style style:name="gr68" style:family="graphic" style:parent-style-name="standard">
      <style:graphic-properties draw:stroke="solid" svg:stroke-color="#ffffff" draw:fill-color="#ffffff" draw:textarea-horizontal-align="justify" draw:textarea-vertical-align="middle" draw:auto-grow-height="false" fo:min-height="0.246cm" fo:min-width="0.066cm"/>
    </style:style>
    <style:style style:name="co1" style:family="table-column">
      <style:table-column-properties style:column-width="40.961cm" style:use-optimal-column-width="false"/>
    </style:style>
    <style:style style:name="co2" style:family="table-column">
      <style:table-column-properties style:column-width="40.723cm" style:use-optimal-column-width="false"/>
    </style:style>
    <style:style style:name="co3" style:family="table-column">
      <style:table-column-properties style:column-width="4.247cm" style:use-optimal-column-width="false"/>
    </style:style>
    <style:style style:name="co4" style:family="table-column">
      <style:table-column-properties style:column-width="4.02cm" style:use-optimal-column-width="false"/>
    </style:style>
    <style:style style:name="ro1" style:family="table-row">
      <style:table-row-properties style:row-height="24.429cm"/>
    </style:style>
    <style:style style:name="ro2" style:family="table-row">
      <style:table-row-properties style:row-height="24.574cm"/>
    </style:style>
    <style:style style:name="ro3" style:family="table-row">
      <style:table-row-properties style:row-height="24.594cm"/>
    </style:style>
    <style:style style:name="ro4" style:family="table-row">
      <style:table-row-properties style:row-height="2.793cm"/>
    </style:style>
    <style:style style:name="ro5" style:family="table-row">
      <style:table-row-properties style:row-height="1.527cm"/>
    </style:style>
    <style:style style:name="ce1" style:family="table-cell">
      <loext:graphic-properties draw:fill-color="#ffffff"/>
      <style:paragraph-properties fo:border-left="1.13pt solid #000000" fo:border-right="none" fo:border-top="1.13pt solid #000000" fo:border-bottom="1.13pt solid #000000"/>
    </style:style>
    <style:style style:name="ce2" style:family="table-cell">
      <loext:graphic-properties draw:fill-color="#ffffff"/>
      <style:paragraph-properties fo:border="1.13pt solid #000000"/>
    </style:style>
    <style:style style:name="ce3" style:family="table-cell">
      <loext:graphic-properties draw:fill-color="#ccffff"/>
      <style:paragraph-properties fo:border-left="1.13pt solid #000000" fo:border-right="1.13pt solid #000000" fo:border-top="none" fo:border-bottom="1.13pt solid #000000"/>
      <style:text-properties style:use-window-font-color="true" fo:font-size="18pt" style:font-size-asian="18pt" style:font-size-complex="18pt"/>
    </style:style>
    <style:style style:name="ce4" style:family="table-cell">
      <loext:graphic-properties draw:fill-color="#99ffcc"/>
      <style:paragraph-properties fo:border="1.13pt solid #000000"/>
      <style:text-properties style:use-window-font-color="true" fo:font-size="18pt" style:font-size-asian="18pt" style:font-size-complex="18pt"/>
    </style:style>
    <style:style style:name="ce5" style:family="table-cell">
      <loext:graphic-properties draw:fill-color="#ccffff"/>
      <style:paragraph-properties fo:border="1.13pt solid #000000"/>
      <style:text-properties style:use-window-font-color="true" fo:font-size="18pt" style:font-size-asian="18pt" style:font-size-complex="18pt"/>
    </style:style>
    <style:style style:name="ce6" style:family="table-cell">
      <loext:graphic-properties draw:fill="solid" draw:fill-color="#ffffff"/>
      <style:paragraph-properties fo:border="1.13pt solid #000000"/>
    </style:style>
    <style:style style:name="ce7" style:family="table-cell">
      <style:paragraph-properties fo:text-align="center"/>
      <style:text-properties fo:font-size="32pt" style:font-size-asian="18pt" style:font-size-complex="18pt"/>
    </style:style>
    <style:style style:name="ce8" style:family="table-cell">
      <style:paragraph-properties fo:text-align="center"/>
      <style:text-properties style:use-window-font-color="true" fo:font-size="32pt" style:text-underline-style="solid" style:text-underline-width="auto" style:text-underline-color="font-color" fo:background-color="transparent" style:font-size-asian="18pt" style:font-size-complex="18pt"/>
    </style:style>
    <style:style style:name="ce9" style:family="table-cell">
      <style:paragraph-properties fo:text-align="center"/>
      <style:text-properties fo:font-size="32pt" style:text-underline-style="solid" style:text-underline-width="auto" style:text-underline-color="font-color" style:font-size-asian="18pt" style:font-size-complex="18pt"/>
    </style:style>
    <style:style style:name="ce10" style:family="table-cell">
      <style:paragraph-properties fo:text-align="center"/>
      <style:text-properties fo:font-size="32pt" style:text-underline-style="none" style:font-size-asian="18pt" style:font-size-complex="18pt"/>
    </style:style>
    <style:style style:name="P1" style:family="paragraph">
      <loext:graphic-properties draw:fill-color="#808080"/>
      <style:paragraph-properties fo:text-align="center"/>
      <style:text-properties fo:language="en" fo:country="US"/>
    </style:style>
    <style:style style:name="P2" style:family="paragraph">
      <loext:graphic-properties draw:fill-color="#ffffff"/>
      <style:paragraph-properties fo:text-align="center"/>
      <style:text-properties fo:language="en" fo:country="US"/>
    </style:style>
    <style:style style:name="P3" style:family="paragraph">
      <loext:graphic-properties draw:fill="none"/>
      <style:paragraph-properties fo:text-align="center"/>
      <style:text-properties fo:language="en" fo:country="US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4pt" fo:language="en" fo:country="US" style:font-size-asian="14pt" style:font-size-complex="14pt"/>
    </style:style>
    <style:style style:name="P6" style:family="paragraph">
      <loext:graphic-properties draw:fill-color="#ffff66"/>
      <style:paragraph-properties fo:text-align="center"/>
      <style:text-properties fo:language="en" fo:country="US"/>
    </style:style>
    <style:style style:name="P7" style:family="paragraph">
      <loext:graphic-properties draw:fill-color="#3333ff"/>
      <style:text-properties fo:font-size="40pt" fo:language="en" fo:country="US" style:font-size-asian="18pt" style:font-size-complex="18pt"/>
    </style:style>
    <style:style style:name="P8" style:family="paragraph">
      <loext:graphic-properties draw:fill-color="#ffcc00"/>
      <style:paragraph-properties fo:text-align="center"/>
      <style:text-properties fo:language="en" fo:country="US"/>
    </style:style>
    <style:style style:name="P9" style:family="paragraph">
      <loext:graphic-properties draw:fill-color="#3333ff"/>
      <style:text-properties fo:font-size="32pt" fo:language="en" fo:country="US"/>
    </style:style>
    <style:style style:name="P10" style:family="paragraph">
      <loext:graphic-properties draw:fill-color="#808080"/>
      <style:paragraph-properties fo:text-align="center"/>
      <style:text-properties fo:font-size="20pt" fo:language="en" fo:country="US"/>
    </style:style>
    <style:style style:name="P11" style:family="paragraph">
      <loext:graphic-properties draw:fill-color="#ffffff"/>
      <style:paragraph-properties fo:text-align="center"/>
      <style:text-properties fo:font-size="20pt" fo:language="en" fo:country="US"/>
    </style:style>
    <style:style style:name="P12" style:family="paragraph">
      <loext:graphic-properties draw:fill="none"/>
      <style:paragraph-properties fo:text-align="center"/>
      <style:text-properties fo:font-size="20pt" fo:language="en" fo:country="US"/>
    </style:style>
    <style:style style:name="P13" style:family="paragraph">
      <style:paragraph-properties fo:text-align="center"/>
      <style:text-properties fo:font-size="20pt" fo:language="en" fo:country="US" style:font-size-asian="14pt" style:font-size-complex="14pt"/>
    </style:style>
    <style:style style:name="P14" style:family="paragraph">
      <loext:graphic-properties draw:fill-color="#ffff66"/>
      <style:paragraph-properties fo:text-align="center"/>
      <style:text-properties fo:font-size="20pt" fo:language="en" fo:country="US" style:font-size-asian="20pt" style:font-size-complex="20pt"/>
    </style:style>
    <style:style style:name="P15" style:family="paragraph">
      <loext:graphic-properties draw:fill-color="#ffff66"/>
      <style:paragraph-properties fo:text-align="center"/>
      <style:text-properties fo:font-size="20pt" fo:language="en" fo:country="US"/>
    </style:style>
    <style:style style:name="P16" style:family="paragraph">
      <loext:graphic-properties draw:fill-color="#ffff66"/>
      <style:paragraph-properties fo:text-align="center"/>
      <style:text-properties fo:font-size="20pt" fo:language="en" fo:country="US" style:font-size-asian="18pt" style:font-size-complex="18pt"/>
    </style:style>
    <style:style style:name="P17" style:family="paragraph">
      <loext:graphic-properties draw:fill-color="#999999"/>
      <style:paragraph-properties fo:text-align="center"/>
      <style:text-properties fo:language="en" fo:country="US"/>
    </style:style>
    <style:style style:name="P18" style:family="paragraph">
      <style:paragraph-properties fo:text-align="center"/>
      <style:text-properties fo:font-size="12pt" fo:language="en" fo:country="US" style:font-size-asian="12pt" style:font-size-complex="12pt"/>
    </style:style>
    <style:style style:name="P19" style:family="paragraph">
      <style:paragraph-properties fo:text-align="center"/>
      <style:text-properties fo:background-color="transparent"/>
    </style:style>
    <style:style style:name="P20" style:family="paragraph">
      <loext:graphic-properties draw:fill-color="#cccccc" draw:opacity="100%"/>
      <style:paragraph-properties fo:text-align="center"/>
      <style:text-properties fo:font-size="28pt" fo:language="en" fo:country="US" style:font-size-asian="18pt" style:font-size-complex="18pt"/>
    </style:style>
    <style:style style:name="P21" style:family="paragraph">
      <loext:graphic-properties draw:fill-color="#999999"/>
      <style:paragraph-properties fo:text-align="center"/>
      <style:text-properties fo:font-size="22pt" fo:language="en" fo:country="US" style:font-size-asian="15pt" style:font-size-complex="15pt"/>
    </style:style>
    <style:style style:name="P22" style:family="paragraph">
      <loext:graphic-properties draw:fill-color="#66ccff"/>
      <style:paragraph-properties fo:text-align="center"/>
      <style:text-properties fo:font-size="24pt" fo:language="en" fo:country="US" style:font-size-asian="15pt" style:font-size-complex="15pt"/>
    </style:style>
    <style:style style:name="P23" style:family="paragraph">
      <loext:graphic-properties draw:fill-color="#66ccff"/>
      <style:paragraph-properties fo:text-align="center"/>
      <style:text-properties fo:font-size="26pt" fo:language="en" fo:country="US" style:font-size-asian="15pt" style:font-size-complex="15pt"/>
    </style:style>
    <style:style style:name="P24" style:family="paragraph">
      <loext:graphic-properties draw:fill-color="#ff9999"/>
      <style:paragraph-properties fo:text-align="center"/>
      <style:text-properties fo:font-size="26pt" fo:language="en" fo:country="US" style:font-size-asian="15pt" style:font-size-complex="15pt"/>
    </style:style>
    <style:style style:name="P25" style:family="paragraph">
      <loext:graphic-properties draw:fill-color="#ff9999"/>
      <style:paragraph-properties fo:text-align="center"/>
      <style:text-properties fo:font-size="24pt" fo:language="en" fo:country="US" style:font-size-asian="15pt" style:font-size-complex="15pt"/>
    </style:style>
    <style:style style:name="P26" style:family="paragraph">
      <loext:graphic-properties draw:fill="none"/>
      <style:paragraph-properties fo:text-align="center"/>
      <style:text-properties fo:font-size="18pt" fo:language="en" fo:country="US" style:font-size-asian="15pt" style:font-size-complex="15pt"/>
    </style:style>
    <style:style style:name="P27" style:family="paragraph">
      <loext:graphic-properties draw:fill="none"/>
      <style:paragraph-properties fo:text-align="center"/>
      <style:text-properties fo:font-size="18pt" fo:language="en" fo:country="US"/>
    </style:style>
    <style:style style:name="P28" style:family="paragraph">
      <loext:graphic-properties draw:fill-color="#b2b2b2" draw:opacity="100%"/>
      <style:paragraph-properties fo:text-align="center"/>
      <style:text-properties fo:font-size="24pt" fo:language="en" fo:country="US" style:font-size-asian="18pt" style:font-size-complex="18pt"/>
    </style:style>
    <style:style style:name="P29" style:family="paragraph">
      <loext:graphic-properties draw:fill-color="#dddddd" draw:opacity="100%"/>
      <style:paragraph-properties fo:text-align="center"/>
      <style:text-properties fo:language="en" fo:country="US"/>
    </style:style>
    <style:style style:name="P30" style:family="paragraph">
      <style:paragraph-properties fo:margin-left="0cm" fo:margin-right="0cm" fo:margin-top="0.9cm" fo:margin-bottom="0.9cm" fo:line-height="100%" fo:text-align="center" fo:text-indent="0cm" style:writing-mode="lr-tb"/>
    </style:style>
    <style:style style:name="P31" style:family="paragraph">
      <loext:graphic-properties draw:fill-color="#b2b2b2"/>
      <style:paragraph-properties fo:margin-left="0cm" fo:margin-right="0cm" fo:margin-top="0.9cm" fo:margin-bottom="0.9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20pt" fo:language="en" fo:country="US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-color="#999999"/>
      <style:paragraph-properties fo:text-align="center"/>
      <style:text-properties fo:font-size="20pt" fo:language="en" fo:country="US" style:font-size-asian="15pt" style:font-size-complex="15pt"/>
    </style:style>
    <style:style style:name="P33" style:family="paragraph">
      <loext:graphic-properties draw:fill-color="#ff9999"/>
      <style:paragraph-properties fo:text-align="center"/>
      <style:text-properties fo:font-size="20pt" fo:language="en" fo:country="US" style:font-size-asian="15pt" style:font-size-complex="15pt"/>
    </style:style>
    <style:style style:name="P34" style:family="paragraph">
      <loext:graphic-properties draw:fill-color="#66ccff"/>
      <style:paragraph-properties fo:text-align="center"/>
      <style:text-properties fo:font-size="20pt" fo:language="en" fo:country="US" style:font-size-asian="15pt" style:font-size-complex="15pt"/>
    </style:style>
    <style:style style:name="P35" style:family="paragraph">
      <loext:graphic-properties draw:fill="none" draw:fill-color="#ffffff"/>
      <style:paragraph-properties fo:text-align="center"/>
      <style:text-properties fo:language="en" fo:country="US"/>
    </style:style>
    <style:style style:name="P36" style:family="paragraph">
      <style:paragraph-properties fo:margin-left="0cm" fo:margin-right="0cm" fo:margin-top="0.4cm" fo:margin-bottom="0.4cm" fo:line-height="100%" fo:text-align="start" fo:text-indent="0cm" style:writing-mode="lr-tb"/>
    </style:style>
    <style:style style:name="P37" style:family="paragraph">
      <loext:graphic-properties draw:fill-color="#cccccc"/>
      <style:paragraph-properties fo:margin-left="0cm" fo:margin-right="0cm" fo:margin-top="0.4cm" fo:margin-bottom="0.4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20pt" fo:language="en" fo:country="US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Droid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-color="#cccccc"/>
      <style:paragraph-properties fo:text-align="center"/>
      <style:text-properties fo:font-size="20pt" fo:language="en" fo:country="US" style:font-size-asian="20pt" style:font-size-complex="20pt"/>
    </style:style>
    <style:style style:name="P39" style:family="paragraph">
      <loext:graphic-properties draw:fill-color="#cccccc"/>
      <style:paragraph-properties fo:text-align="center"/>
      <style:text-properties fo:font-size="20pt" fo:language="en" fo:country="US" style:font-size-asian="14pt" style:font-size-complex="14pt"/>
    </style:style>
    <style:style style:name="P40" style:family="paragraph">
      <loext:graphic-properties draw:fill="none" draw:fill-color="#cccccc" draw:opacity="100%"/>
      <style:paragraph-properties fo:text-align="center"/>
      <style:text-properties fo:font-size="28pt" fo:language="en" fo:country="US" style:font-size-asian="18pt" style:font-size-complex="18pt"/>
    </style:style>
    <style:style style:name="P41" style:family="paragraph">
      <style:paragraph-properties fo:text-align="start"/>
    </style:style>
    <style:style style:name="P42" style:family="paragraph">
      <loext:graphic-properties draw:fill="none" draw:fill-color="#cccccc" draw:opacity="100%"/>
      <style:paragraph-properties fo:text-align="start"/>
      <style:text-properties fo:font-size="28pt" fo:language="en" fo:country="US" style:font-size-asian="18pt" style:font-size-complex="18pt"/>
    </style:style>
    <style:style style:name="P43" style:family="paragraph">
      <style:paragraph-properties fo:text-align="justify"/>
    </style:style>
    <style:style style:name="P44" style:family="paragraph">
      <loext:graphic-properties draw:fill="none" draw:fill-color="#ffffff"/>
      <style:paragraph-properties fo:text-align="justify"/>
      <style:text-properties fo:language="en" fo:country="US"/>
    </style:style>
    <style:style style:name="P45" style:family="paragraph">
      <loext:graphic-properties draw:fill="none" draw:fill-color="#ffffff"/>
      <style:paragraph-properties fo:text-align="start"/>
      <style:text-properties fo:language="en" fo:country="US"/>
    </style:style>
    <style:style style:name="P46" style:family="paragraph">
      <style:paragraph-properties fo:text-align="center"/>
      <style:text-properties fo:font-size="32pt" style:font-size-asian="18pt" style:font-size-complex="18pt"/>
    </style:style>
    <style:style style:name="P47" style:family="paragraph">
      <loext:graphic-properties draw:fill-color="#ffffff"/>
      <style:paragraph-properties fo:text-align="center"/>
    </style:style>
    <style:style style:name="T1" style:family="text">
      <style:text-properties fo:language="en" fo:country="US"/>
    </style:style>
    <style:style style:name="T2" style:family="text">
      <style:text-properties fo:font-size="14pt" fo:language="en" fo:country="US" style:font-size-asian="14pt" style:font-size-complex="14pt"/>
    </style:style>
    <style:style style:name="T3" style:family="text">
      <style:text-properties fo:font-size="40pt" fo:language="en" fo:country="US" style:font-size-asian="18pt" style:font-size-complex="18pt"/>
    </style:style>
    <style:style style:name="T4" style:family="text">
      <style:text-properties fo:font-size="32pt" fo:language="en" fo:country="US"/>
    </style:style>
    <style:style style:name="T5" style:family="text">
      <style:text-properties fo:font-size="20pt" fo:language="en" fo:country="US" style:font-size-asian="14pt" style:font-size-complex="14pt"/>
    </style:style>
    <style:style style:name="T6" style:family="text">
      <style:text-properties fo:font-size="20pt" fo:language="en" fo:country="US" style:font-size-asian="20pt" style:font-size-complex="20pt"/>
    </style:style>
    <style:style style:name="T7" style:family="text">
      <style:text-properties fo:font-size="20pt" fo:language="en" fo:country="US"/>
    </style:style>
    <style:style style:name="T8" style:family="text">
      <style:text-properties fo:font-size="20pt" fo:language="en" fo:country="US" style:font-size-asian="18pt" style:font-size-complex="18pt"/>
    </style:style>
    <style:style style:name="T9" style:family="text">
      <style:text-properties fo:font-size="12pt" fo:language="en" fo:country="US" style:font-size-asian="12pt" style:font-size-complex="12pt"/>
    </style:style>
    <style:style style:name="T10" style:family="text">
      <style:text-properties fo:font-size="32pt" fo:language="en" fo:country="US" style:font-size-asian="18pt" style:font-size-complex="18pt"/>
    </style:style>
    <style:style style:name="T11" style:family="text">
      <style:text-properties style:use-window-font-color="true" fo:font-size="32pt" fo:language="en" fo:country="US" style:text-underline-style="solid" style:text-underline-width="auto" style:text-underline-color="font-color" fo:background-color="transparent" style:font-size-asian="18pt" style:font-size-complex="18pt"/>
    </style:style>
    <style:style style:name="T12" style:family="text">
      <style:text-properties fo:font-size="32pt" fo:language="en" fo:country="US" style:text-underline-style="solid" style:text-underline-width="auto" style:text-underline-color="font-color" style:font-size-asian="18pt" style:font-size-complex="18pt"/>
    </style:style>
    <style:style style:name="T13" style:family="text">
      <style:text-properties fo:font-size="32pt" style:font-size-asian="18pt" style:font-size-complex="18pt"/>
    </style:style>
    <style:style style:name="T14" style:family="text">
      <style:text-properties fo:font-size="32pt" style:text-underline-style="none" style:font-size-asian="18pt" style:font-size-complex="18pt"/>
    </style:style>
    <style:style style:name="T15" style:family="text">
      <style:text-properties fo:font-size="32pt" style:text-underline-style="solid" style:text-underline-width="auto" style:text-underline-color="font-color" style:font-size-asian="18pt" style:font-size-complex="18pt"/>
    </style:style>
    <style:style style:name="T16" style:family="text">
      <style:text-properties fo:font-size="28pt" fo:language="en" fo:country="US" style:font-size-asian="18pt" style:font-size-complex="18pt"/>
    </style:style>
    <style:style style:name="T17" style:family="text">
      <style:text-properties fo:font-size="28pt" fo:language="en" fo:country="US" style:text-underline-style="none" fo:font-weight="bold" style:font-size-asian="18pt" style:font-weight-asian="bold" style:font-size-complex="18pt" style:font-weight-complex="bold"/>
    </style:style>
    <style:style style:name="T18" style:family="text">
      <style:text-properties fo:font-size="22pt" fo:language="en" fo:country="US" style:font-size-asian="15pt" style:font-size-complex="15pt"/>
    </style:style>
    <style:style style:name="T19" style:family="text">
      <style:text-properties fo:font-size="24pt" fo:language="en" fo:country="US" style:font-size-asian="15pt" style:font-size-complex="15pt"/>
    </style:style>
    <style:style style:name="T20" style:family="text">
      <style:text-properties fo:font-size="26pt" fo:language="en" fo:country="US" style:font-size-asian="15pt" style:font-size-complex="15pt"/>
    </style:style>
    <style:style style:name="T21" style:family="text">
      <style:text-properties fo:font-size="24pt" fo:language="en" fo:country="US" style:font-size-asian="18pt" style:font-size-complex="18pt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language="en" fo:country="US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80pt" fo:language="en" fo:country="US" style:font-size-asian="18pt" style:font-size-complex="18pt"/>
    </style:style>
    <style:style style:name="T24" style:family="text">
      <style:text-properties fo:font-size="66pt" fo:language="en" fo:country="US" style:font-size-asian="18pt" style:font-size-complex="18pt"/>
    </style:style>
    <style:style style:name="T25" style:family="text">
      <style:text-properties fo:font-size="60pt" fo:language="en" fo:country="US" style:font-size-asian="18pt" style:font-size-complex="18pt"/>
    </style:style>
    <style:style style:name="T26" style:family="text">
      <style:text-properties fo:font-size="48pt" fo:language="en" fo:country="US" style:font-size-asian="18pt" style:font-size-complex="18pt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language="en" fo:country="US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Droid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Liberation Sans" fo:font-size="20pt" fo:language="en" fo:country="US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Droid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ffffff" fo:font-size="28pt" fo:language="en" fo:country="US" fo:font-weight="bold" fo:background-color="#ff0000" style:font-size-asian="18pt" style:font-weight-asian="bold" style:font-size-complex="18pt" style:font-weight-complex="bold"/>
    </style:style>
    <style:style style:name="T30" style:family="text">
      <style:text-properties fo:color="#ff3333" fo:font-size="28pt" fo:language="en" fo:country="US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frame draw:style-name="standard" draw:layer="layout" svg:width="81.921cm" svg:height="97.715cm" svg:x="1.177cm" svg:y="13.782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>
              <table:table-cell table:style-name="ce1"/>
              <table:table-cell table:style-name="ce2"/>
            </table:table-row>
            <table:table-row table:style-name="ro1">
              <table:table-cell table:style-name="ce2">
                <text:p><text:span text:style-name="T1">²</text:span></text:p>
              </table:table-cell>
              <table:table-cell table:style-name="ce3"/>
            </table:table-row>
            <table:table-row table:style-name="ro1">
              <table:table-cell table:style-name="ce2"/>
              <table:table-cell table:style-name="ce4"/>
            </table:table-row>
            <table:table-row table:style-name="ro1">
              <table:table-cell table:style-name="ce2"/>
              <table:table-cell table:style-name="ce5"/>
            </table:table-row>
          </table:table>
          <draw:image xlink:href="Pictures/TablePreview1.svm" xlink:type="simple" xlink:show="embed" xlink:actuate="onLoad"/>
        </draw:frame>
        <draw:g>
          <draw:custom-shape draw:style-name="gr1" draw:text-style-name="P1" xml:id="id10" draw:id="id10" draw:layer="layout" svg:width="0.762cm" svg:height="0.762cm" svg:x="2.252cm" svg:y="36.5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xml:id="id9" draw:id="id9" draw:layer="layout" svg:width="0.762cm" svg:height="0.762cm" svg:x="4.268cm" svg:y="36.5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xml:id="id7" draw:id="id7" draw:layer="layout" svg:width="0.762cm" svg:height="0.762cm" svg:x="5.251cm" svg:y="36.5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xml:id="id6" draw:id="id6" draw:layer="layout" svg:width="0.762cm" svg:height="0.762cm" svg:x="7.267cm" svg:y="36.5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762cm" svg:height="0.762cm" svg:x="8.25cm" svg:y="36.5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762cm" svg:height="0.762cm" svg:x="10.266cm" svg:y="36.5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762cm" svg:height="0.762cm" svg:x="11.25cm" svg:y="36.5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762cm" svg:height="0.762cm" svg:x="13.265cm" svg:y="36.5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762cm" svg:height="0.762cm" svg:x="14.249cm" svg:y="36.5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762cm" svg:height="0.762cm" svg:x="16.264cm" svg:y="36.5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762cm" svg:height="0.762cm" svg:x="17.248cm" svg:y="36.5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762cm" svg:height="0.762cm" svg:x="19.263cm" svg:y="36.5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762cm" svg:height="0.762cm" svg:x="20.247cm" svg:y="36.5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762cm" svg:height="0.762cm" svg:x="22.262cm" svg:y="36.5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762cm" svg:height="0.762cm" svg:x="23.246cm" svg:y="36.5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762cm" svg:height="0.762cm" svg:x="25.261cm" svg:y="36.5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3" draw:text-style-name="P3" draw:layer="layout" svg:x1="13.636cm" svg:y1="28.906cm" svg:x2="8.136cm" svg:y2="30.378cm" draw:start-shape="id1" draw:start-glue-point="5" draw:end-shape="id2" draw:end-glue-point="4" svg:d="M13636 28906h-5500v1472" svg:viewBox="0 0 5501 1473">
            <text:p/>
          </draw:connector>
          <draw:connector draw:style-name="gr4" draw:text-style-name="P3" draw:layer="layout" svg:x1="8.644cm" svg:y1="30.886cm" svg:x2="11.142cm" svg:y2="32.379cm" draw:start-shape="id2" draw:start-glue-point="7" draw:end-shape="id3" draw:end-glue-point="4" svg:d="M8644 30886h2498v1493" svg:viewBox="0 0 2499 1494">
            <text:p/>
          </draw:connector>
          <draw:connector draw:style-name="gr4" draw:text-style-name="P3" draw:layer="layout" svg:x1="5.645cm" svg:y1="32.887cm" svg:x2="6.639cm" svg:y2="34.381cm" draw:start-shape="id4" draw:start-glue-point="7" draw:end-shape="id5" draw:end-glue-point="4" svg:d="M5645 32887h994v1494" svg:viewBox="0 0 995 1495">
            <text:p/>
          </draw:connector>
          <draw:connector draw:style-name="gr4" draw:text-style-name="P3" draw:layer="layout" svg:x1="7.147cm" svg:y1="34.889cm" svg:x2="7.648cm" svg:y2="36.519cm" draw:start-shape="id5" draw:start-glue-point="7" draw:end-shape="id6" draw:end-glue-point="0" svg:d="M7147 34889h502v1044h-1v586" svg:viewBox="0 0 503 1631">
            <text:p/>
          </draw:connector>
          <draw:connector draw:style-name="gr3" draw:text-style-name="P3" draw:layer="layout" svg:x1="6.131cm" svg:y1="34.889cm" svg:x2="5.632cm" svg:y2="36.519cm" draw:start-shape="id5" draw:start-glue-point="5" draw:end-shape="id7" draw:end-glue-point="0" svg:d="M6131 34889h-501v1044h2v586" svg:viewBox="0 0 502 1631">
            <text:p/>
          </draw:connector>
          <draw:connector draw:style-name="gr4" draw:text-style-name="P3" draw:layer="layout" svg:x1="4.146cm" svg:y1="34.888cm" svg:x2="4.649cm" svg:y2="36.519cm" draw:start-shape="id8" draw:start-glue-point="7" draw:end-shape="id9" draw:end-glue-point="0" svg:d="M4146 34888h503v1631" svg:viewBox="0 0 504 1632">
            <text:p/>
          </draw:connector>
          <draw:connector draw:style-name="gr3" draw:text-style-name="P3" draw:layer="layout" svg:x1="3.13cm" svg:y1="34.888cm" svg:x2="2.633cm" svg:y2="36.519cm" draw:start-shape="id8" draw:start-glue-point="5" draw:end-shape="id10" draw:end-glue-point="0" svg:d="M3130 34888h-501v1044h4v587" svg:viewBox="0 0 502 1632">
            <text:p/>
          </draw:connector>
          <draw:connector draw:style-name="gr3" draw:text-style-name="P3" draw:layer="layout" svg:x1="4.629cm" svg:y1="32.887cm" svg:x2="3.638cm" svg:y2="34.38cm" draw:start-shape="id4" draw:start-glue-point="5" draw:end-shape="id8" draw:end-glue-point="4" svg:d="M4629 32887h-991v1493" svg:viewBox="0 0 992 1494">
            <text:p/>
          </draw:connector>
          <draw:connector draw:style-name="gr3" draw:text-style-name="P3" draw:layer="layout" svg:x1="7.628cm" svg:y1="30.886cm" svg:x2="5.137cm" svg:y2="32.379cm" draw:start-shape="id2" draw:start-glue-point="5" draw:end-shape="id4" draw:end-glue-point="4" svg:d="M7628 30886h-2491v1493" svg:viewBox="0 0 2492 1494">
            <text:p/>
          </draw:connector>
          <draw:connector draw:style-name="gr5" draw:text-style-name="P3" draw:layer="layout" draw:type="line" svg:x1="14.152cm" svg:y1="25.26cm" svg:x2="14.144cm" svg:y2="28.398cm" draw:end-shape="id1" draw:end-glue-point="4" svg:d="M14152 25260l-8 3138" svg:viewBox="0 0 9 3139">
            <text:p/>
          </draw:connector>
          <draw:connector draw:style-name="gr4" draw:text-style-name="P3" draw:layer="layout" svg:x1="14.652cm" svg:y1="28.906cm" svg:x2="20.142cm" svg:y2="30.378cm" draw:start-shape="id1" draw:start-glue-point="7" draw:end-shape="id11" draw:end-glue-point="4" svg:d="M14652 28906h5490v1472" svg:viewBox="0 0 5491 1473">
            <text:p/>
          </draw:connector>
          <draw:custom-shape draw:style-name="gr6" draw:text-style-name="P5" draw:layer="layout" svg:width="1.797cm" svg:height="1.799cm" svg:x="13.253cm" svg:y="23.46cm">
            <text:p text:style-name="P4"><text:span text:style-name="T2">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xml:id="id1" draw:id="id1" draw:layer="layout" svg:width="1.016cm" svg:height="1.016cm" svg:x="13.636cm" svg:y="28.39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2" draw:id="id2" draw:layer="layout" svg:width="1.016cm" svg:height="1.016cm" svg:x="7.628cm" svg:y="30.37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4" draw:id="id4" draw:layer="layout" svg:width="1.016cm" svg:height="1.016cm" svg:x="4.629cm" svg:y="32.37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8" draw:id="id8" draw:layer="layout" svg:width="1.016cm" svg:height="1.016cm" svg:x="3.13cm" svg:y="34.3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5" draw:id="id5" draw:layer="layout" svg:width="1.016cm" svg:height="1.016cm" svg:x="6.131cm" svg:y="34.381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onnector draw:style-name="gr4" draw:text-style-name="P3" draw:layer="layout" svg:x1="11.65cm" svg:y1="32.887cm" svg:x2="12.644cm" svg:y2="34.381cm" draw:start-shape="id3" draw:start-glue-point="7" draw:end-shape="id12" draw:end-glue-point="4" svg:d="M11650 32887h994v1494" svg:viewBox="0 0 995 1495">
            <text:p/>
          </draw:connector>
          <draw:connector draw:style-name="gr4" draw:text-style-name="P3" draw:layer="layout" svg:x1="13.152cm" svg:y1="34.889cm" svg:x2="13.653cm" svg:y2="36.519cm" draw:start-shape="id12" draw:start-glue-point="7" svg:d="M13152 34889h502v1630h-1" svg:viewBox="0 0 503 1631">
            <text:p/>
          </draw:connector>
          <draw:connector draw:style-name="gr3" draw:text-style-name="P3" draw:layer="layout" svg:x1="12.136cm" svg:y1="34.889cm" svg:x2="11.637cm" svg:y2="36.519cm" draw:start-shape="id12" draw:start-glue-point="5" svg:d="M12136 34889h-501v1630h2" svg:viewBox="0 0 502 1631">
            <text:p/>
          </draw:connector>
          <draw:connector draw:style-name="gr4" draw:text-style-name="P3" draw:layer="layout" svg:x1="10.151cm" svg:y1="34.888cm" svg:x2="10.654cm" svg:y2="36.519cm" draw:start-shape="id13" draw:start-glue-point="7" svg:d="M10151 34888h503v1631" svg:viewBox="0 0 504 1632">
            <text:p/>
          </draw:connector>
          <draw:connector draw:style-name="gr3" draw:text-style-name="P3" draw:layer="layout" svg:x1="9.135cm" svg:y1="34.888cm" svg:x2="8.638cm" svg:y2="36.519cm" draw:start-shape="id13" draw:start-glue-point="5" svg:d="M9135 34888h-501v1631h4" svg:viewBox="0 0 502 1632">
            <text:p/>
          </draw:connector>
          <draw:connector draw:style-name="gr3" draw:text-style-name="P3" draw:layer="layout" svg:x1="10.634cm" svg:y1="32.887cm" svg:x2="9.643cm" svg:y2="34.38cm" draw:start-shape="id3" draw:start-glue-point="5" draw:end-shape="id13" draw:end-glue-point="4" svg:d="M10634 32887h-991v1493" svg:viewBox="0 0 992 1494">
            <text:p/>
          </draw:connector>
          <draw:custom-shape draw:style-name="gr7" draw:text-style-name="P6" xml:id="id3" draw:id="id3" draw:layer="layout" svg:width="1.016cm" svg:height="1.016cm" svg:x="10.634cm" svg:y="32.37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13" draw:id="id13" draw:layer="layout" svg:width="1.016cm" svg:height="1.016cm" svg:x="9.135cm" svg:y="34.3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12" draw:id="id12" draw:layer="layout" svg:width="1.016cm" svg:height="1.016cm" svg:x="12.136cm" svg:y="34.381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onnector draw:style-name="gr4" draw:text-style-name="P3" draw:layer="layout" svg:x1="20.65cm" svg:y1="30.886cm" svg:x2="23.148cm" svg:y2="32.379cm" draw:start-shape="id11" draw:start-glue-point="7" draw:end-shape="id14" draw:end-glue-point="4" svg:d="M20650 30886h2498v1493" svg:viewBox="0 0 2499 1494">
            <text:p/>
          </draw:connector>
          <draw:connector draw:style-name="gr4" draw:text-style-name="P3" draw:layer="layout" svg:x1="17.651cm" svg:y1="32.887cm" svg:x2="18.645cm" svg:y2="34.381cm" draw:start-shape="id15" draw:start-glue-point="7" draw:end-shape="id16" draw:end-glue-point="4" svg:d="M17651 32887h994v1494" svg:viewBox="0 0 995 1495">
            <text:p/>
          </draw:connector>
          <draw:connector draw:style-name="gr4" draw:text-style-name="P3" draw:layer="layout" svg:x1="19.153cm" svg:y1="34.889cm" svg:x2="19.654cm" svg:y2="36.519cm" draw:start-shape="id16" draw:start-glue-point="7" svg:d="M19153 34889h502v1630h-1" svg:viewBox="0 0 503 1631">
            <text:p/>
          </draw:connector>
          <draw:connector draw:style-name="gr3" draw:text-style-name="P3" draw:layer="layout" svg:x1="18.137cm" svg:y1="34.889cm" svg:x2="17.638cm" svg:y2="36.519cm" draw:start-shape="id16" draw:start-glue-point="5" svg:d="M18137 34889h-501v1630h2" svg:viewBox="0 0 502 1631">
            <text:p/>
          </draw:connector>
          <draw:connector draw:style-name="gr4" draw:text-style-name="P3" draw:layer="layout" svg:x1="16.152cm" svg:y1="34.888cm" svg:x2="16.655cm" svg:y2="36.519cm" draw:start-shape="id17" draw:start-glue-point="7" svg:d="M16152 34888h503v1631" svg:viewBox="0 0 504 1632">
            <text:p/>
          </draw:connector>
          <draw:connector draw:style-name="gr3" draw:text-style-name="P3" draw:layer="layout" svg:x1="15.136cm" svg:y1="34.888cm" svg:x2="14.639cm" svg:y2="36.519cm" draw:start-shape="id17" draw:start-glue-point="5" svg:d="M15136 34888h-501v1631h4" svg:viewBox="0 0 502 1632">
            <text:p/>
          </draw:connector>
          <draw:connector draw:style-name="gr3" draw:text-style-name="P3" draw:layer="layout" svg:x1="16.635cm" svg:y1="32.887cm" svg:x2="15.644cm" svg:y2="34.38cm" draw:start-shape="id15" draw:start-glue-point="5" draw:end-shape="id17" draw:end-glue-point="4" svg:d="M16635 32887h-991v1493" svg:viewBox="0 0 992 1494">
            <text:p/>
          </draw:connector>
          <draw:connector draw:style-name="gr3" draw:text-style-name="P3" draw:layer="layout" svg:x1="19.634cm" svg:y1="30.886cm" svg:x2="17.143cm" svg:y2="32.379cm" draw:start-shape="id11" draw:start-glue-point="5" draw:end-shape="id15" draw:end-glue-point="4" svg:d="M19634 30886h-2491v1493" svg:viewBox="0 0 2492 1494">
            <text:p/>
          </draw:connector>
          <draw:custom-shape draw:style-name="gr7" draw:text-style-name="P6" xml:id="id11" draw:id="id11" draw:layer="layout" svg:width="1.016cm" svg:height="1.016cm" svg:x="19.634cm" svg:y="30.37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15" draw:id="id15" draw:layer="layout" svg:width="1.016cm" svg:height="1.016cm" svg:x="16.635cm" svg:y="32.37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17" draw:id="id17" draw:layer="layout" svg:width="1.016cm" svg:height="1.016cm" svg:x="15.136cm" svg:y="34.3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16" draw:id="id16" draw:layer="layout" svg:width="1.016cm" svg:height="1.016cm" svg:x="18.137cm" svg:y="34.381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onnector draw:style-name="gr4" draw:text-style-name="P3" draw:layer="layout" svg:x1="23.656cm" svg:y1="32.887cm" svg:x2="24.65cm" svg:y2="34.381cm" draw:start-shape="id14" draw:start-glue-point="7" draw:end-shape="id18" draw:end-glue-point="4" svg:d="M23656 32887h994v1494" svg:viewBox="0 0 995 1495">
            <text:p/>
          </draw:connector>
          <draw:connector draw:style-name="gr4" draw:text-style-name="P3" draw:layer="layout" svg:x1="25.158cm" svg:y1="34.889cm" svg:x2="25.659cm" svg:y2="36.519cm" draw:start-shape="id18" draw:start-glue-point="7" svg:d="M25158 34889h502v1630h-1" svg:viewBox="0 0 503 1631">
            <text:p/>
          </draw:connector>
          <draw:connector draw:style-name="gr3" draw:text-style-name="P3" draw:layer="layout" svg:x1="24.142cm" svg:y1="34.889cm" svg:x2="23.643cm" svg:y2="36.519cm" draw:start-shape="id18" draw:start-glue-point="5" svg:d="M24142 34889h-501v1630h2" svg:viewBox="0 0 502 1631">
            <text:p/>
          </draw:connector>
          <draw:connector draw:style-name="gr4" draw:text-style-name="P3" draw:layer="layout" svg:x1="22.157cm" svg:y1="34.888cm" svg:x2="22.66cm" svg:y2="36.519cm" draw:start-shape="id19" draw:start-glue-point="7" svg:d="M22157 34888h503v1631" svg:viewBox="0 0 504 1632">
            <text:p/>
          </draw:connector>
          <draw:connector draw:style-name="gr3" draw:text-style-name="P3" draw:layer="layout" svg:x1="21.141cm" svg:y1="34.888cm" svg:x2="20.644cm" svg:y2="36.519cm" draw:start-shape="id19" draw:start-glue-point="5" svg:d="M21141 34888h-501v1631h4" svg:viewBox="0 0 502 1632">
            <text:p/>
          </draw:connector>
          <draw:connector draw:style-name="gr3" draw:text-style-name="P3" draw:layer="layout" svg:x1="22.64cm" svg:y1="32.887cm" svg:x2="21.649cm" svg:y2="34.38cm" draw:start-shape="id14" draw:start-glue-point="5" draw:end-shape="id19" draw:end-glue-point="4" svg:d="M22640 32887h-991v1493" svg:viewBox="0 0 992 1494">
            <text:p/>
          </draw:connector>
          <draw:custom-shape draw:style-name="gr7" draw:text-style-name="P6" xml:id="id14" draw:id="id14" draw:layer="layout" svg:width="1.016cm" svg:height="1.016cm" svg:x="22.64cm" svg:y="32.37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19" draw:id="id19" draw:layer="layout" svg:width="1.016cm" svg:height="1.016cm" svg:x="21.141cm" svg:y="34.3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18" draw:id="id18" draw:layer="layout" svg:width="1.016cm" svg:height="1.016cm" svg:x="24.142cm" svg:y="34.381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frame draw:style-name="gr8" draw:text-style-name="P7" draw:layer="layout" svg:width="40.9cm" svg:height="3.3cm" svg:x="1.2cm" svg:y="13.8cm">
          <draw:text-box>
            <text:p><text:span text:style-name="T3">[1] Shannon’s Binary Decision Tree</text:span></text:p>
          </draw:text-box>
        </draw:frame>
        <draw:g>
          <draw:custom-shape draw:style-name="gr1" draw:text-style-name="P1" xml:id="id33" draw:id="id33" draw:layer="layout" svg:width="0.762cm" svg:height="0.762cm" svg:x="42.865cm" svg:y="34.92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xml:id="id32" draw:id="id32" draw:layer="layout" svg:width="0.762cm" svg:height="0.762cm" svg:x="44.864cm" svg:y="34.92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xml:id="id27" draw:id="id27" draw:layer="layout" svg:width="0.762cm" svg:height="0.762cm" svg:x="47.063cm" svg:y="34.92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xml:id="id25" draw:id="id25" draw:layer="layout" svg:width="0.762cm" svg:height="0.762cm" svg:x="49.063cm" svg:y="34.921cm">
            <text:p/>
            <draw:enhanced-geometry svg:viewBox="0 0 21600 21600" draw:type="rectangle" draw:enhanced-path="M 0 0 L 21600 0 21600 21600 0 21600 0 0 Z N"/>
          </draw:custom-shape>
          <draw:connector draw:style-name="gr4" draw:text-style-name="P3" draw:layer="layout" svg:x1="46.858cm" svg:y1="27.114cm" svg:x2="48.452cm" svg:y2="28.608cm" draw:start-shape="id20" draw:start-glue-point="7" draw:end-shape="id21" draw:end-glue-point="4" svg:d="M46858 27114h1594v1494" svg:viewBox="0 0 1595 1495">
            <text:p/>
          </draw:connector>
          <draw:connector draw:style-name="gr3" draw:text-style-name="P3" draw:layer="layout" svg:x1="45.842cm" svg:y1="27.114cm" svg:x2="44.251cm" svg:y2="28.607cm" draw:start-shape="id20" draw:start-glue-point="5" draw:end-shape="id22" draw:end-glue-point="4" svg:d="M45842 27114h-1591v1493" svg:viewBox="0 0 1592 1494">
            <text:p/>
          </draw:connector>
          <draw:connector draw:style-name="gr4" draw:text-style-name="P3" draw:layer="layout" svg:x1="48.96cm" svg:y1="29.116cm" svg:x2="49.454cm" svg:y2="30.61cm" draw:start-shape="id21" draw:start-glue-point="7" draw:end-shape="id23" draw:end-glue-point="4" svg:d="M48960 29116h494v1494" svg:viewBox="0 0 495 1495">
            <text:p/>
          </draw:connector>
          <draw:connector draw:style-name="gr4" draw:text-style-name="P3" draw:layer="layout" draw:line-skew="-0.14cm" svg:x1="49.963cm" svg:y1="33.319cm" svg:x2="49.825cm" svg:y2="35.302cm" draw:start-shape="id24" draw:start-glue-point="7" draw:end-shape="id25" draw:end-glue-point="1" svg:d="M49963 33319h362v1983h-500" svg:viewBox="0 0 501 1984">
            <text:p/>
          </draw:connector>
          <draw:connector draw:style-name="gr3" draw:text-style-name="P3" draw:layer="layout" draw:line-skew="0.101cm" svg:x1="48.947cm" svg:y1="33.319cm" svg:x2="49.063cm" svg:y2="35.302cm" draw:start-shape="id24" draw:start-glue-point="5" draw:end-shape="id25" draw:end-glue-point="3" svg:d="M48947 33319h-400v1983h516" svg:viewBox="0 0 517 1984">
            <text:p/>
          </draw:connector>
          <draw:connector draw:style-name="gr4" draw:text-style-name="P3" draw:layer="layout" draw:line-skew="-0.171cm" svg:x1="47.962cm" svg:y1="33.318cm" svg:x2="47.825cm" svg:y2="35.302cm" draw:start-shape="id26" draw:start-glue-point="7" draw:end-shape="id27" draw:end-glue-point="1" svg:d="M47962 33318h331v1984h-468" svg:viewBox="0 0 469 1985">
            <text:p/>
          </draw:connector>
          <draw:connector draw:style-name="gr3" draw:text-style-name="P3" draw:layer="layout" draw:line-skew="0.07cm" svg:x1="46.946cm" svg:y1="33.318cm" svg:x2="47.063cm" svg:y2="35.302cm" draw:start-shape="id26" draw:start-glue-point="5" draw:end-shape="id27" draw:end-glue-point="3" svg:d="M46946 33318h-431v1984h548" svg:viewBox="0 0 549 1985">
            <text:p/>
          </draw:connector>
          <draw:connector draw:style-name="gr3" draw:text-style-name="P3" draw:layer="layout" svg:x1="47.944cm" svg:y1="29.116cm" svg:x2="47.453cm" svg:y2="30.609cm" draw:start-shape="id21" draw:start-glue-point="5" draw:end-shape="id28" draw:end-glue-point="4" svg:d="M47944 29116h-491v1493" svg:viewBox="0 0 492 1494">
            <text:p/>
          </draw:connector>
          <draw:connector draw:style-name="gr4" draw:text-style-name="P3" draw:layer="layout" svg:x1="44.759cm" svg:y1="29.115cm" svg:x2="45.253cm" svg:y2="30.609cm" draw:start-shape="id22" draw:start-glue-point="7" draw:end-shape="id29" draw:end-glue-point="4" svg:d="M44759 29115h494v1494" svg:viewBox="0 0 495 1495">
            <text:p/>
          </draw:connector>
          <draw:connector draw:style-name="gr3" draw:text-style-name="P3" draw:layer="layout" svg:x1="43.743cm" svg:y1="29.115cm" svg:x2="43.252cm" svg:y2="30.608cm" draw:start-shape="id22" draw:start-glue-point="5" draw:end-shape="id30" draw:end-glue-point="4" svg:d="M43743 29115h-491v1493" svg:viewBox="0 0 492 1494">
            <text:p/>
          </draw:connector>
          <draw:connector draw:style-name="gr9" draw:text-style-name="P3" draw:layer="layout" draw:type="line" svg:x1="46.353cm" svg:y1="23.463cm" svg:x2="46.35cm" svg:y2="26.606cm" draw:end-shape="id20" draw:end-glue-point="4" svg:d="M46353 23463l-3 3143" svg:viewBox="0 0 4 3144">
            <text:p/>
          </draw:connector>
          <draw:connector draw:style-name="gr4" draw:text-style-name="P3" draw:layer="layout" draw:type="line" svg:x1="45.254cm" svg:y1="33.826cm" svg:x2="45.245cm" svg:y2="34.921cm" draw:start-shape="id31" draw:start-glue-point="6" draw:end-shape="id32" svg:d="M45254 33826l-9 1095" svg:viewBox="0 0 10 1096">
            <text:p/>
          </draw:connector>
          <draw:connector draw:style-name="gr3" draw:text-style-name="P3" draw:layer="layout" draw:type="line" svg:x1="44.746cm" svg:y1="33.318cm" svg:x2="43.246cm" svg:y2="34.921cm" draw:start-shape="id31" draw:start-glue-point="5" draw:end-shape="id33" draw:end-glue-point="0" svg:d="M44746 33318l-1500 1603" svg:viewBox="0 0 1501 1604">
            <text:p/>
          </draw:connector>
          <draw:connector draw:style-name="gr3" draw:text-style-name="P3" draw:layer="layout" draw:type="line" svg:x1="43.761cm" svg:y1="33.317cm" svg:x2="45.245cm" svg:y2="34.921cm" draw:start-shape="id34" draw:start-glue-point="7" draw:end-shape="id32" draw:end-glue-point="0" svg:d="M43761 33317l1484 1604" svg:viewBox="0 0 1485 1605">
            <text:p/>
          </draw:connector>
          <draw:connector draw:style-name="gr4" draw:text-style-name="P3" draw:layer="layout" draw:type="line" svg:x1="43.253cm" svg:y1="33.825cm" svg:x2="43.246cm" svg:y2="34.921cm" draw:start-shape="id34" draw:start-glue-point="6" draw:end-shape="id33" draw:end-glue-point="0" svg:d="M43253 33825l-7 1096" svg:viewBox="0 0 8 1097">
            <text:p/>
          </draw:connector>
          <draw:connector draw:style-name="gr4" draw:text-style-name="P3" draw:layer="layout" draw:type="line" svg:x1="49.454cm" svg:y1="31.626cm" svg:x2="49.455cm" svg:y2="32.811cm" draw:start-shape="id23" draw:start-glue-point="6" draw:end-shape="id24" draw:end-glue-point="4" svg:d="M49454 31626l1 1185" svg:viewBox="0 0 2 1186">
            <text:p/>
          </draw:connector>
          <draw:connector draw:style-name="gr3" draw:text-style-name="P3" draw:layer="layout" draw:type="line" svg:x1="48.946cm" svg:y1="31.118cm" svg:x2="47.454cm" svg:y2="32.81cm" draw:start-shape="id23" draw:start-glue-point="5" draw:end-shape="id26" draw:end-glue-point="4" svg:d="M48946 31118l-1492 1692" svg:viewBox="0 0 1493 1693">
            <text:p/>
          </draw:connector>
          <draw:connector draw:style-name="gr4" draw:text-style-name="P3" draw:layer="layout" draw:type="line" svg:x1="47.453cm" svg:y1="31.625cm" svg:x2="47.454cm" svg:y2="32.81cm" draw:start-shape="id28" draw:start-glue-point="6" draw:end-shape="id26" draw:end-glue-point="4" svg:d="M47453 31625l1 1185" svg:viewBox="0 0 2 1186">
            <text:p/>
          </draw:connector>
          <draw:connector draw:style-name="gr3" draw:text-style-name="P3" draw:layer="layout" draw:type="line" svg:x1="47.961cm" svg:y1="31.117cm" svg:x2="49.455cm" svg:y2="32.811cm" draw:start-shape="id28" draw:start-glue-point="7" draw:end-shape="id24" draw:end-glue-point="4" svg:d="M47961 31117l1494 1694" svg:viewBox="0 0 1495 1695">
            <text:p/>
          </draw:connector>
          <draw:connector draw:style-name="gr4" draw:text-style-name="P3" draw:layer="layout" draw:type="line" svg:x1="45.253cm" svg:y1="31.625cm" svg:x2="45.254cm" svg:y2="32.81cm" draw:start-shape="id29" draw:start-glue-point="6" draw:end-shape="id31" draw:end-glue-point="4" svg:d="M45253 31625l1 1185" svg:viewBox="0 0 2 1186">
            <text:p/>
          </draw:connector>
          <draw:connector draw:style-name="gr3" draw:text-style-name="P3" draw:layer="layout" draw:type="line" svg:x1="44.745cm" svg:y1="31.117cm" svg:x2="43.253cm" svg:y2="32.809cm" draw:start-shape="id29" draw:start-glue-point="5" draw:end-shape="id34" draw:end-glue-point="4" svg:d="M44745 31117l-1492 1692" svg:viewBox="0 0 1493 1693">
            <text:p/>
          </draw:connector>
          <draw:connector draw:style-name="gr4" draw:text-style-name="P3" draw:layer="layout" draw:type="line" svg:x1="43.252cm" svg:y1="31.624cm" svg:x2="43.253cm" svg:y2="32.809cm" draw:start-shape="id30" draw:start-glue-point="6" draw:end-shape="id34" draw:end-glue-point="4" svg:d="M43252 31624l1 1185" svg:viewBox="0 0 2 1186">
            <text:p/>
          </draw:connector>
          <draw:connector draw:style-name="gr3" draw:text-style-name="P3" draw:layer="layout" draw:type="line" svg:x1="43.76cm" svg:y1="31.116cm" svg:x2="45.254cm" svg:y2="32.81cm" draw:start-shape="id30" draw:start-glue-point="7" draw:end-shape="id31" draw:end-glue-point="4" svg:d="M43760 31116l1494 1694" svg:viewBox="0 0 1495 1695">
            <text:p/>
          </draw:connector>
          <draw:custom-shape draw:style-name="gr6" draw:text-style-name="P5" draw:layer="layout" svg:width="1.797cm" svg:height="1.799cm" svg:x="45.452cm" svg:y="21.638cm">
            <text:p text:style-name="P4"><text:span text:style-name="T2">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xml:id="id20" draw:id="id20" draw:layer="layout" svg:width="1.016cm" svg:height="1.016cm" svg:x="45.842cm" svg:y="26.60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22" draw:id="id22" draw:layer="layout" svg:width="1.016cm" svg:height="1.016cm" svg:x="43.743cm" svg:y="28.60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21" draw:id="id21" draw:layer="layout" svg:width="1.016cm" svg:height="1.016cm" svg:x="47.944cm" svg:y="28.60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30" draw:id="id30" draw:layer="layout" svg:width="1.016cm" svg:height="1.016cm" svg:x="42.744cm" svg:y="30.60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28" draw:id="id28" draw:layer="layout" svg:width="1.016cm" svg:height="1.016cm" svg:x="46.945cm" svg:y="30.60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29" draw:id="id29" draw:layer="layout" svg:width="1.016cm" svg:height="1.016cm" svg:x="44.745cm" svg:y="30.60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23" draw:id="id23" draw:layer="layout" svg:width="1.016cm" svg:height="1.016cm" svg:x="48.946cm" svg:y="30.6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34" draw:id="id34" draw:layer="layout" svg:width="1.016cm" svg:height="1.016cm" svg:x="42.745cm" svg:y="32.80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26" draw:id="id26" draw:layer="layout" svg:width="1.016cm" svg:height="1.016cm" svg:x="46.946cm" svg:y="32.8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31" draw:id="id31" draw:layer="layout" svg:width="1.016cm" svg:height="1.016cm" svg:x="44.746cm" svg:y="32.8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24" draw:id="id24" draw:layer="layout" svg:width="1.016cm" svg:height="1.016cm" svg:x="48.947cm" svg:y="32.81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custom-shape draw:style-name="gr10" draw:text-style-name="P8" draw:layer="layout" svg:width="27.633cm" svg:height="1.359cm" svg:x="43.415cm" svg:y="36.441cm">
          <text:p text:style-name="P4"><text:span text:style-name="T1">For </text:span><text:span text:style-name="T1">aesthe</text:span><text:span text:style-name="T1">tic </text:span><text:span text:style-name="T1">reason</text:span><text:span text:style-name="T1">s, we </text:span><text:span text:style-name="T1">do not </text:span><text:span text:style-name="T1">merge </text:span><text:span text:style-name="T1">all </text:span><text:span text:style-name="T1">termin</text:span><text:span text:style-name="T1">als </text:span></text:p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40.9cm" svg:height="3.3cm" svg:x="42.2cm" svg:y="13.8cm">
          <draw:text-box>
            <text:p><text:span text:style-name="T3">[2] Shannon’s Binary Decision Diagram</text:span><text:span text:style-name="T4"><text:line-break/></text:span><text:span text:style-name="T4"/></text:p>
          </draw:text-box>
        </draw:frame>
        <draw:g>
          <draw:custom-shape draw:style-name="gr1" draw:text-style-name="P10" xml:id="id48" draw:id="id48" draw:layer="layout" svg:width="0.762cm" svg:height="0.762cm" svg:x="2.466cm" svg:y="60.53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1" xml:id="id47" draw:id="id47" draw:layer="layout" svg:width="0.762cm" svg:height="0.762cm" svg:x="4.465cm" svg:y="60.53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1" xml:id="id42" draw:id="id42" draw:layer="layout" svg:width="0.762cm" svg:height="0.762cm" svg:x="6.664cm" svg:y="60.53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0" xml:id="id40" draw:id="id40" draw:layer="layout" svg:width="0.762cm" svg:height="0.762cm" svg:x="8.664cm" svg:y="60.538cm">
            <text:p/>
            <draw:enhanced-geometry svg:viewBox="0 0 21600 21600" draw:type="rectangle" draw:enhanced-path="M 0 0 L 21600 0 21600 21600 0 21600 0 0 Z N"/>
          </draw:custom-shape>
          <draw:connector draw:style-name="gr4" draw:text-style-name="P12" draw:layer="layout" svg:x1="6.459cm" svg:y1="52.731cm" svg:x2="8.053cm" svg:y2="54.225cm" draw:start-shape="id35" draw:start-glue-point="7" draw:end-shape="id36" draw:end-glue-point="4" svg:d="M6459 52731h1594v1494" svg:viewBox="0 0 1595 1495">
            <text:p/>
          </draw:connector>
          <draw:connector draw:style-name="gr3" draw:text-style-name="P12" draw:layer="layout" svg:x1="5.443cm" svg:y1="52.731cm" svg:x2="3.852cm" svg:y2="54.224cm" draw:start-shape="id35" draw:start-glue-point="5" draw:end-shape="id37" draw:end-glue-point="4" svg:d="M5443 52731h-1591v1493" svg:viewBox="0 0 1592 1494">
            <text:p/>
          </draw:connector>
          <draw:connector draw:style-name="gr4" draw:text-style-name="P12" draw:layer="layout" svg:x1="8.561cm" svg:y1="54.733cm" svg:x2="9.055cm" svg:y2="56.227cm" draw:start-shape="id36" draw:start-glue-point="7" draw:end-shape="id38" draw:end-glue-point="4" svg:d="M8561 54733h494v1494" svg:viewBox="0 0 495 1495">
            <text:p/>
          </draw:connector>
          <draw:connector draw:style-name="gr4" draw:text-style-name="P12" draw:layer="layout" draw:line-skew="-0.14cm" svg:x1="9.564cm" svg:y1="58.936cm" svg:x2="9.426cm" svg:y2="60.919cm" draw:start-shape="id39" draw:start-glue-point="7" draw:end-shape="id40" draw:end-glue-point="1" svg:d="M9564 58936h362v1983h-500" svg:viewBox="0 0 501 1984">
            <text:p/>
          </draw:connector>
          <draw:connector draw:style-name="gr3" draw:text-style-name="P12" draw:layer="layout" draw:line-skew="0.101cm" svg:x1="8.548cm" svg:y1="58.936cm" svg:x2="8.664cm" svg:y2="60.919cm" draw:start-shape="id39" draw:start-glue-point="5" draw:end-shape="id40" draw:end-glue-point="3" svg:d="M8548 58936h-400v1983h516" svg:viewBox="0 0 517 1984">
            <text:p/>
          </draw:connector>
          <draw:connector draw:style-name="gr4" draw:text-style-name="P12" draw:layer="layout" draw:line-skew="-0.171cm" svg:x1="7.563cm" svg:y1="58.935cm" svg:x2="7.426cm" svg:y2="60.919cm" draw:start-shape="id41" draw:start-glue-point="7" draw:end-shape="id42" draw:end-glue-point="1" svg:d="M7563 58935h331v1984h-468" svg:viewBox="0 0 469 1985">
            <text:p/>
          </draw:connector>
          <draw:connector draw:style-name="gr3" draw:text-style-name="P12" draw:layer="layout" draw:line-skew="0.07cm" svg:x1="6.547cm" svg:y1="58.935cm" svg:x2="6.664cm" svg:y2="60.919cm" draw:start-shape="id41" draw:start-glue-point="5" draw:end-shape="id42" draw:end-glue-point="3" svg:d="M6547 58935h-431v1984h548" svg:viewBox="0 0 549 1985">
            <text:p/>
          </draw:connector>
          <draw:connector draw:style-name="gr3" draw:text-style-name="P12" draw:layer="layout" svg:x1="7.545cm" svg:y1="54.733cm" svg:x2="7.054cm" svg:y2="56.226cm" draw:start-shape="id36" draw:start-glue-point="5" draw:end-shape="id43" draw:end-glue-point="4" svg:d="M7545 54733h-491v1493" svg:viewBox="0 0 492 1494">
            <text:p/>
          </draw:connector>
          <draw:connector draw:style-name="gr4" draw:text-style-name="P12" draw:layer="layout" svg:x1="4.36cm" svg:y1="54.732cm" svg:x2="4.854cm" svg:y2="56.226cm" draw:start-shape="id37" draw:start-glue-point="7" draw:end-shape="id44" draw:end-glue-point="4" svg:d="M4360 54732h494v1494" svg:viewBox="0 0 495 1495">
            <text:p/>
          </draw:connector>
          <draw:connector draw:style-name="gr3" draw:text-style-name="P12" draw:layer="layout" svg:x1="3.344cm" svg:y1="54.732cm" svg:x2="2.853cm" svg:y2="56.225cm" draw:start-shape="id37" draw:start-glue-point="5" draw:end-shape="id45" draw:end-glue-point="4" svg:d="M3344 54732h-491v1493" svg:viewBox="0 0 492 1494">
            <text:p/>
          </draw:connector>
          <draw:connector draw:style-name="gr9" draw:text-style-name="P12" draw:layer="layout" draw:type="line" svg:x1="5.954cm" svg:y1="49.08cm" svg:x2="5.951cm" svg:y2="52.223cm" draw:end-shape="id35" draw:end-glue-point="4" svg:d="M5954 49080l-3 3143" svg:viewBox="0 0 4 3144">
            <text:p/>
          </draw:connector>
          <draw:connector draw:style-name="gr4" draw:text-style-name="P12" draw:layer="layout" draw:type="line" svg:x1="4.855cm" svg:y1="59.443cm" svg:x2="4.846cm" svg:y2="60.538cm" draw:start-shape="id46" draw:start-glue-point="6" draw:end-shape="id47" svg:d="M4855 59443l-9 1095" svg:viewBox="0 0 10 1096">
            <text:p/>
          </draw:connector>
          <draw:connector draw:style-name="gr3" draw:text-style-name="P12" draw:layer="layout" draw:type="line" svg:x1="4.347cm" svg:y1="58.935cm" svg:x2="2.847cm" svg:y2="60.538cm" draw:start-shape="id46" draw:start-glue-point="5" draw:end-shape="id48" draw:end-glue-point="0" svg:d="M4347 58935l-1500 1603" svg:viewBox="0 0 1501 1604">
            <text:p/>
          </draw:connector>
          <draw:connector draw:style-name="gr3" draw:text-style-name="P12" draw:layer="layout" draw:type="line" svg:x1="3.362cm" svg:y1="58.934cm" svg:x2="4.846cm" svg:y2="60.538cm" draw:start-shape="id49" draw:start-glue-point="7" draw:end-shape="id47" draw:end-glue-point="0" svg:d="M3362 58934l1484 1604" svg:viewBox="0 0 1485 1605">
            <text:p/>
          </draw:connector>
          <draw:connector draw:style-name="gr4" draw:text-style-name="P12" draw:layer="layout" draw:type="line" svg:x1="2.854cm" svg:y1="59.442cm" svg:x2="2.847cm" svg:y2="60.538cm" draw:start-shape="id49" draw:start-glue-point="6" draw:end-shape="id48" draw:end-glue-point="0" svg:d="M2854 59442l-7 1096" svg:viewBox="0 0 8 1097">
            <text:p/>
          </draw:connector>
          <draw:connector draw:style-name="gr4" draw:text-style-name="P12" draw:layer="layout" draw:type="line" svg:x1="9.055cm" svg:y1="57.243cm" svg:x2="9.056cm" svg:y2="58.428cm" draw:start-shape="id38" draw:start-glue-point="6" draw:end-shape="id39" draw:end-glue-point="4" svg:d="M9055 57243l1 1185" svg:viewBox="0 0 2 1186">
            <text:p/>
          </draw:connector>
          <draw:connector draw:style-name="gr3" draw:text-style-name="P12" draw:layer="layout" draw:type="line" svg:x1="8.547cm" svg:y1="56.735cm" svg:x2="7.055cm" svg:y2="58.427cm" draw:start-shape="id38" draw:start-glue-point="5" draw:end-shape="id41" draw:end-glue-point="4" svg:d="M8547 56735l-1492 1692" svg:viewBox="0 0 1493 1693">
            <text:p/>
          </draw:connector>
          <draw:connector draw:style-name="gr4" draw:text-style-name="P12" draw:layer="layout" draw:type="line" svg:x1="7.054cm" svg:y1="57.242cm" svg:x2="7.055cm" svg:y2="58.427cm" draw:start-shape="id43" draw:start-glue-point="6" draw:end-shape="id41" draw:end-glue-point="4" svg:d="M7054 57242l1 1185" svg:viewBox="0 0 2 1186">
            <text:p/>
          </draw:connector>
          <draw:connector draw:style-name="gr3" draw:text-style-name="P12" draw:layer="layout" draw:type="line" svg:x1="7.562cm" svg:y1="56.734cm" svg:x2="9.056cm" svg:y2="58.428cm" draw:start-shape="id43" draw:start-glue-point="7" draw:end-shape="id39" draw:end-glue-point="4" svg:d="M7562 56734l1494 1694" svg:viewBox="0 0 1495 1695">
            <text:p/>
          </draw:connector>
          <draw:connector draw:style-name="gr4" draw:text-style-name="P12" draw:layer="layout" draw:type="line" svg:x1="4.854cm" svg:y1="57.242cm" svg:x2="4.855cm" svg:y2="58.427cm" draw:start-shape="id44" draw:start-glue-point="6" draw:end-shape="id46" draw:end-glue-point="4" svg:d="M4854 57242l1 1185" svg:viewBox="0 0 2 1186">
            <text:p/>
          </draw:connector>
          <draw:connector draw:style-name="gr3" draw:text-style-name="P12" draw:layer="layout" draw:type="line" svg:x1="4.346cm" svg:y1="56.734cm" svg:x2="2.854cm" svg:y2="58.426cm" draw:start-shape="id44" draw:start-glue-point="5" draw:end-shape="id49" draw:end-glue-point="4" svg:d="M4346 56734l-1492 1692" svg:viewBox="0 0 1493 1693">
            <text:p/>
          </draw:connector>
          <draw:connector draw:style-name="gr4" draw:text-style-name="P12" draw:layer="layout" draw:type="line" svg:x1="2.853cm" svg:y1="57.241cm" svg:x2="2.854cm" svg:y2="58.426cm" draw:start-shape="id45" draw:start-glue-point="6" draw:end-shape="id49" draw:end-glue-point="4" svg:d="M2853 57241l1 1185" svg:viewBox="0 0 2 1186">
            <text:p/>
          </draw:connector>
          <draw:connector draw:style-name="gr3" draw:text-style-name="P12" draw:layer="layout" draw:type="line" svg:x1="3.361cm" svg:y1="56.733cm" svg:x2="4.855cm" svg:y2="58.427cm" draw:start-shape="id45" draw:start-glue-point="7" draw:end-shape="id46" draw:end-glue-point="4" svg:d="M3361 56733l1494 1694" svg:viewBox="0 0 1495 1695">
            <text:p/>
          </draw:connector>
          <draw:custom-shape draw:style-name="gr6" draw:text-style-name="P13" draw:layer="layout" svg:width="1.797cm" svg:height="1.799cm" svg:x="5.053cm" svg:y="47.255cm">
            <text:p text:style-name="P4"><text:span text:style-name="T5">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4" xml:id="id35" draw:id="id35" draw:layer="layout" svg:width="1.016cm" svg:height="1.016cm" svg:x="5.443cm" svg:y="52.223cm">
            <text:p text:style-name="P4"><text:span text:style-name="T6">4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15" xml:id="id37" draw:id="id37" draw:layer="layout" svg:width="1.016cm" svg:height="1.016cm" svg:x="3.344cm" svg:y="54.224cm">
            <text:p text:style-name="P4"><text:span text:style-name="T7">3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14" xml:id="id36" draw:id="id36" draw:layer="layout" svg:width="1.016cm" svg:height="1.016cm" svg:x="7.545cm" svg:y="54.225cm">
            <text:p text:style-name="P4"><text:span text:style-name="T7">3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15" xml:id="id45" draw:id="id45" draw:layer="layout" svg:width="1.016cm" svg:height="1.016cm" svg:x="2.345cm" svg:y="56.225cm">
            <text:p text:style-name="P4"><text:span text:style-name="T7">2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15" xml:id="id43" draw:id="id43" draw:layer="layout" svg:width="1.016cm" svg:height="1.016cm" svg:x="6.546cm" svg:y="56.226cm">
            <text:p text:style-name="P4"><text:span text:style-name="T7">2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15" xml:id="id44" draw:id="id44" draw:layer="layout" svg:width="1.016cm" svg:height="1.016cm" svg:x="4.346cm" svg:y="56.226cm">
            <text:p text:style-name="P4"><text:span text:style-name="T7">2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15" xml:id="id38" draw:id="id38" draw:layer="layout" svg:width="1.016cm" svg:height="1.016cm" svg:x="8.547cm" svg:y="56.227cm">
            <text:p text:style-name="P4"><text:span text:style-name="T7">2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15" xml:id="id49" draw:id="id49" draw:layer="layout" svg:width="1.016cm" svg:height="1.016cm" svg:x="2.346cm" svg:y="58.426cm">
            <text:p text:style-name="P4"><text:span text:style-name="T7">1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15" xml:id="id41" draw:id="id41" draw:layer="layout" svg:width="1.016cm" svg:height="1.016cm" svg:x="6.547cm" svg:y="58.427cm">
            <text:p text:style-name="P4"><text:span text:style-name="T7">1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15" xml:id="id46" draw:id="id46" draw:layer="layout" svg:width="1.016cm" svg:height="1.016cm" svg:x="4.347cm" svg:y="58.427cm">
            <text:p text:style-name="P4"><text:span text:style-name="T7">1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15" xml:id="id39" draw:id="id39" draw:layer="layout" svg:width="1.016cm" svg:height="1.016cm" svg:x="8.548cm" svg:y="58.428cm">
            <text:p text:style-name="P4"><text:span text:style-name="T7">1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1" draw:text-style-name="P1" xml:id="id57" draw:id="id57" draw:layer="layout" svg:width="0.762cm" svg:height="0.762cm" svg:x="2.499cm" svg:y="83.15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xml:id="id55" draw:id="id55" draw:layer="layout" svg:width="0.762cm" svg:height="0.762cm" svg:x="6.698cm" svg:y="83.152cm">
            <text:p/>
            <draw:enhanced-geometry svg:viewBox="0 0 21600 21600" draw:type="rectangle" draw:enhanced-path="M 0 0 L 21600 0 21600 21600 0 21600 0 0 Z N"/>
          </draw:custom-shape>
          <draw:connector draw:style-name="gr4" draw:text-style-name="P3" draw:layer="layout" svg:x1="5.493cm" svg:y1="75.345cm" svg:x2="7.087cm" svg:y2="76.839cm" draw:start-shape="id50" draw:start-glue-point="7" draw:end-shape="id51" draw:end-glue-point="4" svg:d="M5493 75345h1594v1494" svg:viewBox="0 0 1595 1495">
            <text:p/>
          </draw:connector>
          <draw:connector draw:style-name="gr3" draw:text-style-name="P3" draw:layer="layout" svg:x1="4.477cm" svg:y1="75.345cm" svg:x2="2.886cm" svg:y2="76.838cm" draw:start-shape="id50" draw:start-glue-point="5" draw:end-shape="id52" draw:end-glue-point="4" svg:d="M4477 75345h-1591v1493" svg:viewBox="0 0 1592 1494">
            <text:p/>
          </draw:connector>
          <draw:connector draw:style-name="gr4" draw:text-style-name="P3" draw:layer="layout" draw:line-skew="0cm 2.503cm" svg:x1="3.394cm" svg:y1="77.346cm" svg:x2="2.888cm" svg:y2="78.84cm" draw:start-shape="id52" draw:start-glue-point="7" draw:end-shape="id53" draw:end-glue-point="4" svg:d="M3394 77346h504v1494h-1010" svg:viewBox="0 0 1011 1495">
            <text:p/>
          </draw:connector>
          <draw:connector draw:style-name="gr9" draw:text-style-name="P3" draw:layer="layout" draw:type="line" svg:x1="4.988cm" svg:y1="71.694cm" svg:x2="4.985cm" svg:y2="74.837cm" draw:end-shape="id50" draw:end-glue-point="4" svg:d="M4988 71694l-3 3143" svg:viewBox="0 0 4 3144">
            <text:p/>
          </draw:connector>
          <draw:custom-shape draw:style-name="gr6" draw:text-style-name="P5" draw:layer="layout" svg:width="1.797cm" svg:height="1.799cm" svg:x="4.087cm" svg:y="69.869cm">
            <text:p text:style-name="P4"><text:span text:style-name="T2">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6" xml:id="id50" draw:id="id50" draw:layer="layout" svg:width="1.016cm" svg:height="1.016cm" svg:x="4.477cm" svg:y="74.837cm">
            <text:p text:style-name="P4"><text:span text:style-name="T8">4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14" xml:id="id52" draw:id="id52" draw:layer="layout" svg:width="1.016cm" svg:height="1.016cm" svg:x="2.378cm" svg:y="76.838cm">
            <text:p text:style-name="P4"><text:span text:style-name="T6">3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14" xml:id="id51" draw:id="id51" draw:layer="layout" svg:width="1.016cm" svg:height="1.016cm" svg:x="6.579cm" svg:y="76.839cm">
            <text:p text:style-name="P4"><text:span text:style-name="T6">3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14" xml:id="id53" draw:id="id53" draw:layer="layout" svg:width="1.016cm" svg:height="1.016cm" svg:x="2.38cm" svg:y="78.84cm">
            <text:p text:style-name="P4"><text:span text:style-name="T6">2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14" xml:id="id54" draw:id="id54" draw:layer="layout" svg:width="1.016cm" svg:height="1.016cm" svg:x="6.581cm" svg:y="78.841cm">
            <text:p text:style-name="P4"><text:span text:style-name="T6">2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14" xml:id="id56" draw:id="id56" draw:layer="layout" svg:width="1.016cm" svg:height="1.016cm" svg:x="2.381cm" svg:y="81.041cm">
            <text:p text:style-name="P4"><text:span text:style-name="T6">1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2" draw:text-style-name="P17" draw:layer="layout" svg:width="0.508cm" svg:height="0.508cm" svg:x="2.633cm" svg:y="75.6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3" draw:layer="layout" draw:line-skew="0cm 2.503cm" svg:x1="7.595cm" svg:y1="77.347cm" svg:x2="7.089cm" svg:y2="78.841cm" draw:start-shape="id51" draw:start-glue-point="7" draw:end-shape="id54" draw:end-glue-point="4" svg:d="M7595 77347h504v1494h-1010" svg:viewBox="0 0 1011 1495">
            <text:p/>
          </draw:connector>
          <draw:connector draw:style-name="gr4" draw:text-style-name="P3" draw:layer="layout" svg:x1="7.597cm" svg:y1="79.349cm" svg:x2="7.46cm" svg:y2="83.533cm" draw:start-shape="id54" draw:end-shape="id55" draw:end-glue-point="1" svg:d="M7597 79349h502v4184h-639" svg:viewBox="0 0 640 4185">
            <text:p/>
          </draw:connector>
          <draw:connector draw:style-name="gr3" draw:text-style-name="P3" draw:layer="layout" draw:line-skew="0cm 2.503cm" svg:x1="6.579cm" svg:y1="77.347cm" svg:x2="7.089cm" svg:y2="78.841cm" draw:start-shape="id51" draw:start-glue-point="5" draw:end-shape="id54" draw:end-glue-point="4" svg:d="M6579 77347h-501v1494h1011" svg:viewBox="0 0 1012 1495">
            <text:p/>
          </draw:connector>
          <draw:connector draw:style-name="gr3" draw:text-style-name="P3" draw:layer="layout" svg:x1="6.581cm" svg:y1="79.349cm" svg:x2="6.698cm" svg:y2="83.533cm" draw:start-shape="id54" draw:end-shape="id55" draw:end-glue-point="3" svg:d="M6581 79349h-501v4184h618" svg:viewBox="0 0 619 4185">
            <text:p/>
          </draw:connector>
          <draw:custom-shape draw:style-name="gr12" draw:text-style-name="P17" draw:layer="layout" svg:width="0.508cm" svg:height="0.508cm" svg:x="5.833cm" svg:y="77.8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7" draw:layer="layout" svg:width="0.508cm" svg:height="0.508cm" svg:x="5.832cm" svg:y="81.0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3" draw:layer="layout" draw:line-skew="0cm 2.503cm" svg:x1="2.378cm" svg:y1="77.346cm" svg:x2="2.888cm" svg:y2="78.84cm" draw:start-shape="id52" draw:start-glue-point="5" draw:end-shape="id53" draw:end-glue-point="4" svg:d="M2378 77346h-501v1494h1011" svg:viewBox="0 0 1012 1495">
            <text:p/>
          </draw:connector>
          <draw:connector draw:style-name="gr3" draw:text-style-name="P3" draw:layer="layout" draw:line-skew="0cm 0.592cm" svg:x1="2.38cm" svg:y1="79.348cm" svg:x2="2.889cm" svg:y2="81.041cm" draw:start-shape="id53" draw:start-glue-point="5" draw:end-shape="id56" draw:end-glue-point="4" svg:d="M2380 79348h-501v1693h1010" svg:viewBox="0 0 1011 1694">
            <text:p/>
          </draw:connector>
          <draw:connector draw:style-name="gr3" draw:text-style-name="P3" draw:layer="layout" svg:x1="2.381cm" svg:y1="81.549cm" svg:x2="2.499cm" svg:y2="83.533cm" draw:start-shape="id56" draw:start-glue-point="5" draw:end-shape="id57" draw:end-glue-point="3" svg:d="M2381 81549h-501v1984h619" svg:viewBox="0 0 620 1985">
            <text:p/>
          </draw:connector>
          <draw:connector draw:style-name="gr4" draw:text-style-name="P3" draw:layer="layout" draw:line-skew="0cm 0.55cm" svg:x1="3.396cm" svg:y1="79.348cm" svg:x2="2.889cm" svg:y2="81.041cm" draw:start-shape="id53" draw:start-glue-point="7" draw:end-shape="id56" draw:end-glue-point="4" svg:d="M3396 79348h502v1651h-1009v42" svg:viewBox="0 0 1010 1694">
            <text:p/>
          </draw:connector>
          <draw:connector draw:style-name="gr4" draw:text-style-name="P3" draw:layer="layout" svg:x1="3.397cm" svg:y1="81.549cm" svg:x2="3.261cm" svg:y2="83.533cm" draw:start-shape="id56" draw:start-glue-point="7" draw:end-shape="id57" draw:end-glue-point="1" svg:d="M3397 81549h502v1984h-638" svg:viewBox="0 0 639 1985">
            <text:p/>
          </draw:connector>
          <draw:custom-shape draw:style-name="gr12" draw:text-style-name="P17" draw:layer="layout" svg:width="0.508cm" svg:height="0.508cm" svg:x="1.633cm" svg:y="79.9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7" draw:layer="layout" svg:width="0.508cm" svg:height="0.508cm" svg:x="1.633cm" svg:y="77.7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7" draw:layer="layout" svg:width="0.508cm" svg:height="0.508cm" svg:x="1.634cm" svg:y="82.2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0" xml:id="id67" draw:id="id67" draw:layer="layout" svg:width="0.762cm" svg:height="0.762cm" svg:x="2.365cm" svg:y="110.01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1" xml:id="id66" draw:id="id66" draw:layer="layout" svg:width="0.762cm" svg:height="0.762cm" svg:x="4.364cm" svg:y="110.01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1" xml:id="id62" draw:id="id62" draw:layer="layout" svg:width="0.762cm" svg:height="0.762cm" svg:x="6.563cm" svg:y="110.01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0" xml:id="id68" draw:id="id68" draw:layer="layout" svg:width="0.762cm" svg:height="0.762cm" svg:x="8.563cm" svg:y="110.017cm">
            <text:p/>
            <draw:enhanced-geometry svg:viewBox="0 0 21600 21600" draw:type="rectangle" draw:enhanced-path="M 0 0 L 21600 0 21600 21600 0 21600 0 0 Z N"/>
          </draw:custom-shape>
          <draw:connector draw:style-name="gr4" draw:text-style-name="P12" draw:layer="layout" svg:x1="6.358cm" svg:y1="102.21cm" svg:x2="7.952cm" svg:y2="103.704cm" draw:start-shape="id58" draw:start-glue-point="7" draw:end-shape="id59" draw:end-glue-point="4" svg:d="M6358 102210h1594v1494" svg:viewBox="0 0 1595 1495">
            <text:p/>
          </draw:connector>
          <draw:connector draw:style-name="gr3" draw:text-style-name="P12" draw:layer="layout" svg:x1="5.342cm" svg:y1="102.21cm" svg:x2="3.751cm" svg:y2="103.703cm" draw:start-shape="id58" draw:start-glue-point="5" draw:end-shape="id60" draw:end-glue-point="4" svg:d="M5342 102210h-1591v1493" svg:viewBox="0 0 1592 1494">
            <text:p/>
          </draw:connector>
          <draw:connector draw:style-name="gr4" draw:text-style-name="P12" draw:layer="layout" draw:line-skew="0cm 1.592cm" svg:x1="8.46cm" svg:y1="104.212cm" svg:x2="6.954cm" svg:y2="107.906cm" draw:start-shape="id59" draw:start-glue-point="7" draw:end-shape="id61" draw:end-glue-point="4" svg:d="M8460 104212h502v3694h-2008" svg:viewBox="0 0 2009 3695">
            <text:p/>
          </draw:connector>
          <draw:connector draw:style-name="gr4" draw:text-style-name="P12" draw:layer="layout" draw:line-skew="-0.171cm" svg:x1="7.462cm" svg:y1="108.414cm" svg:x2="7.325cm" svg:y2="110.398cm" draw:start-shape="id61" draw:start-glue-point="7" draw:end-shape="id62" draw:end-glue-point="1" svg:d="M7462 108414h331v1984h-468" svg:viewBox="0 0 469 1985">
            <text:p/>
          </draw:connector>
          <draw:connector draw:style-name="gr3" draw:text-style-name="P12" draw:layer="layout" draw:line-skew="0.07cm" svg:x1="6.446cm" svg:y1="108.414cm" svg:x2="6.563cm" svg:y2="110.398cm" draw:start-shape="id61" draw:start-glue-point="5" draw:end-shape="id62" draw:end-glue-point="3" svg:d="M6446 108414h-431v1984h548" svg:viewBox="0 0 549 1985">
            <text:p/>
          </draw:connector>
          <draw:connector draw:style-name="gr3" draw:text-style-name="P12" draw:layer="layout" svg:x1="7.444cm" svg:y1="104.212cm" svg:x2="6.953cm" svg:y2="105.705cm" draw:start-shape="id59" draw:start-glue-point="5" draw:end-shape="id63" draw:end-glue-point="4" svg:d="M7444 104212h-491v1493" svg:viewBox="0 0 492 1494">
            <text:p/>
          </draw:connector>
          <draw:connector draw:style-name="gr4" draw:text-style-name="P12" draw:layer="layout" svg:x1="4.259cm" svg:y1="104.211cm" svg:x2="4.753cm" svg:y2="105.705cm" draw:start-shape="id60" draw:start-glue-point="7" draw:end-shape="id64" draw:end-glue-point="4" svg:d="M4259 104211h494v1494" svg:viewBox="0 0 495 1495">
            <text:p/>
          </draw:connector>
          <draw:connector draw:style-name="gr3" draw:text-style-name="P12" draw:layer="layout" draw:line-skew="0cm 1.593cm" svg:x1="3.243cm" svg:y1="104.211cm" svg:x2="4.754cm" svg:y2="107.906cm" draw:start-shape="id60" draw:start-glue-point="5" draw:end-shape="id65" draw:end-glue-point="4" svg:d="M3243 104211h-501v3695h2012" svg:viewBox="0 0 2013 3696">
            <text:p/>
          </draw:connector>
          <draw:connector draw:style-name="gr9" draw:text-style-name="P12" draw:layer="layout" draw:type="line" svg:x1="5.853cm" svg:y1="98.559cm" svg:x2="5.85cm" svg:y2="101.702cm" draw:end-shape="id58" draw:end-glue-point="4" svg:d="M5853 98559l-3 3143" svg:viewBox="0 0 4 3144">
            <text:p/>
          </draw:connector>
          <draw:connector draw:style-name="gr4" draw:text-style-name="P12" draw:layer="layout" draw:type="line" svg:x1="4.754cm" svg:y1="108.922cm" svg:x2="4.745cm" svg:y2="110.017cm" draw:start-shape="id65" draw:start-glue-point="6" draw:end-shape="id66" svg:d="M4754 108922l-9 1095" svg:viewBox="0 0 10 1096">
            <text:p/>
          </draw:connector>
          <draw:connector draw:style-name="gr3" draw:text-style-name="P12" draw:layer="layout" draw:type="line" svg:x1="4.246cm" svg:y1="108.414cm" svg:x2="2.746cm" svg:y2="110.017cm" draw:start-shape="id65" draw:start-glue-point="5" draw:end-shape="id67" draw:end-glue-point="0" svg:d="M4246 108414l-1500 1603" svg:viewBox="0 0 1501 1604">
            <text:p/>
          </draw:connector>
          <draw:connector draw:style-name="gr4" draw:text-style-name="P12" draw:layer="layout" draw:type="line" svg:x1="6.953cm" svg:y1="106.721cm" svg:x2="6.954cm" svg:y2="107.906cm" draw:start-shape="id63" draw:start-glue-point="6" draw:end-shape="id61" draw:end-glue-point="4" svg:d="M6953 106721l1 1185" svg:viewBox="0 0 2 1186">
            <text:p/>
          </draw:connector>
          <draw:connector draw:style-name="gr3" draw:text-style-name="P12" draw:layer="layout" draw:type="line" svg:x1="7.461cm" svg:y1="106.213cm" svg:x2="8.944cm" svg:y2="110.017cm" draw:start-shape="id63" draw:start-glue-point="7" draw:end-shape="id68" draw:end-glue-point="0" svg:d="M7461 106213l1483 3804" svg:viewBox="0 0 1484 3805">
            <text:p/>
          </draw:connector>
          <draw:connector draw:style-name="gr4" draw:text-style-name="P12" draw:layer="layout" draw:type="line" svg:x1="4.753cm" svg:y1="106.721cm" svg:x2="4.754cm" svg:y2="107.906cm" draw:start-shape="id64" draw:start-glue-point="6" draw:end-shape="id65" draw:end-glue-point="4" svg:d="M4753 106721l1 1185" svg:viewBox="0 0 2 1186">
            <text:p/>
          </draw:connector>
          <draw:connector draw:style-name="gr3" draw:text-style-name="P12" draw:layer="layout" draw:type="line" svg:x1="4.245cm" svg:y1="106.213cm" svg:x2="2.746cm" svg:y2="110.017cm" draw:start-shape="id64" draw:start-glue-point="5" draw:end-shape="id67" draw:end-glue-point="0" svg:d="M4245 106213l-1499 3804" svg:viewBox="0 0 1500 3805">
            <text:p/>
          </draw:connector>
          <draw:custom-shape draw:style-name="gr6" draw:text-style-name="P13" draw:layer="layout" svg:width="1.797cm" svg:height="1.799cm" svg:x="4.952cm" svg:y="96.734cm">
            <text:p text:style-name="P4"><text:span text:style-name="T5">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5" xml:id="id58" draw:id="id58" draw:layer="layout" svg:width="1.016cm" svg:height="1.016cm" svg:x="5.342cm" svg:y="101.702cm">
            <text:p text:style-name="P4"><text:span text:style-name="T7">4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15" xml:id="id60" draw:id="id60" draw:layer="layout" svg:width="1.016cm" svg:height="1.016cm" svg:x="3.243cm" svg:y="103.703cm">
            <text:p text:style-name="P4"><text:span text:style-name="T7">3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15" xml:id="id59" draw:id="id59" draw:layer="layout" svg:width="1.016cm" svg:height="1.016cm" svg:x="7.444cm" svg:y="103.704cm">
            <text:p text:style-name="P4"><text:span text:style-name="T7">3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15" xml:id="id63" draw:id="id63" draw:layer="layout" svg:width="1.016cm" svg:height="1.016cm" svg:x="6.445cm" svg:y="105.705cm">
            <text:p text:style-name="P4"><text:span text:style-name="T7">2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15" xml:id="id64" draw:id="id64" draw:layer="layout" svg:width="1.016cm" svg:height="1.016cm" svg:x="4.245cm" svg:y="105.705cm">
            <text:p text:style-name="P4"><text:span text:style-name="T7">2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15" xml:id="id61" draw:id="id61" draw:layer="layout" svg:width="1.016cm" svg:height="1.016cm" svg:x="6.446cm" svg:y="107.906cm">
            <text:p text:style-name="P4"><text:span text:style-name="T7">1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15" xml:id="id65" draw:id="id65" draw:layer="layout" svg:width="1.016cm" svg:height="1.016cm" svg:x="4.246cm" svg:y="107.906cm">
            <text:p text:style-name="P4"><text:span text:style-name="T7">1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1" draw:text-style-name="P1" xml:id="id82" draw:id="id82" draw:layer="layout" svg:width="0.762cm" svg:height="0.762cm" svg:x="74.965cm" svg:y="58.72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xml:id="id81" draw:id="id81" draw:layer="layout" svg:width="0.762cm" svg:height="0.762cm" svg:x="76.964cm" svg:y="58.72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xml:id="id76" draw:id="id76" draw:layer="layout" svg:width="0.762cm" svg:height="0.762cm" svg:x="79.163cm" svg:y="58.72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xml:id="id74" draw:id="id74" draw:layer="layout" svg:width="0.762cm" svg:height="0.762cm" svg:x="81.163cm" svg:y="58.721cm">
            <text:p/>
            <draw:enhanced-geometry svg:viewBox="0 0 21600 21600" draw:type="rectangle" draw:enhanced-path="M 0 0 L 21600 0 21600 21600 0 21600 0 0 Z N"/>
          </draw:custom-shape>
          <draw:connector draw:style-name="gr4" draw:text-style-name="P3" draw:layer="layout" svg:x1="78.958cm" svg:y1="50.914cm" svg:x2="80.552cm" svg:y2="52.408cm" draw:start-shape="id69" draw:start-glue-point="7" draw:end-shape="id70" draw:end-glue-point="4" svg:d="M78958 50914h1594v1494" svg:viewBox="0 0 1595 1495">
            <text:p/>
          </draw:connector>
          <draw:connector draw:style-name="gr3" draw:text-style-name="P3" draw:layer="layout" svg:x1="77.942cm" svg:y1="50.914cm" svg:x2="76.351cm" svg:y2="52.407cm" draw:start-shape="id69" draw:start-glue-point="5" draw:end-shape="id71" draw:end-glue-point="4" svg:d="M77942 50914h-1591v1493" svg:viewBox="0 0 1592 1494">
            <text:p/>
          </draw:connector>
          <draw:connector draw:style-name="gr4" draw:text-style-name="P3" draw:layer="layout" svg:x1="81.06cm" svg:y1="52.916cm" svg:x2="81.554cm" svg:y2="54.41cm" draw:start-shape="id70" draw:start-glue-point="7" draw:end-shape="id72" draw:end-glue-point="4" svg:d="M81060 52916h494v1494" svg:viewBox="0 0 495 1495">
            <text:p/>
          </draw:connector>
          <draw:connector draw:style-name="gr4" draw:text-style-name="P3" draw:layer="layout" draw:line-skew="-0.14cm" svg:x1="82.063cm" svg:y1="57.119cm" svg:x2="81.925cm" svg:y2="59.102cm" draw:start-shape="id73" draw:start-glue-point="7" draw:end-shape="id74" draw:end-glue-point="1" svg:d="M82063 57119h362v1983h-500" svg:viewBox="0 0 501 1984">
            <text:p/>
          </draw:connector>
          <draw:connector draw:style-name="gr3" draw:text-style-name="P3" draw:layer="layout" draw:line-skew="0.101cm" svg:x1="81.047cm" svg:y1="57.119cm" svg:x2="81.163cm" svg:y2="59.102cm" draw:start-shape="id73" draw:start-glue-point="5" draw:end-shape="id74" draw:end-glue-point="3" svg:d="M81047 57119h-400v1983h516" svg:viewBox="0 0 517 1984">
            <text:p/>
          </draw:connector>
          <draw:connector draw:style-name="gr4" draw:text-style-name="P3" draw:layer="layout" draw:line-skew="-0.171cm" svg:x1="80.062cm" svg:y1="57.118cm" svg:x2="79.925cm" svg:y2="59.102cm" draw:start-shape="id75" draw:start-glue-point="7" draw:end-shape="id76" draw:end-glue-point="1" svg:d="M80062 57118h331v1984h-468" svg:viewBox="0 0 469 1985">
            <text:p/>
          </draw:connector>
          <draw:connector draw:style-name="gr3" draw:text-style-name="P3" draw:layer="layout" draw:line-skew="0.07cm" svg:x1="79.046cm" svg:y1="57.118cm" svg:x2="79.163cm" svg:y2="59.102cm" draw:start-shape="id75" draw:start-glue-point="5" draw:end-shape="id76" draw:end-glue-point="3" svg:d="M79046 57118h-431v1984h548" svg:viewBox="0 0 549 1985">
            <text:p/>
          </draw:connector>
          <draw:connector draw:style-name="gr3" draw:text-style-name="P3" draw:layer="layout" svg:x1="80.044cm" svg:y1="52.916cm" svg:x2="79.553cm" svg:y2="54.409cm" draw:start-shape="id70" draw:start-glue-point="5" draw:end-shape="id77" draw:end-glue-point="4" svg:d="M80044 52916h-491v1493" svg:viewBox="0 0 492 1494">
            <text:p/>
          </draw:connector>
          <draw:connector draw:style-name="gr4" draw:text-style-name="P3" draw:layer="layout" svg:x1="76.859cm" svg:y1="52.915cm" svg:x2="77.353cm" svg:y2="54.409cm" draw:start-shape="id71" draw:start-glue-point="7" draw:end-shape="id78" draw:end-glue-point="4" svg:d="M76859 52915h494v1494" svg:viewBox="0 0 495 1495">
            <text:p/>
          </draw:connector>
          <draw:connector draw:style-name="gr3" draw:text-style-name="P3" draw:layer="layout" svg:x1="75.843cm" svg:y1="52.915cm" svg:x2="75.352cm" svg:y2="54.408cm" draw:start-shape="id71" draw:start-glue-point="5" draw:end-shape="id79" draw:end-glue-point="4" svg:d="M75843 52915h-491v1493" svg:viewBox="0 0 492 1494">
            <text:p/>
          </draw:connector>
          <draw:connector draw:style-name="gr9" draw:text-style-name="P3" draw:layer="layout" draw:type="line" svg:x1="78.453cm" svg:y1="47.263cm" svg:x2="78.45cm" svg:y2="50.406cm" draw:end-shape="id69" draw:end-glue-point="4" svg:d="M78453 47263l-3 3143" svg:viewBox="0 0 4 3144">
            <text:p/>
          </draw:connector>
          <draw:connector draw:style-name="gr4" draw:text-style-name="P3" draw:layer="layout" draw:type="line" svg:x1="77.354cm" svg:y1="57.626cm" svg:x2="77.345cm" svg:y2="58.721cm" draw:start-shape="id80" draw:start-glue-point="6" draw:end-shape="id81" svg:d="M77354 57626l-9 1095" svg:viewBox="0 0 10 1096">
            <text:p/>
          </draw:connector>
          <draw:connector draw:style-name="gr3" draw:text-style-name="P3" draw:layer="layout" draw:type="line" svg:x1="76.846cm" svg:y1="57.118cm" svg:x2="75.346cm" svg:y2="58.721cm" draw:start-shape="id80" draw:start-glue-point="5" draw:end-shape="id82" draw:end-glue-point="0" svg:d="M76846 57118l-1500 1603" svg:viewBox="0 0 1501 1604">
            <text:p/>
          </draw:connector>
          <draw:connector draw:style-name="gr3" draw:text-style-name="P3" draw:layer="layout" draw:type="line" svg:x1="75.861cm" svg:y1="57.117cm" svg:x2="77.345cm" svg:y2="58.721cm" draw:start-shape="id83" draw:start-glue-point="7" draw:end-shape="id81" draw:end-glue-point="0" svg:d="M75861 57117l1484 1604" svg:viewBox="0 0 1485 1605">
            <text:p/>
          </draw:connector>
          <draw:connector draw:style-name="gr4" draw:text-style-name="P3" draw:layer="layout" draw:type="line" svg:x1="75.353cm" svg:y1="57.625cm" svg:x2="75.346cm" svg:y2="58.721cm" draw:start-shape="id83" draw:start-glue-point="6" draw:end-shape="id82" draw:end-glue-point="0" svg:d="M75353 57625l-7 1096" svg:viewBox="0 0 8 1097">
            <text:p/>
          </draw:connector>
          <draw:connector draw:style-name="gr4" draw:text-style-name="P3" draw:layer="layout" draw:type="line" svg:x1="81.554cm" svg:y1="55.426cm" svg:x2="81.555cm" svg:y2="56.611cm" draw:start-shape="id72" draw:start-glue-point="6" draw:end-shape="id73" draw:end-glue-point="4" svg:d="M81554 55426l1 1185" svg:viewBox="0 0 2 1186">
            <text:p/>
          </draw:connector>
          <draw:connector draw:style-name="gr3" draw:text-style-name="P3" draw:layer="layout" draw:type="line" svg:x1="81.046cm" svg:y1="54.918cm" svg:x2="79.554cm" svg:y2="56.61cm" draw:start-shape="id72" draw:start-glue-point="5" draw:end-shape="id75" draw:end-glue-point="4" svg:d="M81046 54918l-1492 1692" svg:viewBox="0 0 1493 1693">
            <text:p/>
          </draw:connector>
          <draw:connector draw:style-name="gr4" draw:text-style-name="P3" draw:layer="layout" draw:type="line" svg:x1="79.553cm" svg:y1="55.425cm" svg:x2="79.554cm" svg:y2="56.61cm" draw:start-shape="id77" draw:start-glue-point="6" draw:end-shape="id75" draw:end-glue-point="4" svg:d="M79553 55425l1 1185" svg:viewBox="0 0 2 1186">
            <text:p/>
          </draw:connector>
          <draw:connector draw:style-name="gr3" draw:text-style-name="P3" draw:layer="layout" draw:type="line" svg:x1="80.061cm" svg:y1="54.917cm" svg:x2="81.555cm" svg:y2="56.611cm" draw:start-shape="id77" draw:start-glue-point="7" draw:end-shape="id73" draw:end-glue-point="4" svg:d="M80061 54917l1494 1694" svg:viewBox="0 0 1495 1695">
            <text:p/>
          </draw:connector>
          <draw:connector draw:style-name="gr4" draw:text-style-name="P3" draw:layer="layout" draw:type="line" svg:x1="77.353cm" svg:y1="55.425cm" svg:x2="77.354cm" svg:y2="56.61cm" draw:start-shape="id78" draw:start-glue-point="6" draw:end-shape="id80" draw:end-glue-point="4" svg:d="M77353 55425l1 1185" svg:viewBox="0 0 2 1186">
            <text:p/>
          </draw:connector>
          <draw:connector draw:style-name="gr3" draw:text-style-name="P3" draw:layer="layout" draw:type="line" svg:x1="76.845cm" svg:y1="54.917cm" svg:x2="75.353cm" svg:y2="56.609cm" draw:start-shape="id78" draw:start-glue-point="5" draw:end-shape="id83" draw:end-glue-point="4" svg:d="M76845 54917l-1492 1692" svg:viewBox="0 0 1493 1693">
            <text:p/>
          </draw:connector>
          <draw:connector draw:style-name="gr4" draw:text-style-name="P3" draw:layer="layout" draw:type="line" svg:x1="75.352cm" svg:y1="55.424cm" svg:x2="75.353cm" svg:y2="56.609cm" draw:start-shape="id79" draw:start-glue-point="6" draw:end-shape="id83" draw:end-glue-point="4" svg:d="M75352 55424l1 1185" svg:viewBox="0 0 2 1186">
            <text:p/>
          </draw:connector>
          <draw:connector draw:style-name="gr3" draw:text-style-name="P3" draw:layer="layout" draw:type="line" svg:x1="75.86cm" svg:y1="54.916cm" svg:x2="77.354cm" svg:y2="56.61cm" draw:start-shape="id79" draw:start-glue-point="7" draw:end-shape="id80" draw:end-glue-point="4" svg:d="M75860 54916l1494 1694" svg:viewBox="0 0 1495 1695">
            <text:p/>
          </draw:connector>
          <draw:custom-shape draw:style-name="gr6" draw:text-style-name="P5" draw:layer="layout" svg:width="1.797cm" svg:height="1.799cm" svg:x="77.552cm" svg:y="45.438cm">
            <text:p text:style-name="P4"><text:span text:style-name="T2">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xml:id="id69" draw:id="id69" draw:layer="layout" svg:width="1.016cm" svg:height="1.016cm" svg:x="77.942cm" svg:y="50.40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71" draw:id="id71" draw:layer="layout" svg:width="1.016cm" svg:height="1.016cm" svg:x="75.843cm" svg:y="52.40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70" draw:id="id70" draw:layer="layout" svg:width="1.016cm" svg:height="1.016cm" svg:x="80.044cm" svg:y="52.40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79" draw:id="id79" draw:layer="layout" svg:width="1.016cm" svg:height="1.016cm" svg:x="74.844cm" svg:y="54.40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77" draw:id="id77" draw:layer="layout" svg:width="1.016cm" svg:height="1.016cm" svg:x="79.045cm" svg:y="54.40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78" draw:id="id78" draw:layer="layout" svg:width="1.016cm" svg:height="1.016cm" svg:x="76.845cm" svg:y="54.40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72" draw:id="id72" draw:layer="layout" svg:width="1.016cm" svg:height="1.016cm" svg:x="81.046cm" svg:y="54.4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83" draw:id="id83" draw:layer="layout" svg:width="1.016cm" svg:height="1.016cm" svg:x="74.845cm" svg:y="56.60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75" draw:id="id75" draw:layer="layout" svg:width="1.016cm" svg:height="1.016cm" svg:x="79.046cm" svg:y="56.6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80" draw:id="id80" draw:layer="layout" svg:width="1.016cm" svg:height="1.016cm" svg:x="76.846cm" svg:y="56.6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73" draw:id="id73" draw:layer="layout" svg:width="1.016cm" svg:height="1.016cm" svg:x="81.047cm" svg:y="56.61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3" draw:text-style-name="P18" draw:layer="layout" svg:width="0.508cm" svg:height="0.508cm" svg:x="75.104cm" svg:y="57.687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8" draw:layer="layout" svg:width="0.508cm" svg:height="0.508cm" svg:x="75.105cm" svg:y="55.587cm">
            <text:p text:style-name="P4"><text:span text:style-name="T9">S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8" draw:layer="layout" svg:width="0.717cm" svg:height="0.508cm" svg:x="74.992cm" svg:y="53.387cm">
            <text:p text:style-name="P4"><text:span text:style-name="T9">S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8" draw:layer="layout" svg:width="0.967cm" svg:height="0.508cm" svg:x="75.876cm" svg:y="51.145cm">
            <text:p text:style-name="P4"><text:span text:style-name="T9">SSS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8" draw:layer="layout" svg:width="1.401cm" svg:height="0.508cm" svg:x="77.776cm" svg:y="48.745cm">
            <text:p text:style-name="P4"><text:span text:style-name="T9">SSSS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8" draw:layer="layout" svg:width="0.508cm" svg:height="0.508cm" svg:x="75.804cm" svg:y="57.68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8" draw:layer="layout" svg:width="0.508cm" svg:height="0.508cm" svg:x="76.504cm" svg:y="57.68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8" draw:layer="layout" svg:width="0.508cm" svg:height="0.508cm" svg:x="77.104cm" svg:y="57.68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8" draw:layer="layout" svg:width="0.508cm" svg:height="0.508cm" svg:x="78.37cm" svg:y="57.68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8" draw:layer="layout" svg:width="0.508cm" svg:height="0.508cm" svg:x="80.126cm" svg:y="57.68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8" draw:layer="layout" svg:width="0.508cm" svg:height="0.508cm" svg:x="80.36cm" svg:y="58.28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8" draw:layer="layout" svg:width="0.508cm" svg:height="0.508cm" svg:x="82.16cm" svg:y="58.287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8" draw:layer="layout" svg:width="0.508cm" svg:height="0.508cm" svg:x="75.705cm" svg:y="55.587cm">
            <text:p text:style-name="P4"><text:span text:style-name="T9">S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8" draw:layer="layout" svg:width="0.508cm" svg:height="0.508cm" svg:x="76.405cm" svg:y="55.587cm">
            <text:p text:style-name="P4"><text:span text:style-name="T9">S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8" draw:layer="layout" svg:width="0.508cm" svg:height="0.508cm" svg:x="77.061cm" svg:y="55.587cm">
            <text:p text:style-name="P4"><text:span text:style-name="T9">S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8" draw:layer="layout" svg:width="0.508cm" svg:height="0.508cm" svg:x="79.305cm" svg:y="55.587cm">
            <text:p text:style-name="P4"><text:span text:style-name="T9">S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8" draw:layer="layout" svg:width="0.508cm" svg:height="0.508cm" svg:x="81.261cm" svg:y="55.587cm">
            <text:p text:style-name="P4"><text:span text:style-name="T9">S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8" draw:layer="layout" svg:width="0.717cm" svg:height="0.508cm" svg:x="76.992cm" svg:y="53.387cm">
            <text:p text:style-name="P4"><text:span text:style-name="T9">SS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8" draw:layer="layout" svg:width="0.717cm" svg:height="0.508cm" svg:x="79.192cm" svg:y="53.387cm">
            <text:p text:style-name="P4"><text:span text:style-name="T9">SS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8" draw:layer="layout" svg:width="0.717cm" svg:height="0.508cm" svg:x="81.192cm" svg:y="53.387cm">
            <text:p text:style-name="P4"><text:span text:style-name="T9">S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8" draw:layer="layout" svg:width="0.967cm" svg:height="0.508cm" svg:x="80.076cm" svg:y="51.145cm">
            <text:p text:style-name="P4"><text:span text:style-name="T9">SSS</text:span></text:p>
            <draw:enhanced-geometry svg:viewBox="0 0 21600 21600" draw:type="rectangle" draw:enhanced-path="M 0 0 L 21600 0 21600 21600 0 21600 0 0 Z N"/>
          </draw:custom-shape>
        </draw:g>
        <draw:custom-shape draw:style-name="gr18" draw:text-style-name="P8" draw:layer="layout" svg:width="5.696cm" svg:height="0.762cm" svg:x="50.744cm" svg:y="79.809cm">
          <text:p text:style-name="P4"><text:span text:style-name="T1">Functi</text:span><text:span text:style-name="T1">ons of </text:span><text:span text:style-name="T1">arity 0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5.696cm" svg:height="0.762cm" svg:x="50.744cm" svg:y="77.609cm">
          <text:p text:style-name="P4"><text:span text:style-name="T1">Functi</text:span><text:span text:style-name="T1">ons of </text:span><text:span text:style-name="T1">arity 1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5.696cm" svg:height="0.762cm" svg:x="51.444cm" svg:y="76.509cm">
          <text:p text:style-name="P4"><text:span text:style-name="T1">Functi</text:span><text:span text:style-name="T1">ons of </text:span><text:span text:style-name="T1">arity 2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5.696cm" svg:height="0.762cm" svg:x="53.044cm" svg:y="69.209cm">
          <text:p text:style-name="P4"><text:span text:style-name="T1">Functions of arity 3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5.696cm" svg:height="0.762cm" svg:x="53.044cm" svg:y="66.709cm">
          <text:p text:style-name="P4"><text:span text:style-name="T1">Functions of arity 4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40.722cm" svg:height="49.167cm" svg:x="21.914cm" svg:y="50.36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6"/>
            </table:table-row>
            <table:table-row table:style-name="ro3">
              <table:table-cell table:style-name="ce6"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37.995cm" svg:height="11.954cm" svg:x="23.3cm" svg:y="60.6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4" table:default-cell-style-name="ce7">
              <table:table-cell/>
              <table:table-cell table:number-columns-spanned="4">
                <text:p text:style-name="P4"><text:span text:style-name="T10">Circuits</text:span></text:p>
                <text:p text:style-name="P4"><text:span text:style-name="T10">(dense functions)</text:span></text:p>
              </table:table-cell>
              <table:covered-table-cell/>
              <table:covered-table-cell/>
              <table:covered-table-cell/>
              <table:table-cell table:number-columns-spanned="4">
                <text:p text:style-name="P4"><text:span text:style-name="T10">CNF formulas</text:span></text:p>
                <text:p text:style-name="P4"><text:span text:style-name="T10">(sparse functions)</text:span></text:p>
              </table:table-cell>
              <table:covered-table-cell/>
              <table:covered-table-cell/>
              <table:covered-table-cell/>
            </table:table-row>
            <table:table-row table:style-name="ro5" table:default-cell-style-name="ce7">
              <table:table-cell/>
              <table:table-cell table:number-columns-spanned="2">
                <text:list text:style-name="L1">
                  <text:list-header>
                    <text:p text:style-name="P4"><text:span text:style-name="T10">lgsynth91</text:span></text:p>
                  </text:list-header>
                </text:list>
              </table:table-cell>
              <table:covered-table-cell/>
              <table:table-cell table:number-columns-spanned="2">
                <text:list text:continue-numbering="true" text:style-name="L1">
                  <text:list-header>
                    <text:p text:style-name="P4"><text:span text:style-name="T10">iscas99</text:span></text:p>
                  </text:list-header>
                </text:list>
              </table:table-cell>
              <table:covered-table-cell/>
              <table:table-cell table:number-columns-spanned="2">
                <text:list text:continue-numbering="true" text:style-name="L1">
                  <text:list-header>
                    <text:p text:style-name="P4"><text:span text:style-name="T10">uf20-91</text:span></text:p>
                  </text:list-header>
                </text:list>
              </table:table-cell>
              <table:covered-table-cell/>
              <table:table-cell table:number-columns-spanned="2">
                <text:list text:continue-numbering="true" text:style-name="L1">
                  <text:list-header>
                    <text:p text:style-name="P4"><text:span text:style-name="T10">uf50-218</text:span></text:p>
                  </text:list-header>
                </text:list>
              </table:table-cell>
              <table:covered-table-cell/>
            </table:table-row>
            <table:table-row table:style-name="ro5" table:default-cell-style-name="ce7">
              <table:table-cell>
                <text:p text:style-name="P4"><text:span text:style-name="T10">model</text:span></text:p>
              </table:table-cell>
              <table:table-cell>
                <text:p text:style-name="P4"><text:span text:style-name="T10">#node</text:span></text:p>
              </table:table-cell>
              <table:table-cell>
                <text:p text:style-name="P4"><text:span text:style-name="T10">mem</text:span></text:p>
              </table:table-cell>
              <table:table-cell>
                <text:p text:style-name="P4"><text:span text:style-name="T10">#node</text:span></text:p>
              </table:table-cell>
              <table:table-cell>
                <text:p text:style-name="P4"><text:span text:style-name="T10">mem</text:span></text:p>
              </table:table-cell>
              <table:table-cell>
                <text:p text:style-name="P4"><text:span text:style-name="T10">#node</text:span></text:p>
              </table:table-cell>
              <table:table-cell>
                <text:p text:style-name="P4"><text:span text:style-name="T10">mem</text:span></text:p>
              </table:table-cell>
              <table:table-cell>
                <text:p text:style-name="P4"><text:span text:style-name="T10">#node</text:span></text:p>
              </table:table-cell>
              <table:table-cell>
                <text:p text:style-name="P4"><text:span text:style-name="T10">mem</text:span></text:p>
              </table:table-cell>
            </table:table-row>
            <table:table-row table:style-name="ro5" table:default-cell-style-name="ce7">
              <table:table-cell>
                <text:p text:style-name="P4"><text:span text:style-name="T10">Z</text:span></text:p>
              </table:table-cell>
              <table:table-cell table:style-name="ce8">
                <text:p text:style-name="P19"><text:span text:style-name="T11">+234%</text:span></text:p>
              </table:table-cell>
              <table:table-cell table:style-name="ce8">
                <text:p text:style-name="P19"><text:span text:style-name="T11">+234%</text:span></text:p>
              </table:table-cell>
              <table:table-cell table:style-name="ce8">
                <text:p text:style-name="P19"><text:span text:style-name="T11">+162%</text:span></text:p>
              </table:table-cell>
              <table:table-cell table:style-name="ce8">
                <text:p text:style-name="P19"><text:span text:style-name="T11">+162%</text:span></text:p>
              </table:table-cell>
              <table:table-cell>
                <text:p text:style-name="P4"><text:span text:style-name="T10">-41%</text:span></text:p>
              </table:table-cell>
              <table:table-cell>
                <text:p text:style-name="P4"><text:span text:style-name="T10">-41%</text:span></text:p>
              </table:table-cell>
              <table:table-cell>
                <text:p text:style-name="P4"><text:span text:style-name="T10">-42%</text:span></text:p>
              </table:table-cell>
              <table:table-cell>
                <text:p text:style-name="P4"><text:span text:style-name="T10">-42%</text:span></text:p>
              </table:table-cell>
            </table:table-row>
            <table:table-row table:style-name="ro5" table:default-cell-style-name="ce7">
              <table:table-cell>
                <text:p text:style-name="P4"><text:span text:style-name="T10">NU</text:span></text:p>
              </table:table-cell>
              <table:table-cell>
                <text:p text:style-name="P4"><text:span text:style-name="T10">-26%</text:span></text:p>
              </table:table-cell>
              <table:table-cell>
                <text:p text:style-name="P4"><text:span text:style-name="T10">-21%</text:span></text:p>
              </table:table-cell>
              <table:table-cell>
                <text:p text:style-name="P4"><text:span text:style-name="T10">-25%</text:span></text:p>
              </table:table-cell>
              <table:table-cell>
                <text:p text:style-name="P4"><text:span text:style-name="T10">-20%</text:span></text:p>
              </table:table-cell>
              <table:table-cell>
                <text:p text:style-name="P4"><text:span text:style-name="T10">-3%</text:span></text:p>
              </table:table-cell>
              <table:table-cell table:style-name="ce9">
                <text:p text:style-name="P4"><text:span text:style-name="T12">+7%</text:span></text:p>
              </table:table-cell>
              <table:table-cell>
                <text:p text:style-name="P4"><text:span text:style-name="T10">-3%</text:span></text:p>
              </table:table-cell>
              <table:table-cell table:style-name="ce9">
                <text:p text:style-name="P4"><text:span text:style-name="T12">+22%</text:span></text:p>
              </table:table-cell>
            </table:table-row>
            <table:table-row table:style-name="ro5" table:default-cell-style-name="ce7">
              <table:table-cell>
                <text:p text:style-name="P4"><text:span text:style-name="T13">NNI</text:span></text:p>
              </table:table-cell>
              <table:table-cell>
                <text:p text:style-name="P4"><text:span text:style-name="T13">-59%</text:span></text:p>
              </table:table-cell>
              <table:table-cell>
                <text:p text:style-name="P4"><text:span text:style-name="T13">-53%</text:span></text:p>
              </table:table-cell>
              <table:table-cell>
                <text:p text:style-name="P4"><text:span text:style-name="T13">-56%</text:span></text:p>
              </table:table-cell>
              <table:table-cell>
                <text:p text:style-name="P4"><text:span text:style-name="T13">-49%</text:span></text:p>
              </table:table-cell>
              <table:table-cell table:style-name="ce10">
                <text:p text:style-name="P4"><text:span text:style-name="T14">-30%</text:span></text:p>
              </table:table-cell>
              <table:table-cell table:style-name="ce10">
                <text:p text:style-name="P4"><text:span text:style-name="T14">-10%</text:span></text:p>
              </table:table-cell>
              <table:table-cell table:style-name="ce10">
                <text:p text:style-name="P4"><text:span text:style-name="T14">-39%</text:span></text:p>
              </table:table-cell>
              <table:table-cell table:style-name="ce9">
                <text:p text:style-name="P4"><text:span text:style-name="T15">+5%</text:span></text:p>
              </table:table-cell>
            </table:table-row>
            <table:table-row table:style-name="ro5" table:default-cell-style-name="ce7">
              <table:table-cell>
                <text:p text:style-name="P4"><text:span text:style-name="T10">NU-X</text:span></text:p>
              </table:table-cell>
              <table:table-cell>
                <text:p text:style-name="P4"><text:span text:style-name="T10">-64%</text:span></text:p>
              </table:table-cell>
              <table:table-cell>
                <text:p text:style-name="P4"><text:span text:style-name="T10">-58%</text:span></text:p>
              </table:table-cell>
              <table:table-cell>
                <text:p text:style-name="P4"><text:span text:style-name="T10">-55%</text:span></text:p>
              </table:table-cell>
              <table:table-cell>
                <text:p text:style-name="P4"><text:span text:style-name="T10">-46%</text:span></text:p>
              </table:table-cell>
              <table:table-cell>
                <text:p text:style-name="P4"><text:span text:style-name="T10">-96%</text:span></text:p>
              </table:table-cell>
              <table:table-cell>
                <text:p text:style-name="P4"><text:span text:style-name="T10">-95%</text:span></text:p>
              </table:table-cell>
              <table:table-cell>
                <text:p text:style-name="P4"><text:span text:style-name="T10">-97%</text:span></text:p>
              </table:table-cell>
              <table:table-cell>
                <text:p text:style-name="P4"><text:span text:style-name="T10">-96%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19" draw:text-style-name="P20" draw:layer="layout" svg:width="37.8cm" svg:height="3.9cm" svg:x="23.5cm" svg:y="54.8cm">
          <text:p text:style-name="P4"><text:span text:style-name="T16">Average </text:span><text:span text:style-name="T16">reductio</text:span><text:span text:style-name="T16">n of the </text:span><text:span text:style-name="T16">{number </text:span><text:span text:style-name="T16">of </text:span><text:span text:style-name="T16">nodes / </text:span><text:span text:style-name="T17">estimat</text:span><text:span text:style-name="T17">ed</text:span><text:span text:style-name="T16"> </text:span><text:span text:style-name="T16">memory </text:span><text:span text:style-name="T16">cost}</text:span></text:p>
          <text:p text:style-name="P4"><text:span text:style-name="T16">on four </text:span><text:span text:style-name="T16">benchm</text:span><text:span text:style-name="T16">arks.</text:span></text:p>
          <text:p text:style-name="P4"><text:span text:style-name="T16">Results </text:span><text:span text:style-name="T16">are </text:span><text:span text:style-name="T16">given </text:span><text:span text:style-name="T16">relativel</text:span><text:span text:style-name="T16">y to the </text:span><text:span text:style-name="T16">model </text:span><text:span text:style-name="T16">N: </text:span><text:span text:style-name="T16">ROBDD </text:span><text:span text:style-name="T16">+ </text:span><text:span text:style-name="T16">« output </text:span><text:span text:style-name="T16">negatio</text:span><text:span text:style-name="T16">n »</text:span></text:p>
          <draw:enhanced-geometry svg:viewBox="0 0 21600 21600" draw:type="rectangle" draw:enhanced-path="M 0 0 L 21600 0 21600 21600 0 21600 0 0 Z N"/>
        </draw:custom-shape>
        <draw:custom-shape draw:style-name="gr20" draw:text-style-name="P21" xml:id="id84" draw:id="id84" draw:layer="layout" svg:width="2.664cm" svg:height="2.666cm" svg:x="40.93cm" svg:y="96.158cm">
          <text:p text:style-name="P4"><text:span text:style-name="T18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85" draw:id="id85" draw:layer="layout" svg:width="2.664cm" svg:height="2.667cm" svg:x="40.932cm" svg:y="92.161cm">
          <text:p text:style-name="P4"><text:span text:style-name="T19">N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2" xml:id="id86" draw:id="id86" draw:layer="layout" svg:width="2.665cm" svg:height="2.666cm" svg:x="36.936cm" svg:y="88.262cm">
          <text:p text:style-name="P4"><text:span text:style-name="T19">N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3" xml:id="id88" draw:id="id88" draw:layer="layout" svg:width="2.666cm" svg:height="2.668cm" svg:x="36.937cm" svg:y="83.33cm">
          <text:p text:style-name="P4"><text:span text:style-name="T20">NN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xml:id="id90" draw:id="id90" draw:layer="layout" svg:width="3.299cm" svg:height="3.368cm" svg:x="40.7cm" svg:y="79.132cm">
          <text:p text:style-name="P4"><text:span text:style-name="T20">NNI-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xml:id="id89" draw:id="id89" draw:layer="layout" svg:width="3.399cm" svg:height="3.433cm" svg:x="44.6cm" svg:y="82.767cm">
          <text:p text:style-name="P4"><text:span text:style-name="T19">NUA-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2" xml:id="id87" draw:id="id87" draw:layer="layout" svg:width="2.665cm" svg:height="2.668cm" svg:x="44.935cm" svg:y="88.401cm">
          <text:p text:style-name="P4"><text:span text:style-name="T19">NU-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26" draw:layer="layout" draw:type="line" svg:x1="42.262cm" svg:y1="96.158cm" svg:x2="42.264cm" svg:y2="94.828cm" draw:start-shape="id84" draw:start-glue-point="4" draw:end-shape="id85" draw:end-glue-point="8" svg:d="M42262 96158l2-1330" svg:viewBox="0 0 3 1331">
          <text:p/>
        </draw:connector>
        <draw:connector draw:style-name="gr27" draw:text-style-name="P26" draw:layer="layout" draw:type="line" svg:x1="41.322cm" svg:y1="92.551cm" svg:x2="39.211cm" svg:y2="90.538cm" draw:start-shape="id85" draw:start-glue-point="5" draw:end-shape="id86" draw:end-glue-point="9" svg:d="M41322 92551l-2111-2013" svg:viewBox="0 0 2112 2014">
          <text:p/>
        </draw:connector>
        <draw:connector draw:style-name="gr27" draw:text-style-name="P26" draw:layer="layout" draw:type="line" svg:x1="43.206cm" svg:y1="92.551cm" svg:x2="45.325cm" svg:y2="90.679cm" draw:start-shape="id85" draw:start-glue-point="11" draw:end-shape="id87" draw:end-glue-point="7" svg:d="M43206 92551l2119-1872" svg:viewBox="0 0 2120 1873">
          <text:p/>
        </draw:connector>
        <draw:connector draw:style-name="gr27" draw:text-style-name="P26" draw:layer="layout" draw:type="line" svg:x1="38.269cm" svg:y1="88.262cm" svg:x2="38.27cm" svg:y2="85.998cm" draw:start-shape="id86" draw:start-glue-point="4" draw:end-shape="id88" draw:end-glue-point="8" svg:d="M38269 88262l1-2264" svg:viewBox="0 0 2 2265">
          <text:p/>
        </draw:connector>
        <draw:connector draw:style-name="gr27" draw:text-style-name="P26" draw:layer="layout" draw:type="line" svg:x1="46.268cm" svg:y1="88.401cm" svg:x2="46.299cm" svg:y2="86.2cm" draw:start-shape="id87" draw:start-glue-point="4" draw:end-shape="id89" draw:end-glue-point="2" svg:d="M46268 88401l31-2201" svg:viewBox="0 0 32 2202">
          <text:p/>
        </draw:connector>
        <draw:connector draw:style-name="gr27" draw:text-style-name="P26" draw:layer="layout" draw:type="line" svg:x1="39.213cm" svg:y1="83.72cm" svg:x2="41.183cm" svg:y2="82.007cm" draw:start-shape="id88" draw:start-glue-point="11" draw:end-shape="id90" draw:end-glue-point="7" svg:d="M39213 83720l1970-1713" svg:viewBox="0 0 1971 1714">
          <text:p/>
        </draw:connector>
        <draw:connector draw:style-name="gr27" draw:text-style-name="P26" draw:layer="layout" draw:type="line" svg:x1="45.097cm" svg:y1="83.269cm" svg:x2="43.516cm" svg:y2="82.007cm" draw:start-shape="id89" draw:start-glue-point="5" draw:end-shape="id90" draw:end-glue-point="9" svg:d="M45097 83269l-1581-1262" svg:viewBox="0 0 1582 1263">
          <text:p/>
        </draw:connector>
        <draw:connector draw:style-name="gr27" draw:text-style-name="P26" draw:layer="layout" draw:type="line" svg:x1="39.601cm" svg:y1="89.595cm" svg:x2="45.097cm" svg:y2="85.698cm" draw:start-shape="id86" draw:start-glue-point="10" draw:end-shape="id89" draw:end-glue-point="7" svg:d="M39601 89595l5496-3897" svg:viewBox="0 0 5497 3898">
          <text:p/>
        </draw:connector>
        <draw:custom-shape draw:style-name="gr28" draw:text-style-name="P21" xml:id="id91" draw:id="id91" draw:layer="layout" svg:width="2.665cm" svg:height="2.667cm" svg:x="44.889cm" svg:y="96.159cm">
          <text:p text:style-name="P4"><text:span text:style-name="T18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26" draw:layer="layout" draw:type="line" svg:x1="46.222cm" svg:y1="96.159cm" svg:x2="46.268cm" svg:y2="91.069cm" draw:start-shape="id91" draw:start-glue-point="4" draw:end-shape="id87" draw:end-glue-point="8" svg:d="M46222 96159l46-5090" svg:viewBox="0 0 47 5091">
          <text:p/>
        </draw:connector>
        <draw:custom-shape draw:style-name="gr29" draw:text-style-name="P22" xml:id="id92" draw:id="id92" draw:layer="layout" svg:width="2.665cm" svg:height="2.667cm" svg:x="36.936cm" svg:y="96.055cm">
          <text:p text:style-name="P4"><text:span text:style-name="T19">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27" draw:layer="layout" draw:type="line" svg:x1="39.211cm" svg:y1="96.445cm" svg:x2="41.322cm" svg:y2="94.438cm" draw:start-shape="id92" draw:start-glue-point="11" draw:end-shape="id85" draw:end-glue-point="7" svg:d="M39211 96445l2111-2007" svg:viewBox="0 0 2112 2008">
          <text:p/>
        </draw:connector>
        <draw:custom-shape draw:style-name="gr30" draw:text-style-name="P28" draw:layer="layout" svg:width="11.872cm" svg:height="4.533cm" svg:x="49.948cm" svg:y="87.367cm">
          <text:p text:style-name="P4"><text:span text:style-name="T21">“</text:span><text:span text:style-name="T21">output </text:span><text:span text:style-name="T21">negation” </text:span><text:span text:style-name="T21">+</text:span></text:p>
          <text:p text:style-name="P4"><text:span text:style-name="T21">“</text:span><text:span text:style-name="T21">useless </text:span><text:span text:style-name="T21">inputs </text:span><text:span text:style-name="T21">extraction</text:span><text:span text:style-name="T21">”</text:span></text:p>
          <text:p text:style-name="P4"><text:span text:style-name="T21">+ “1-</text:span><text:span text:style-name="T21">prediction </text:span><text:span text:style-name="T21">extraction</text:span><text:span text:style-name="T21">”</text:span></text:p>
          <draw:enhanced-geometry svg:viewBox="0 0 21600 21600" draw:type="rectangle" draw:enhanced-path="M 0 0 L 21600 0 21600 21600 0 21600 0 0 Z N"/>
        </draw:custom-shape>
        <draw:custom-shape draw:style-name="gr31" draw:text-style-name="P28" draw:layer="layout" svg:width="11.872cm" svg:height="1.947cm" svg:x="22.942cm" svg:y="83.553cm">
          <text:p text:style-name="P4"><text:span text:style-name="T21">“</text:span><text:span text:style-name="T21">inputs/o</text:span><text:span text:style-name="T21">utput </text:span><text:span text:style-name="T21">negation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8" draw:layer="layout" svg:width="11.872cm" svg:height="4.533cm" svg:x="22.942cm" svg:y="87.427cm">
          <text:p text:style-name="P4"><text:span text:style-name="T21">“</text:span><text:span text:style-name="T21">output </text:span><text:span text:style-name="T21">negation” </text:span><text:span text:style-name="T21">+</text:span></text:p>
          <text:p text:style-name="P4"><text:span text:style-name="T21">“</text:span><text:span text:style-name="T21">useless </text:span><text:span text:style-name="T21">inputs </text:span><text:span text:style-name="T21">extraction</text:span><text:span text:style-name="T21">”</text:span></text:p>
          <text:p text:style-name="P4"><text:span text:style-name="T21">+ “anti-</text:span><text:span text:style-name="T21">variables </text:span><text:span text:style-name="T21">extraction</text:span><text:span text:style-name="T21">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8" draw:layer="layout" svg:width="11.872cm" svg:height="4.534cm" svg:x="49.88cm" svg:y="82.133cm">
          <text:p text:style-name="P4"><text:span text:style-name="T21">“</text:span><text:span text:style-name="T21">output </text:span><text:span text:style-name="T21">negation” </text:span><text:span text:style-name="T21">+</text:span></text:p>
          <text:p text:style-name="P4"><text:span text:style-name="T21">“</text:span><text:span text:style-name="T21">useless </text:span><text:span text:style-name="T21">inputs </text:span><text:span text:style-name="T21">extraction</text:span><text:span text:style-name="T21">”</text:span></text:p>
          <text:p text:style-name="P4"><text:span text:style-name="T21">+ “anti-</text:span><text:span text:style-name="T21">variables </text:span><text:span text:style-name="T21">extraction</text:span><text:span text:style-name="T21">”</text:span></text:p>
          <text:p text:style-name="P4"><text:span text:style-name="T21">+ “1-</text:span><text:span text:style-name="T21">prediction </text:span><text:span text:style-name="T21">extraction</text:span><text:span text:style-name="T21">”</text:span></text:p>
          <draw:enhanced-geometry svg:viewBox="0 0 21600 21600" draw:type="rectangle" draw:enhanced-path="M 0 0 L 21600 0 21600 21600 0 21600 0 0 Z N"/>
        </draw:custom-shape>
        <draw:custom-shape draw:style-name="gr33" draw:text-style-name="P28" draw:layer="layout" svg:width="11.872cm" svg:height="2.6cm" svg:x="22.9cm" svg:y="79.4cm">
          <text:p text:style-name="P4"><text:span text:style-name="T21">“</text:span><text:span text:style-name="T21">input/out</text:span><text:span text:style-name="T21">put </text:span><text:span text:style-name="T21">negation”</text:span></text:p>
          <text:p text:style-name="P4"><text:span text:style-name="T21">+ “1-</text:span><text:span text:style-name="T21">prediction </text:span><text:span text:style-name="T21">extraction</text:span><text:span text:style-name="T21">”</text:span></text:p>
          <draw:enhanced-geometry svg:viewBox="0 0 21600 21600" draw:type="rectangle" draw:enhanced-path="M 0 0 L 21600 0 21600 21600 0 21600 0 0 Z N"/>
        </draw:custom-shape>
        <draw:frame draw:style-name="gr34" draw:text-style-name="P7" draw:layer="layout" svg:width="40.9cm" svg:height="3.4cm" svg:x="1.2cm" svg:y="38.2cm">
          <draw:text-box>
            <text:p><text:span text:style-name="T3">[3] Ordered Binary Decision Diagram (OBDD)</text:span></text:p>
          </draw:text-box>
        </draw:frame>
        <draw:frame draw:style-name="gr35" draw:text-style-name="P7" draw:layer="layout" svg:width="40.9cm" svg:height="3.409cm" svg:x="42.2cm" svg:y="38.201cm">
          <draw:text-box>
            <text:p><text:span text:style-name="T3">[6] Generalized Reduction of OBDD</text:span><text:span text:style-name="T3"><text:line-break/></text:span><text:span text:style-name="T3">(GroBdd)</text:span></text:p>
          </draw:text-box>
        </draw:frame>
        <draw:frame draw:style-name="gr8" draw:text-style-name="P7" draw:layer="layout" svg:width="20.7cm" svg:height="3.3cm" svg:x="1.2cm" svg:y="62.602cm">
          <draw:text-box>
            <text:p><text:span text:style-name="T10">[4] ROBDD + “output negation”</text:span><text:span text:style-name="T10"><text:line-break/></text:span><text:span text:style-name="T10">=&gt; model N</text:span></text:p>
          </draw:text-box>
        </draw:frame>
        <draw:frame draw:style-name="gr36" draw:text-style-name="P9" draw:layer="layout" svg:width="20.4cm" svg:height="4.049cm" svg:x="62.7cm" svg:y="62.702cm">
          <draw:text-box>
            <text:p><text:span text:style-name="T4">[7] « output Negation » (N) +</text:span></text:p>
            <text:p><text:span text:style-name="T4">« Useless inputs extraction » (U)</text:span><text:span text:style-name="T4"><text:line-break/></text:span><text:span text:style-name="T4">=&gt; model NU</text:span></text:p>
          </draw:text-box>
        </draw:frame>
        <draw:frame draw:style-name="gr36" draw:text-style-name="P7" draw:layer="layout" svg:width="20.7cm" svg:height="4.049cm" svg:x="1.2cm" svg:y="87.103cm">
          <draw:text-box>
            <text:p><text:span text:style-name="T10">[5] Zero supressed</text:span><text:span text:style-name="T10"><text:line-break/></text:span><text:span text:style-name="T10">Binary Decision Diagram</text:span><text:span text:style-name="T10"><text:line-break/></text:span><text:span text:style-name="T10">=&gt; model Z</text:span></text:p>
          </draw:text-box>
        </draw:frame>
        <draw:frame draw:style-name="gr36" draw:text-style-name="P9" draw:layer="layout" svg:width="20.4cm" svg:height="4.049cm" svg:x="62.7cm" svg:y="87.103cm">
          <draw:text-box>
            <text:p><text:span text:style-name="T4">[8] model NU</text:span><text:span text:style-name="T4"><text:line-break/></text:span><text:span text:style-name="T4">+ « 1-prediction extraction » (X)</text:span><text:span text:style-name="T4"><text:line-break/></text:span><text:span text:style-name="T4">=&gt; model NU-X</text:span></text:p>
          </draw:text-box>
        </draw:frame>
        <draw:custom-shape draw:style-name="gr37" draw:text-style-name="P29" draw:layer="layout" svg:width="6cm" svg:height="5.9cm" draw:transform="rotate (1.5707963267949) translate (77.1cm 41.9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37" draw:text-style-name="P29" draw:layer="layout" svg:width="6cm" svg:height="5.9cm" draw:transform="rotate (-1.5707963267949) translate (42.9cm 35.9cm)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38" draw:text-style-name="P29" draw:layer="layout" svg:width="8cm" svg:height="4.1cm" svg:x="36.4cm" svg:y="19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29" draw:layer="layout" svg:width="8cm" svg:height="3.4cm" draw:transform="rotate (-1.5707963267949) translate (20.5cm 61cm)">
          <text:p/>
          <draw:enhanced-geometry svg:viewBox="0 0 21600 21600" draw:text-areas="0 ?f0 ?f5 ?f2" draw:type="right-arrow" draw:modifiers="15358.3802024747 6357.4242869744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" draw:text-style-name="P29" draw:layer="layout" svg:width="30.899cm" svg:height="3.4cm" draw:transform="rotate (-1.5707963267949) translate (22.8cm 61.001cm)">
          <text:p/>
          <draw:enhanced-geometry svg:viewBox="0 0 21600 21600" draw:text-areas="0 ?f0 ?f5 ?f2" draw:type="right-arrow" draw:modifiers="20136.2330097087 6840.1058512202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1" draw:text-style-name="P29" draw:layer="layout" svg:width="8cm" svg:height="3.4cm" draw:transform="rotate (-1.5707963267949) translate (83.1cm 61.8cm)">
          <text:p/>
          <draw:enhanced-geometry svg:viewBox="0 0 21600 21600" draw:text-areas="0 ?f0 ?f5 ?f2" draw:type="right-arrow" draw:modifiers="15358.3802024747 6357.4242869744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1" draw:text-style-name="P29" draw:layer="layout" svg:width="8cm" svg:height="3.4cm" draw:transform="rotate (-1.5707963267949) translate (83.1cm 86.201cm)">
          <text:p/>
          <draw:enhanced-geometry svg:viewBox="0 0 21600 21600" draw:text-areas="0 ?f0 ?f5 ?f2" draw:type="right-arrow" draw:modifiers="15358.3802024747 6357.4242869744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5" draw:text-style-name="P7" draw:layer="layout" svg:width="40.7cm" svg:height="3.409cm" svg:x="21.9cm" svg:y="50.402cm">
          <draw:text-box>
            <text:p><text:span text:style-name="T3">[9] Results</text:span></text:p>
          </draw:text-box>
        </draw:frame>
        <draw:frame draw:style-name="gr35" draw:text-style-name="P7" draw:layer="layout" svg:width="40.8cm" svg:height="3.409cm" svg:x="21.8cm" svg:y="74.991cm">
          <draw:text-box>
            <text:p><text:span text:style-name="T3">[10] Generalization Graph</text:span></text:p>
          </draw:text-box>
        </draw:frame>
        <draw:g>
          <draw:custom-shape draw:style-name="gr42" draw:text-style-name="P31" draw:layer="layout" svg:width="10.879cm" svg:height="5.043cm" svg:x="50.5cm" svg:y="93.2cm">
            <text:p text:style-name="P30"><text:span text:style-name="T22"><text:s text:c="10"/></text:span><text:span text:style-name="T22">= </text:span><text:span text:style-name="T22">Future </text:span><text:span text:style-name="T22">work <text:s text:c="10"/></text:span><text:span text:style-name="T22"><text:s text:c="5"/></text:span></text:p>
            <text:p text:style-name="P30"><text:span text:style-name="T22"><text:s text:c="11"/></text:span><text:span text:style-name="T22">= </text:span><text:span text:style-name="T22">New model </text:span><text:span text:style-name="T22"><text:s text:c="17"/></text:span></text:p>
            <text:p text:style-name="P30"><text:span text:style-name="T22"><text:s text:c="13"/></text:span><text:span text:style-name="T22">= </text:span><text:span text:style-name="T22">State-Of-</text:span><text:span text:style-name="T22">The-Art </text:span><text:span text:style-name="T22">model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32" draw:layer="layout" svg:width="1.255cm" svg:height="1.256cm" svg:x="51.1cm" svg:y="96.7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33" draw:layer="layout" svg:width="1.255cm" svg:height="1.255cm" svg:x="51.1cm" svg:y="93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34" draw:layer="layout" svg:width="1.255cm" svg:height="1.256cm" svg:x="51.1cm" svg:y="95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6" draw:text-style-name="P35" draw:layer="layout" svg:width="82.4cm" svg:height="10.277cm" svg:x="1cm" svg:y="1.9cm">
          <draw:text-box>
            <text:p text:style-name="P4"><text:span text:style-name="T23">A Generalized Reduction of Ordered Binary Decision Diagram</text:span></text:p>
            <text:p text:style-name="P4"><text:span text:style-name="T24">(GroBdd)</text:span></text:p>
            <text:p text:style-name="P4"><text:span text:style-name="T25">Joan Thibault, supervisor : Rolf Drechsler</text:span></text:p>
            <text:p text:style-name="P4"><text:span text:style-name="T26">Internship from 15/03/2017 untill 15/06/2017</text:span></text:p>
          </draw:text-box>
        </draw:frame>
        <draw:g>
          <draw:custom-shape draw:style-name="gr47" draw:text-style-name="P37" draw:layer="layout" svg:width="8.3cm" svg:height="6.165cm" svg:x="1.6cm" svg:y="17.435cm">
            <text:p text:style-name="P36"><text:span text:style-name="T27"><text:s text:c="10"/></text:span><text:span text:style-name="T27">= if </text:span><text:span text:style-name="T27">False <text:s text:c="2"/>(if </text:span><text:span text:style-name="T27">0)</text:span></text:p>
            <text:p text:style-name="P36"><text:span text:style-name="T28"><text:s text:c="10"/></text:span><text:span text:style-name="T27">= if </text:span><text:span text:style-name="T27">True <text:s text:c="4"/>(if </text:span><text:span text:style-name="T27">1)</text:span></text:p>
            <text:p text:style-name="P36"><text:span text:style-name="T28"><text:s text:c="10"/></text:span><text:span text:style-name="T27">= </text:span><text:span text:style-name="T27">False <text:s text:c="5"/></text:span><text:span text:style-name="T27">(then 0)</text:span></text:p>
            <text:p text:style-name="P36"><text:span text:style-name="T28"><text:s text:c="10"/></text:span><text:span text:style-name="T27">= </text:span><text:span text:style-name="T27">True <text:s text:c="6"/></text:span><text:span text:style-name="T27">(then 1)</text:span></text:p>
            <text:p text:style-name="P36"><text:span text:style-name="T27"><text:s text:c="10"/></text:span><text:span text:style-name="T27">= </text:span><text:span text:style-name="T27">Case </text:span><text:span text:style-name="T27">Disjun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762cm" svg:height="0.762cm" draw:transform="rotate (-3.14159265358979) translate (3.04cm 22.014cm)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" draw:layer="layout" svg:width="0.762cm" svg:height="0.691cm" draw:transform="rotate (-3.14159265358979) translate (3.047cm 20.8cm)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1.823cm" svg:y1="19.301cm" svg:x2="3.601cm" svg:y2="19.301cm">
            <text:p/>
          </draw:line>
          <draw:line draw:style-name="gr3" draw:text-style-name="P3" draw:layer="layout" svg:x1="1.823cm" svg:y1="18.139cm" svg:x2="3.601cm" svg:y2="18.139cm">
            <text:p/>
          </draw:line>
          <draw:custom-shape draw:style-name="gr7" draw:text-style-name="P6" draw:layer="layout" svg:width="1.016cm" svg:height="1.016cm" svg:x="2.184cm" svg:y="22.38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49" draw:text-style-name="P38" draw:layer="layout" svg:width="4.3cm" svg:height="1.143cm" svg:x="2.7cm" svg:y="84.6cm">
            <text:p text:style-name="P4"><text:span text:style-name="T6"><text:s text:c="12"/></text:span><text:span text:style-name="T6">= </text:span><text:span text:style-name="T6">Not <text:s text:c="6"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17" draw:layer="layout" svg:width="0.508cm" svg:height="0.508cm" svg:x="3.692cm" svg:y="84.8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1" draw:text-style-name="P39" draw:layer="layout" svg:width="8.379cm" svg:height="3.553cm" svg:x="74.2cm" svg:y="107.447cm">
          <text:p text:style-name="P4"><text:span text:style-name="T5"><text:s/></text:span><text:span text:style-name="T5">1 = If 0 </text:span><text:span text:style-name="T5">then 0</text:span></text:p>
          <text:p text:style-name="P4"><text:span text:style-name="T5"><text:s/></text:span><text:span text:style-name="T5">0 = If 1 </text:span><text:span text:style-name="T5">then 0</text:span></text:p>
          <text:p text:style-name="P4"><text:span text:style-name="T5"><text:s text:c="2"/></text:span><text:span text:style-name="T5">I = If 0 </text:span><text:span text:style-name="T5">then 1</text:span></text:p>
          <text:p text:style-name="P4"><text:span text:style-name="T5">O = If 1 </text:span><text:span text:style-name="T5">then 1</text:span></text:p>
          <draw:enhanced-geometry svg:viewBox="0 0 21600 21600" draw:type="rectangle" draw:enhanced-path="M 0 0 L 21600 0 21600 21600 0 21600 0 0 Z N"/>
        </draw:custom-shape>
        <draw:custom-shape draw:style-name="gr52" draw:text-style-name="P39" draw:layer="layout" svg:width="7.179cm" svg:height="1.353cm" svg:x="75.8cm" svg:y="83.9cm">
          <text:p text:style-name="P4"><text:span text:style-name="T5">U = </text:span><text:span text:style-name="T5">useless </text:span><text:span text:style-name="T5">inputs</text:span></text:p>
          <draw:enhanced-geometry svg:viewBox="0 0 21600 21600" draw:type="rectangle" draw:enhanced-path="M 0 0 L 21600 0 21600 21600 0 21600 0 0 Z N"/>
        </draw:custom-shape>
        <draw:custom-shape draw:style-name="gr53" draw:text-style-name="P39" draw:layer="layout" svg:width="8.379cm" svg:height="1.353cm" svg:x="74.5cm" svg:y="60.147cm">
          <text:p text:style-name="P4"><text:span text:style-name="T5">S = </text:span><text:span text:style-name="T5">significant </text:span><text:span text:style-name="T5">inputs</text:span></text:p>
          <draw:enhanced-geometry svg:viewBox="0 0 21600 21600" draw:type="rectangle" draw:enhanced-path="M 0 0 L 21600 0 21600 21600 0 21600 0 0 Z N"/>
        </draw:custom-shape>
        <draw:custom-shape draw:style-name="gr54" draw:text-style-name="P40" draw:layer="layout" svg:width="24.7cm" svg:height="4.9cm" svg:x="10.4cm" svg:y="16.1cm">
          <text:p text:style-name="P4"><text:span text:style-name="T16">Efficientl</text:span><text:span text:style-name="T16">y </text:span><text:span text:style-name="T16">manipul</text:span><text:span text:style-name="T16">ating </text:span><text:span text:style-name="T16">Boolean </text:span><text:span text:style-name="T16">function</text:span><text:span text:style-name="T16">s</text:span></text:p>
          <text:p text:style-name="P4"><text:span text:style-name="T16">is </text:span><text:span text:style-name="T16">required </text:span><text:span text:style-name="T16">in </text:span><text:span text:style-name="T16">various </text:span><text:span text:style-name="T16">fields :</text:span></text:p>
          <draw:enhanced-geometry svg:viewBox="0 0 21600 21600" draw:type="rectangle" draw:enhanced-path="M 0 0 L 21600 0 21600 21600 0 21600 0 0 Z N"/>
        </draw:custom-shape>
        <draw:custom-shape draw:style-name="gr55" draw:text-style-name="P42" draw:layer="layout" svg:width="15.6cm" svg:height="7.5cm" svg:x="16.6cm" svg:y="19.5cm">
          <text:list text:style-name="L2">
            <text:list-item>
              <text:p text:style-name="P41"><text:span text:style-name="T16">Comp</text:span><text:span text:style-name="T16">uter </text:span><text:span text:style-name="T16">aided </text:span><text:span text:style-name="T16">design</text:span></text:p>
            </text:list-item>
          </text:list>
          <text:list text:style-name="L3">
            <text:list-item>
              <text:list>
                <text:list-item>
                  <text:p text:style-name="P41"><text:span text:style-name="T16">Equiv</text:span><text:span text:style-name="T16">alenc</text:span><text:span text:style-name="T16">e </text:span><text:span text:style-name="T16">chec</text:span><text:span text:style-name="T16">king</text:span></text:p>
                </text:list-item>
                <text:list-item>
                  <text:p text:style-name="P41"><text:span text:style-name="T16">Logic </text:span><text:span text:style-name="T16">synth</text:span><text:span text:style-name="T16">esis </text:span><text:span text:style-name="T16">&amp; </text:span><text:span text:style-name="T16">optim</text:span><text:span text:style-name="T16">izatio</text:span><text:span text:style-name="T16">n</text:span></text:p>
                </text:list-item>
              </text:list>
            </text:list-item>
          </text:list>
          <text:list text:style-name="L2">
            <text:list-item>
              <text:p text:style-name="P41"><text:span text:style-name="T16">Knowl</text:span><text:span text:style-name="T16">edge </text:span><text:span text:style-name="T16">repres</text:span><text:span text:style-name="T16">entatio</text:span><text:span text:style-name="T16">n</text:span></text:p>
            </text:list-item>
            <text:list-item>
              <text:p text:style-name="P41"><text:span text:style-name="T16">Artifici</text:span><text:span text:style-name="T16">al </text:span><text:span text:style-name="T16">Intelig</text:span><text:span text:style-name="T16">ence</text:span></text:p>
            </text:list-item>
            <text:list-item>
              <text:p text:style-name="P41"><text:span text:style-name="T16">Combi</text:span><text:span text:style-name="T16">natoric</text:span><text:span text:style-name="T16">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5" draw:text-style-name="P42" draw:layer="layout" svg:width="15.6cm" svg:height="7.5cm" svg:x="25.6cm" svg:y="27.4cm">
          <text:list text:style-name="L2">
            <text:list-header>
              <text:p text:style-name="P41"><text:span text:style-name="T16">Variou</text:span><text:span text:style-name="T16">s </text:span><text:span text:style-name="T16">repres</text:span><text:span text:style-name="T16">entatio</text:span><text:span text:style-name="T16">ns </text:span><text:span text:style-name="T16">exists :</text:span></text:p>
            </text:list-header>
            <text:list-item>
              <text:p text:style-name="P41"><text:span text:style-name="T16">Truth </text:span><text:span text:style-name="T16">table</text:span></text:p>
            </text:list-item>
            <text:list-item>
              <text:p text:style-name="P41"><text:span text:style-name="T16">Shano</text:span><text:span text:style-name="T16">n’s </text:span><text:span text:style-name="T16">Binary </text:span><text:span text:style-name="T16">Decisi</text:span><text:span text:style-name="T16">on </text:span><text:span text:style-name="T16">Tree</text:span></text:p>
            </text:list-item>
            <text:list-item>
              <text:p text:style-name="P41"><text:span text:style-name="T16">CNF/D</text:span><text:span text:style-name="T16">NF </text:span><text:span text:style-name="T16">formul</text:span><text:span text:style-name="T16">as</text:span></text:p>
            </text:list-item>
            <text:list-item>
              <text:p text:style-name="P41"><text:span text:style-name="T16">Circuit</text:span><text:span text:style-name="T16">s</text:span></text:p>
            </text:list-item>
            <text:list-item>
              <text:p text:style-name="P41"><text:span text:style-name="T16">…</text:span></text:p>
              <text:p text:style-name="P41"><text:span text:style-name="T16">All of </text:span><text:span text:style-name="T16">them </text:span><text:span text:style-name="T16">have </text:span><text:span text:style-name="T16">an </text:span><text:span text:style-name="T29">expon</text:span><text:span text:style-name="T29">ential</text:span></text:p>
              <text:p text:style-name="P41"><text:span text:style-name="T29">worst </text:span><text:span text:style-name="T29">case</text:span><text:span text:style-name="T30"> </text:span><text:span text:style-name="T16">(counti</text:span><text:span text:style-name="T16">ng </text:span><text:span text:style-name="T16">argum</text:span><text:span text:style-name="T16">ent)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6" draw:text-style-name="P8" draw:layer="layout" svg:width="15.985cm" svg:height="1.359cm" svg:x="34.115cm" svg:y="17.441cm">
          <text:p text:style-name="P4"><text:span text:style-name="T1">mergin</text:span><text:span text:style-name="T1">g </text:span><text:span text:style-name="T1">isomor</text:span><text:span text:style-name="T1">phic </text:span><text:span text:style-name="T1">sub-</text:span><text:span text:style-name="T1">trees</text:span></text:p>
          <draw:enhanced-geometry svg:viewBox="0 0 21600 21600" draw:type="rectangle" draw:enhanced-path="M 0 0 L 21600 0 21600 21600 0 21600 0 0 Z N"/>
        </draw:custom-shape>
        <draw:frame draw:style-name="gr57" draw:text-style-name="P44" draw:layer="layout" svg:width="32.5cm" svg:height="16.709cm" svg:x="50.6cm" svg:y="18.985cm">
          <draw:text-box>
            <text:p text:style-name="P43"><text:span text:style-name="T1">Objective: find a representation which size grows with the function’s <text:s/>complexity and allows to quickly apply operators. Reduced Ordered Binary Decision Diagrams (ROBDDs, cf. [4]) tend to fulfill these requirements:</text:span></text:p>
            <text:list text:style-name="L2">
              <text:list-item>
                <text:p text:style-name="P43"><text:span text:style-name="T1">Constant time operator : functional equality</text:span></text:p>
              </text:list-item>
              <text:list-item>
                <text:p text:style-name="P43"><text:span text:style-name="T1">Linear time (O(#variables)) operators:</text:span></text:p>
                <text:list>
                  <text:list-header>
                    <text:p text:style-name="P43"><text:span text:style-name="T1">Evaluation, AnySAT, MinSAT, MaxSAT</text:span></text:p>
                  </text:list-header>
                </text:list>
              </text:list-item>
              <text:list-item>
                <text:p text:style-name="P43"><text:span text:style-name="T1">Linear time (O(#node)) operators:</text:span></text:p>
                <text:list>
                  <text:list-header>
                    <text:p text:style-name="P43"><text:span text:style-name="T1">Partial evaluation, conversion to {CNF, DNF, Circuits}, intputs/output negation</text:span></text:p>
                  </text:list-header>
                </text:list>
              </text:list-item>
              <text:list-item>
                <text:p text:style-name="P43"><text:span text:style-name="T1">Quadratic time (O(#node)) operators:</text:span></text:p>
                <text:list>
                  <text:list-header>
                    <text:p text:style-name="P43"><text:span text:style-name="T1">Binary Boolean operators {AND, XOR}, quantification</text:span></text:p>
                  </text:list-header>
                </text:list>
              </text:list-item>
            </text:list>
            <text:p text:style-name="P43"><text:span text:style-name="T1"/></text:p>
          </draw:text-box>
        </draw:frame>
        <draw:custom-shape draw:style-name="gr58" draw:text-style-name="P8" draw:layer="layout" svg:width="19.2cm" svg:height="1.359cm" svg:x="18.1cm" svg:y="41.7cm">
          <text:p text:style-name="P4"><text:span text:style-name="T1">Labelin</text:span><text:span text:style-name="T1">g </text:span><text:span text:style-name="T1">nodes </text:span><text:span text:style-name="T1">with </text:span><text:span text:style-name="T1">inputs’ </text:span><text:span text:style-name="T1">indexe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59" draw:text-style-name="P8" draw:layer="layout" svg:width="24cm" svg:height="1.359cm" svg:x="55.6cm" svg:y="41.9cm">
          <text:p text:style-name="P4"><text:span text:style-name="T1">Labelin</text:span><text:span text:style-name="T1">g </text:span><text:span text:style-name="T1">edges </text:span><text:span text:style-name="T1">with </text:span><text:span text:style-name="T1">transfo</text:span><text:span text:style-name="T1">rmatio</text:span><text:span text:style-name="T1">n </text:span><text:span text:style-name="T1">descrip</text:span><text:span text:style-name="T1">tor</text:span></text:p>
          <draw:enhanced-geometry svg:viewBox="0 0 21600 21600" draw:type="rectangle" draw:enhanced-path="M 0 0 L 21600 0 21600 21600 0 21600 0 0 Z N"/>
        </draw:custom-shape>
        <draw:frame draw:style-name="gr60" draw:text-style-name="P44" draw:layer="layout" svg:width="31.8cm" svg:height="11.645cm" svg:x="10.5cm" svg:y="43.4cm">
          <draw:text-box>
            <text:p text:style-name="P43"><text:span text:style-name="T1">However, ROBDDs have several issues:</text:span></text:p>
            <text:list text:style-name="L4">
              <text:list-item>
                <text:p text:style-name="P43"><text:span text:style-name="T1"><text:s/></text:span><text:span text:style-name="T1">The representation is not stable by input permutation (unlike CNF/DNF formulas and circuits).</text:span></text:p>
              </text:list-item>
              <text:list-item>
                <text:p text:style-name="P43"><text:span text:style-name="T1"><text:s/></text:span><text:span text:style-name="T1">There exists polynomial size circuits which have no polynomial size ROBDD, e.g. integer multiplication.</text:span></text:p>
              </text:list-item>
            </text:list>
          </draw:text-box>
        </draw:frame>
        <draw:custom-shape draw:style-name="gr61" draw:text-style-name="P8" draw:layer="layout" svg:width="14.4cm" svg:height="1.359cm" svg:x="2cm" svg:y="66.9cm">
          <text:p text:style-name="P4"><text:span text:style-name="T1">Remov</text:span><text:span text:style-name="T1">e </text:span><text:span text:style-name="T1">useles</text:span><text:span text:style-name="T1">s </text:span><text:span text:style-name="T1">nodes</text:span></text:p>
          <draw:enhanced-geometry svg:viewBox="0 0 21600 21600" draw:type="rectangle" draw:enhanced-path="M 0 0 L 21600 0 21600 21600 0 21600 0 0 Z N"/>
        </draw:custom-shape>
        <draw:frame draw:style-name="gr60" draw:text-style-name="P44" draw:layer="layout" svg:width="32.1cm" svg:height="11.645cm" svg:x="10cm" svg:y="99.6cm">
          <draw:text-box>
            <text:p text:style-name="P43"><text:span text:style-name="T1">Howev</text:span><text:span text:style-name="T1">er, </text:span><text:span text:style-name="T1">ZBDD </text:span><text:span text:style-name="T1">and </text:span><text:span text:style-name="T1">“output </text:span><text:span text:style-name="T1">negati</text:span><text:span text:style-name="T1">on” are </text:span><text:span text:style-name="T1">not </text:span><text:span text:style-name="T1">compa</text:span><text:span text:style-name="T1">tible, </text:span><text:span text:style-name="T1">i.e. </text:span><text:span text:style-name="T1">one </text:span><text:span text:style-name="T1">cannot </text:span><text:span text:style-name="T1">merge </text:span><text:span text:style-name="T1">the </text:span><text:span text:style-name="T1">reducti</text:span><text:span text:style-name="T1">on </text:span><text:span text:style-name="T1">rules </text:span><text:span text:style-name="T1">of </text:span><text:span text:style-name="T1">ZBDD </text:span><text:span text:style-name="T1">and </text:span><text:span text:style-name="T1">“output </text:span><text:span text:style-name="T1">negati</text:span><text:span text:style-name="T1">on” </text:span><text:span text:style-name="T1">with a </text:span><text:span text:style-name="T1">consta</text:span><text:span text:style-name="T1">nt </text:span><text:span text:style-name="T1">memor</text:span><text:span text:style-name="T1">y </text:span><text:span text:style-name="T1">overhe</text:span><text:span text:style-name="T1">ad and </text:span><text:span text:style-name="T1">maintai</text:span><text:span text:style-name="T1">ning </text:span><text:span text:style-name="T1">canoni</text:span><text:span text:style-name="T1">city.</text:span></text:p>
            <text:p text:style-name="P43"><text:span text:style-name="T1">Our </text:span><text:span text:style-name="T1">main </text:span><text:span text:style-name="T1">contrib</text:span><text:span text:style-name="T1">ution is </text:span><text:span text:style-name="T1">to </text:span><text:span text:style-name="T1">provid</text:span><text:span text:style-name="T1">e an </text:span><text:span text:style-name="T1">abstra</text:span><text:span text:style-name="T1">ction of </text:span><text:span text:style-name="T1">reducti</text:span><text:span text:style-name="T1">on </text:span><text:span text:style-name="T1">rules, </text:span><text:span text:style-name="T1">which </text:span><text:span text:style-name="T1">allows </text:span><text:span text:style-name="T1">to </text:span><text:span text:style-name="T1">efficien</text:span><text:span text:style-name="T1">tly </text:span><text:span text:style-name="T1">determ</text:span><text:span text:style-name="T1">ine if </text:span><text:span text:style-name="T1">two </text:span><text:span text:style-name="T1">variant</text:span><text:span text:style-name="T1">s are </text:span><text:span text:style-name="T1">compa</text:span><text:span text:style-name="T1">tible </text:span><text:span text:style-name="T1">and </text:span><text:span text:style-name="T1">simplifi</text:span><text:span text:style-name="T1">es the </text:span><text:span text:style-name="T1">task of </text:span><text:span text:style-name="T1">provin</text:span><text:span text:style-name="T1">g that </text:span><text:span text:style-name="T1">a </text:span><text:span text:style-name="T1">variant </text:span><text:span text:style-name="T1">is </text:span><text:span text:style-name="T1">canoni</text:span><text:span text:style-name="T1">cal.</text:span></text:p>
            <text:p text:style-name="P43"><text:span text:style-name="T1">This </text:span><text:span text:style-name="T1">abstra</text:span><text:span text:style-name="T1">ction </text:span><text:span text:style-name="T1">layer </text:span><text:span text:style-name="T1">was </text:span><text:span text:style-name="T1">used </text:span><text:span text:style-name="T1">to </text:span><text:span text:style-name="T1">implem</text:span><text:span text:style-name="T1">ent 5 </text:span><text:span text:style-name="T1">new </text:span><text:span text:style-name="T1">models</text:span><text:span text:style-name="T1">.</text:span></text:p>
          </draw:text-box>
        </draw:frame>
        <draw:frame draw:style-name="gr62" draw:text-style-name="P44" draw:layer="layout" svg:width="11.5cm" svg:height="15.443cm" svg:x="8.6cm" svg:y="69.8cm">
          <draw:text-box>
            <text:p text:style-name="P43"><text:span text:style-name="T1">Therefore, several variants have been invented, such as:</text:span></text:p>
            <text:p text:style-name="P43"><text:span text:style-name="T1">“</text:span><text:span text:style-name="T1">output negation” (which allows to complement a function in constant time) and ZBDD (Zero supressed BDD, better suited for sparse functions, cf. [5]).</text:span></text:p>
          </draw:text-box>
        </draw:frame>
        <draw:custom-shape draw:style-name="gr61" draw:text-style-name="P8" draw:layer="layout" svg:width="14.4cm" svg:height="1.359cm" svg:x="3.92cm" svg:y="91.62cm">
          <text:p text:style-name="P4"><text:span text:style-name="T1">Remov</text:span><text:span text:style-name="T1">e “if 1 </text:span><text:span text:style-name="T1">then 0” </text:span><text:span text:style-name="T1">nodes</text:span></text:p>
          <draw:enhanced-geometry svg:viewBox="0 0 21600 21600" draw:type="rectangle" draw:enhanced-path="M 0 0 L 21600 0 21600 21600 0 21600 0 0 Z N"/>
        </draw:custom-shape>
        <draw:g>
          <draw:custom-shape draw:style-name="gr1" draw:text-style-name="P1" xml:id="id97" draw:id="id97" draw:layer="layout" svg:width="0.762cm" svg:height="0.762cm" svg:x="78.567cm" svg:y="82.315cm">
            <text:p/>
            <draw:enhanced-geometry svg:viewBox="0 0 21600 21600" draw:type="rectangle" draw:enhanced-path="M 0 0 L 21600 0 21600 21600 0 21600 0 0 Z N"/>
          </draw:custom-shape>
          <draw:connector draw:style-name="gr4" draw:text-style-name="P3" draw:layer="layout" draw:line-skew="1.174cm 1.493cm" svg:x1="79.461cm" svg:y1="74.508cm" svg:x2="78.956cm" svg:y2="78.003cm" draw:start-shape="id93" draw:start-glue-point="7" draw:end-shape="id94" draw:end-glue-point="4" svg:d="M79461 74508h1676v3495h-2181" svg:viewBox="0 0 2182 3496">
            <text:p/>
          </draw:connector>
          <draw:connector draw:style-name="gr4" draw:text-style-name="P3" draw:layer="layout" draw:line-skew="0cm 2.503cm" svg:x1="79.462cm" svg:y1="76.509cm" svg:x2="78.956cm" svg:y2="78.003cm" draw:start-shape="id95" draw:start-glue-point="7" draw:end-shape="id94" draw:end-glue-point="4" svg:d="M79462 76509h504v1494h-1010" svg:viewBox="0 0 1011 1495">
            <text:p/>
          </draw:connector>
          <draw:connector draw:style-name="gr9" draw:text-style-name="P3" draw:layer="layout" draw:type="line" svg:x1="78.956cm" svg:y1="70.857cm" svg:x2="78.953cm" svg:y2="74cm" draw:end-shape="id93" draw:end-glue-point="4" svg:d="M78956 70857l-3 3143" svg:viewBox="0 0 4 3144">
            <text:p/>
          </draw:connector>
          <draw:custom-shape draw:style-name="gr6" draw:text-style-name="P5" draw:layer="layout" svg:width="1.797cm" svg:height="1.799cm" svg:x="78.055cm" svg:y="69.032cm">
            <text:p text:style-name="P4"><text:span text:style-name="T2">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xml:id="id93" draw:id="id93" draw:layer="layout" svg:width="1.016cm" svg:height="1.016cm" svg:x="78.445cm" svg:y="7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95" draw:id="id95" draw:layer="layout" svg:width="1.016cm" svg:height="1.016cm" svg:x="78.446cm" svg:y="76.00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94" draw:id="id94" draw:layer="layout" svg:width="1.016cm" svg:height="1.016cm" svg:x="78.448cm" svg:y="78.00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96" draw:id="id96" draw:layer="layout" svg:width="1.016cm" svg:height="1.016cm" svg:x="78.449cm" svg:y="80.20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2" draw:text-style-name="P17" draw:layer="layout" svg:width="0.508cm" svg:height="0.508cm" svg:x="78.701cm" svg:y="72.8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3" draw:layer="layout" draw:line-skew="0cm 2.503cm" svg:x1="78.446cm" svg:y1="76.509cm" svg:x2="78.956cm" svg:y2="78.003cm" draw:start-shape="id95" draw:start-glue-point="5" draw:end-shape="id94" draw:end-glue-point="4" svg:d="M78446 76509h-501v1494h1011" svg:viewBox="0 0 1012 1495">
            <text:p/>
          </draw:connector>
          <draw:connector draw:style-name="gr3" draw:text-style-name="P3" draw:layer="layout" draw:line-skew="0cm 0.592cm" svg:x1="78.448cm" svg:y1="78.511cm" svg:x2="78.957cm" svg:y2="80.204cm" draw:start-shape="id94" draw:start-glue-point="5" draw:end-shape="id96" draw:end-glue-point="4" svg:d="M78448 78511h-501v1693h1010" svg:viewBox="0 0 1011 1694">
            <text:p/>
          </draw:connector>
          <draw:connector draw:style-name="gr3" draw:text-style-name="P3" draw:layer="layout" svg:x1="78.449cm" svg:y1="80.712cm" svg:x2="78.567cm" svg:y2="82.696cm" draw:start-shape="id96" draw:start-glue-point="5" draw:end-shape="id97" draw:end-glue-point="3" svg:d="M78449 80712h-501v1984h619" svg:viewBox="0 0 620 1985">
            <text:p/>
          </draw:connector>
          <draw:connector draw:style-name="gr4" draw:text-style-name="P3" draw:layer="layout" draw:line-skew="0cm 0.55cm" svg:x1="79.464cm" svg:y1="78.511cm" svg:x2="78.957cm" svg:y2="80.204cm" draw:start-shape="id94" draw:start-glue-point="7" draw:end-shape="id96" draw:end-glue-point="4" svg:d="M79464 78511h502v1651h-1009v42" svg:viewBox="0 0 1010 1694">
            <text:p/>
          </draw:connector>
          <draw:connector draw:style-name="gr4" draw:text-style-name="P3" draw:layer="layout" svg:x1="79.465cm" svg:y1="80.712cm" svg:x2="79.329cm" svg:y2="82.696cm" draw:start-shape="id96" draw:start-glue-point="7" draw:end-shape="id97" draw:end-glue-point="1" svg:d="M79465 80712h502v1984h-638" svg:viewBox="0 0 639 1985">
            <text:p/>
          </draw:connector>
          <draw:custom-shape draw:style-name="gr12" draw:text-style-name="P17" draw:layer="layout" svg:width="0.508cm" svg:height="0.508cm" svg:x="77.701cm" svg:y="79.5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7" draw:layer="layout" svg:width="0.508cm" svg:height="0.508cm" svg:x="77.701cm" svg:y="77.3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7" draw:layer="layout" svg:width="0.508cm" svg:height="0.508cm" svg:x="77.702cm" svg:y="81.8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8" draw:layer="layout" svg:width="0.508cm" svg:height="0.508cm" svg:x="77.694cm" svg:y="81.213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8" draw:layer="layout" svg:width="0.508cm" svg:height="0.508cm" svg:x="79.719cm" svg:y="81.213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8" draw:layer="layout" svg:width="0.967cm" svg:height="0.508cm" svg:x="80.651cm" svg:y="74.809cm">
            <text:p text:style-name="P4"><text:span text:style-name="T9">S</text:span><text:span text:style-name="T9">S</text:span><text:span text:style-name="T9">U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8" draw:layer="layout" svg:width="0.508cm" svg:height="0.508cm" svg:x="77.695cm" svg:y="78.913cm">
            <text:p text:style-name="P4"><text:span text:style-name="T9">S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8" draw:layer="layout" svg:width="0.508cm" svg:height="0.508cm" svg:x="79.72cm" svg:y="78.913cm">
            <text:p text:style-name="P4"><text:span text:style-name="T9">S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8" draw:layer="layout" svg:width="0.717cm" svg:height="0.508cm" svg:x="77.582cm" svg:y="76.713cm">
            <text:p text:style-name="P4"><text:span text:style-name="T9">S</text:span><text:span text:style-name="T9">S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8" draw:layer="layout" svg:width="0.717cm" svg:height="0.508cm" svg:x="79.595cm" svg:y="76.713cm">
            <text:p text:style-name="P4"><text:span text:style-name="T9">SS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8" draw:layer="layout" svg:width="1.401cm" svg:height="0.508cm" svg:x="78.266cm" svg:y="72.071cm">
            <text:p text:style-name="P4"><text:span text:style-name="T9">S</text:span><text:span text:style-name="T9">S</text:span><text:span text:style-name="T9">S</text:span><text:span text:style-name="T9">S</text:span></text:p>
            <draw:enhanced-geometry svg:viewBox="0 0 21600 21600" draw:type="rectangle" draw:enhanced-path="M 0 0 L 21600 0 21600 21600 0 21600 0 0 Z N"/>
          </draw:custom-shape>
          <draw:connector draw:style-name="gr3" draw:text-style-name="P3" draw:layer="layout" draw:line-skew="0cm 2.502cm" svg:x1="78.445cm" svg:y1="74.508cm" svg:x2="78.954cm" svg:y2="76.001cm" draw:start-shape="id93" draw:start-glue-point="5" draw:end-shape="id95" draw:end-glue-point="4" svg:d="M78445 74508h-501v1493h1010" svg:viewBox="0 0 1011 1494">
            <text:p/>
          </draw:connector>
          <draw:custom-shape draw:style-name="gr16" draw:text-style-name="P18" draw:layer="layout" svg:width="0.967cm" svg:height="0.508cm" svg:x="77.478cm" svg:y="74.739cm">
            <text:p text:style-name="P4"><text:span text:style-name="T9">S</text:span><text:span text:style-name="T9">S</text:span><text:span text:style-name="T9">S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7" draw:layer="layout" svg:width="0.508cm" svg:height="0.508cm" svg:x="77.687cm" svg:y="75.3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xml:id="id101" draw:id="id101" draw:layer="layout" svg:width="0.762cm" svg:height="0.762cm" svg:x="78.902cm" svg:y="105.915cm">
            <text:p/>
            <draw:enhanced-geometry svg:viewBox="0 0 21600 21600" draw:type="rectangle" draw:enhanced-path="M 0 0 L 21600 0 21600 21600 0 21600 0 0 Z N"/>
          </draw:custom-shape>
          <draw:connector draw:style-name="gr4" draw:text-style-name="P3" draw:layer="layout" draw:line-skew="1.174cm 1.493cm" svg:x1="79.796cm" svg:y1="98.108cm" svg:x2="79.291cm" svg:y2="101.603cm" draw:start-shape="id98" draw:start-glue-point="7" draw:end-shape="id99" draw:end-glue-point="4" svg:d="M79796 98108h1676v3495h-2181" svg:viewBox="0 0 2182 3496">
            <text:p/>
          </draw:connector>
          <draw:connector draw:style-name="gr4" draw:text-style-name="P3" draw:layer="layout" draw:line-skew="0cm 2.503cm" svg:x1="79.797cm" svg:y1="100.109cm" svg:x2="79.291cm" svg:y2="101.603cm" draw:start-shape="id100" draw:start-glue-point="7" draw:end-shape="id99" draw:end-glue-point="4" svg:d="M79797 100109h504v1494h-1010" svg:viewBox="0 0 1011 1495">
            <text:p/>
          </draw:connector>
          <draw:connector draw:style-name="gr9" draw:text-style-name="P3" draw:layer="layout" draw:type="line" svg:x1="79.291cm" svg:y1="94.457cm" svg:x2="79.288cm" svg:y2="97.6cm" draw:end-shape="id98" draw:end-glue-point="4" svg:d="M79291 94457l-3 3143" svg:viewBox="0 0 4 3144">
            <text:p/>
          </draw:connector>
          <draw:custom-shape draw:style-name="gr6" draw:text-style-name="P5" draw:layer="layout" svg:width="1.797cm" svg:height="1.799cm" svg:x="78.39cm" svg:y="92.632cm">
            <text:p text:style-name="P4"><text:span text:style-name="T2">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xml:id="id98" draw:id="id98" draw:layer="layout" svg:width="1.016cm" svg:height="1.016cm" svg:x="78.78cm" svg:y="97.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100" draw:id="id100" draw:layer="layout" svg:width="1.016cm" svg:height="1.016cm" svg:x="78.781cm" svg:y="99.60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99" draw:id="id99" draw:layer="layout" svg:width="1.016cm" svg:height="1.016cm" svg:x="78.783cm" svg:y="101.60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2" draw:text-style-name="P17" draw:layer="layout" svg:width="0.508cm" svg:height="0.508cm" svg:x="79.036cm" svg:y="96.4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3" draw:layer="layout" draw:line-skew="0cm 2.503cm" svg:x1="78.781cm" svg:y1="100.109cm" svg:x2="79.291cm" svg:y2="101.603cm" draw:start-shape="id100" draw:start-glue-point="5" draw:end-shape="id99" draw:end-glue-point="4" svg:d="M78781 100109h-501v1494h1011" svg:viewBox="0 0 1012 1495">
            <text:p/>
          </draw:connector>
          <draw:connector draw:style-name="gr3" draw:text-style-name="P3" draw:layer="layout" svg:x1="78.783cm" svg:y1="102.111cm" svg:x2="78.902cm" svg:y2="106.296cm" draw:start-shape="id99" draw:start-glue-point="5" draw:end-shape="id101" svg:d="M78783 102111h-501v4185h620" svg:viewBox="0 0 621 4186">
            <text:p/>
          </draw:connector>
          <draw:connector draw:style-name="gr4" draw:text-style-name="P3" draw:layer="layout" svg:x1="79.799cm" svg:y1="102.111cm" svg:x2="79.664cm" svg:y2="106.296cm" draw:start-shape="id99" draw:start-glue-point="7" draw:end-shape="id101" draw:end-glue-point="1" svg:d="M79799 102111h502v4185h-637" svg:viewBox="0 0 638 4186">
            <text:p/>
          </draw:connector>
          <draw:custom-shape draw:style-name="gr12" draw:text-style-name="P17" draw:layer="layout" svg:width="0.508cm" svg:height="0.508cm" svg:x="78.036cm" svg:y="102.3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7" draw:layer="layout" svg:width="0.508cm" svg:height="0.508cm" svg:x="78.036cm" svg:y="100.9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8" draw:layer="layout" svg:width="0.508cm" svg:height="0.508cm" svg:x="80.054cm" svg:y="102.913cm">
            <text:p text:style-name="P4"><text:span text:style-name="T9">I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8" draw:layer="layout" svg:width="0.967cm" svg:height="0.508cm" svg:x="80.986cm" svg:y="99.409cm">
            <text:p text:style-name="P4"><text:span text:style-name="T9">S</text:span><text:span text:style-name="T9">S</text:span><text:span text:style-name="T9">U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8" draw:layer="layout" svg:width="0.717cm" svg:height="0.508cm" svg:x="77.917cm" svg:y="100.313cm">
            <text:p text:style-name="P4"><text:span text:style-name="T9">S</text:span><text:span text:style-name="T9">S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8" draw:layer="layout" svg:width="0.717cm" svg:height="0.508cm" svg:x="79.93cm" svg:y="100.313cm">
            <text:p text:style-name="P4"><text:span text:style-name="T9">S</text:span><text:span text:style-name="T9">S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8" draw:layer="layout" svg:width="1.401cm" svg:height="0.508cm" svg:x="78.601cm" svg:y="95.671cm">
            <text:p text:style-name="P4"><text:span text:style-name="T9">S</text:span><text:span text:style-name="T9">S</text:span><text:span text:style-name="T9">S</text:span><text:span text:style-name="T9">S</text:span></text:p>
            <draw:enhanced-geometry svg:viewBox="0 0 21600 21600" draw:type="rectangle" draw:enhanced-path="M 0 0 L 21600 0 21600 21600 0 21600 0 0 Z N"/>
          </draw:custom-shape>
          <draw:connector draw:style-name="gr3" draw:text-style-name="P3" draw:layer="layout" draw:line-skew="0cm 2.502cm" svg:x1="78.78cm" svg:y1="98.108cm" svg:x2="79.289cm" svg:y2="99.601cm" draw:start-shape="id98" draw:start-glue-point="5" draw:end-shape="id100" draw:end-glue-point="4" svg:d="M78780 98108h-501v1493h1010" svg:viewBox="0 0 1011 1494">
            <text:p/>
          </draw:connector>
          <draw:custom-shape draw:style-name="gr16" draw:text-style-name="P18" draw:layer="layout" svg:width="0.967cm" svg:height="0.508cm" svg:x="77.813cm" svg:y="98.339cm">
            <text:p text:style-name="P4"><text:span text:style-name="T9">S</text:span><text:span text:style-name="T9">S</text:span><text:span text:style-name="T9">S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7" draw:layer="layout" svg:width="0.508cm" svg:height="0.508cm" svg:x="78.022cm" svg:y="98.9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8" draw:layer="layout" svg:width="0.508cm" svg:height="0.508cm" svg:x="78.03cm" svg:y="102.913cm">
            <text:p text:style-name="P4"><text:span text:style-name="T9">I</text:span></text:p>
            <draw:enhanced-geometry svg:viewBox="0 0 21600 21600" draw:type="rectangle" draw:enhanced-path="M 0 0 L 21600 0 21600 21600 0 21600 0 0 Z N"/>
          </draw:custom-shape>
        </draw:g>
        <draw:frame draw:style-name="gr60" draw:text-style-name="P44" draw:layer="layout" svg:width="31.8cm" svg:height="11.645cm" svg:x="42.5cm" svg:y="43.401cm">
          <draw:text-box>
            <text:p text:style-name="P43"><text:span text:style-name="T1">A GroBdd differs from a ROBDDs in several aspects:</text:span></text:p>
            <text:list text:style-name="L4">
              <text:list-item>
                <text:p text:style-name="P43"><text:span text:style-name="T1"><text:s/></text:span><text:span text:style-name="T1">Every edge is labeled by a transformation (represented using a polynomial size transformation descriptor). A transformation can remove variable(s).</text:span></text:p>
              </text:list-item>
              <text:list-item>
                <text:p text:style-name="P43"><text:span text:style-name="T1"><text:s/></text:span><text:span text:style-name="T1">Case disjunction is always performed on the first variable.</text:span></text:p>
              </text:list-item>
            </text:list>
          </draw:text-box>
        </draw:frame>
        <draw:frame draw:style-name="gr63" draw:text-style-name="P44" draw:layer="layout" svg:width="12.5cm" svg:height="6.581cm" svg:x="62.9cm" svg:y="69.8cm">
          <draw:text-box>
            <text:p text:style-name="P43"><text:span text:style-name="T1">An input (or variable) is useless iff it does not influence the result of the function, e.g. x2 in </text:span></text:p>
            <text:p text:style-name="P43"><text:span text:style-name="T1">(x1, x2, x3) → x1 /\ x3</text:span></text:p>
          </draw:text-box>
        </draw:frame>
        <draw:frame draw:style-name="gr64" draw:text-style-name="P45" draw:layer="layout" svg:width="11.8cm" svg:height="8.1cm" svg:x="62.9cm" svg:y="50cm">
          <draw:text-box>
            <text:p text:style-name="P41"><text:span text:style-name="T1">Transformations must respect some properties (e.g, composability) in order to ensure canonicity.</text:span></text:p>
          </draw:text-box>
        </draw:frame>
        <draw:custom-shape draw:style-name="gr65" draw:text-style-name="P8" draw:layer="layout" svg:width="15.3cm" svg:height="1.359cm" svg:x="63.8cm" svg:y="67.3cm">
          <text:p text:style-name="P4"><text:span text:style-name="T1">E</text:span><text:span text:style-name="T1">x</text:span><text:span text:style-name="T1">t</text:span><text:span text:style-name="T1">r</text:span><text:span text:style-name="T1">a</text:span><text:span text:style-name="T1">c</text:span><text:span text:style-name="T1">t</text:span><text:span text:style-name="T1">i</text:span><text:span text:style-name="T1">n</text:span><text:span text:style-name="T1">g</text:span><text:span text:style-name="T1"> </text:span><text:span text:style-name="T1">u</text:span><text:span text:style-name="T1">s</text:span><text:span text:style-name="T1">e</text:span><text:span text:style-name="T1">l</text:span><text:span text:style-name="T1">e</text:span><text:span text:style-name="T1">s</text:span><text:span text:style-name="T1">s</text:span><text:span text:style-name="T1"> </text:span><text:span text:style-name="T1">i</text:span><text:span text:style-name="T1">n</text:span><text:span text:style-name="T1">p</text:span><text:span text:style-name="T1">u</text:span><text:span text:style-name="T1">t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66" draw:text-style-name="P8" draw:layer="layout" svg:width="13.3cm" svg:height="1.359cm" svg:x="64.2cm" svg:y="91.7cm">
          <text:p text:style-name="P4"><text:span text:style-name="T1">E</text:span><text:span text:style-name="T1">x</text:span><text:span text:style-name="T1">t</text:span><text:span text:style-name="T1">r</text:span><text:span text:style-name="T1">a</text:span><text:span text:style-name="T1">c</text:span><text:span text:style-name="T1">t</text:span><text:span text:style-name="T1">i</text:span><text:span text:style-name="T1">n</text:span><text:span text:style-name="T1">g</text:span><text:span text:style-name="T1"> </text:span><text:span text:style-name="T1">1</text:span><text:span text:style-name="T1">-</text:span><text:span text:style-name="T1">p</text:span><text:span text:style-name="T1">r</text:span><text:span text:style-name="T1">e</text:span><text:span text:style-name="T1">d</text:span><text:span text:style-name="T1">i</text:span><text:span text:style-name="T1">c</text:span><text:span text:style-name="T1">t</text:span><text:span text:style-name="T1">i</text:span><text:span text:style-name="T1">o</text:span><text:span text:style-name="T1">n</text:span><text:span text:style-name="T1">s</text:span></text:p>
          <draw:enhanced-geometry svg:viewBox="0 0 21600 21600" draw:type="rectangle" draw:enhanced-path="M 0 0 L 21600 0 21600 21600 0 21600 0 0 Z N"/>
        </draw:custom-shape>
        <draw:frame draw:style-name="gr60" draw:text-style-name="P44" draw:layer="layout" svg:width="32.1cm" svg:height="11.645cm" svg:x="42.4cm" svg:y="99.601cm">
          <draw:text-box>
            <text:p text:style-name="P43"><text:span text:style-name="T1">L</text:span><text:span text:style-name="T1">e</text:span><text:span text:style-name="T1">t </text:span><text:span text:style-name="T1">f </text:span><text:span text:style-name="T1">b</text:span><text:span text:style-name="T1">e </text:span><text:span text:style-name="T1">a </text:span><text:span text:style-name="T1">B</text:span><text:span text:style-name="T1">o</text:span><text:span text:style-name="T1">o</text:span><text:span text:style-name="T1">l</text:span><text:span text:style-name="T1">e</text:span><text:span text:style-name="T1">a</text:span><text:span text:style-name="T1">n </text:span><text:span text:style-name="T1">f</text:span><text:span text:style-name="T1">u</text:span><text:span text:style-name="T1">n</text:span><text:span text:style-name="T1">c</text:span><text:span text:style-name="T1">ti</text:span><text:span text:style-name="T1">o</text:span><text:span text:style-name="T1">n</text:span><text:span text:style-name="T1">, </text:span><text:span text:style-name="T1">w</text:span><text:span text:style-name="T1">e </text:span><text:span text:style-name="T1">s</text:span><text:span text:style-name="T1">a</text:span><text:span text:style-name="T1">y </text:span><text:span text:style-name="T1">t</text:span><text:span text:style-name="T1">h</text:span><text:span text:style-name="T1">a</text:span><text:span text:style-name="T1">t </text:span><text:span text:style-name="T1">f </text:span><text:span text:style-name="T1">a</text:span><text:span text:style-name="T1">d</text:span><text:span text:style-name="T1">m</text:span><text:span text:style-name="T1">it</text:span><text:span text:style-name="T1">s </text:span><text:span text:style-name="T1">a </text:span><text:span text:style-name="T1">1</text:span><text:span text:style-name="T1">-</text:span><text:span text:style-name="T1">p</text:span><text:span text:style-name="T1">r</text:span><text:span text:style-name="T1">e</text:span><text:span text:style-name="T1">d</text:span><text:span text:style-name="T1">i</text:span><text:span text:style-name="T1">c</text:span><text:span text:style-name="T1">ti</text:span><text:span text:style-name="T1">o</text:span><text:span text:style-name="T1">n </text:span><text:span text:style-name="T1">(i</text:span><text:span text:style-name="T1">, </text:span><text:span text:style-name="T1">if</text:span><text:span text:style-name="T1">x</text:span><text:span text:style-name="T1">, </text:span><text:span text:style-name="T1">t</text:span><text:span text:style-name="T1">h</text:span><text:span text:style-name="T1">y</text:span><text:span text:style-name="T1">), </text:span><text:span text:style-name="T1">(</text:span><text:span text:style-name="T1">w</text:span><text:span text:style-name="T1">it</text:span><text:span text:style-name="T1">h </text:span><text:span text:style-name="T1">i </text:span><text:span text:style-name="T1">b</text:span><text:span text:style-name="T1">e</text:span><text:span text:style-name="T1">i</text:span><text:span text:style-name="T1">n</text:span><text:span text:style-name="T1">g </text:span><text:span text:style-name="T1">a </text:span><text:span text:style-name="T1">i</text:span><text:span text:style-name="T1">n</text:span><text:span text:style-name="T1">t</text:span><text:span text:style-name="T1">e</text:span><text:span text:style-name="T1">g</text:span><text:span text:style-name="T1">e</text:span><text:span text:style-name="T1">r </text:span><text:span text:style-name="T1">a</text:span><text:span text:style-name="T1">n</text:span><text:span text:style-name="T1">d </text:span><text:span text:style-name="T1">t</text:span><text:span text:style-name="T1">h</text:span><text:span text:style-name="T1">x</text:span><text:span text:style-name="T1">/t</text:span><text:span text:style-name="T1">h</text:span><text:span text:style-name="T1">y </text:span><text:span text:style-name="T1">b</text:span><text:span text:style-name="T1">e</text:span><text:span text:style-name="T1">i</text:span><text:span text:style-name="T1">n</text:span><text:span text:style-name="T1">g </text:span><text:span text:style-name="T1">B</text:span><text:span text:style-name="T1">o</text:span><text:span text:style-name="T1">o</text:span><text:span text:style-name="T1">l</text:span><text:span text:style-name="T1">e</text:span><text:span text:style-name="T1">a</text:span><text:span text:style-name="T1">n</text:span><text:span text:style-name="T1">s</text:span><text:span text:style-name="T1">),</text:span></text:p>
            <text:p text:style-name="P43"><text:span text:style-name="T1"/></text:p>
            <text:p text:style-name="P43"><text:span text:style-name="T1">If</text:span><text:span text:style-name="T1">f:</text:span></text:p>
            <text:p text:style-name="P43"><text:span text:style-name="T1"/></text:p>
            <text:p text:style-name="P43"><text:span text:style-name="T1">1</text:span><text:span text:style-name="T1">-</text:span><text:span text:style-name="T1">p</text:span><text:span text:style-name="T1">r</text:span><text:span text:style-name="T1">e</text:span><text:span text:style-name="T1">d</text:span><text:span text:style-name="T1">i</text:span><text:span text:style-name="T1">c</text:span><text:span text:style-name="T1">ti</text:span><text:span text:style-name="T1">o</text:span><text:span text:style-name="T1">n</text:span><text:span text:style-name="T1">s </text:span><text:span text:style-name="T1">a</text:span><text:span text:style-name="T1">r</text:span><text:span text:style-name="T1">e </text:span><text:span text:style-name="T1">a </text:span><text:span text:style-name="T1">g</text:span><text:span text:style-name="T1">e</text:span><text:span text:style-name="T1">n</text:span><text:span text:style-name="T1">e</text:span><text:span text:style-name="T1">r</text:span><text:span text:style-name="T1">a</text:span><text:span text:style-name="T1">li</text:span><text:span text:style-name="T1">z</text:span><text:span text:style-name="T1">a</text:span><text:span text:style-name="T1">ti</text:span><text:span text:style-name="T1">o</text:span><text:span text:style-name="T1">n </text:span><text:span text:style-name="T1">o</text:span><text:span text:style-name="T1">f </text:span><text:span text:style-name="T1">Z</text:span><text:span text:style-name="T1">B</text:span><text:span text:style-name="T1">D</text:span><text:span text:style-name="T1">D</text:span><text:span text:style-name="T1">’</text:span><text:span text:style-name="T1">s </text:span><text:span text:style-name="T1">r</text:span><text:span text:style-name="T1">e</text:span><text:span text:style-name="T1">d</text:span><text:span text:style-name="T1">u</text:span><text:span text:style-name="T1">c</text:span><text:span text:style-name="T1">ti</text:span><text:span text:style-name="T1">o</text:span><text:span text:style-name="T1">n </text:span><text:span text:style-name="T1">r</text:span><text:span text:style-name="T1">u</text:span><text:span text:style-name="T1">l</text:span><text:span text:style-name="T1">e </text:span><text:span text:style-name="T1">a</text:span><text:span text:style-name="T1">n</text:span><text:span text:style-name="T1">d </text:span><text:span text:style-name="T1">(i</text:span><text:span text:style-name="T1">n </text:span><text:span text:style-name="T1">a</text:span><text:span text:style-name="T1">v</text:span><text:span text:style-name="T1">e</text:span><text:span text:style-name="T1">r</text:span><text:span text:style-name="T1">a</text:span><text:span text:style-name="T1">g</text:span><text:span text:style-name="T1">e</text:span><text:span text:style-name="T1">) </text:span><text:span text:style-name="T1">a</text:span><text:span text:style-name="T1">ll</text:span><text:span text:style-name="T1">o</text:span><text:span text:style-name="T1">w</text:span><text:span text:style-name="T1"> </text:span><text:span text:style-name="T1">a </text:span><text:span text:style-name="T1">m</text:span><text:span text:style-name="T1">o</text:span><text:span text:style-name="T1">r</text:span><text:span text:style-name="T1">e </text:span><text:span text:style-name="T1">c</text:span><text:span text:style-name="T1">o</text:span><text:span text:style-name="T1">m</text:span><text:span text:style-name="T1">p</text:span><text:span text:style-name="T1">a</text:span><text:span text:style-name="T1">c</text:span><text:span text:style-name="T1">t </text:span><text:span text:style-name="T1">r</text:span><text:span text:style-name="T1">e</text:span><text:span text:style-name="T1">p</text:span><text:span text:style-name="T1">r</text:span><text:span text:style-name="T1">e</text:span><text:span text:style-name="T1">s</text:span><text:span text:style-name="T1">e</text:span><text:span text:style-name="T1">n</text:span><text:span text:style-name="T1">t</text:span><text:span text:style-name="T1">a</text:span><text:span text:style-name="T1">ti</text:span><text:span text:style-name="T1">o</text:span><text:span text:style-name="T1">n </text:span><text:span text:style-name="T1">(</text:span><text:span text:style-name="T1">c</text:span><text:span text:style-name="T1">f. </text:span><text:span text:style-name="T1">[</text:span><text:span text:style-name="T1">9</text:span><text:span text:style-name="T1">]) </text:span><text:span text:style-name="T1">w</text:span><text:span text:style-name="T1">h</text:span><text:span text:style-name="T1">il</text:span><text:span text:style-name="T1">e </text:span><text:span text:style-name="T1">b</text:span><text:span text:style-name="T1">e</text:span><text:span text:style-name="T1">i</text:span><text:span text:style-name="T1">n</text:span><text:span text:style-name="T1">g </text:span><text:span text:style-name="T1">c</text:span><text:span text:style-name="T1">o</text:span><text:span text:style-name="T1">m</text:span><text:span text:style-name="T1">p</text:span><text:span text:style-name="T1">a</text:span><text:span text:style-name="T1">ti</text:span><text:span text:style-name="T1">b</text:span><text:span text:style-name="T1">l</text:span><text:span text:style-name="T1">e </text:span><text:span text:style-name="T1">w</text:span><text:span text:style-name="T1">it</text:span><text:span text:style-name="T1">h </text:span><text:span text:style-name="T1">«</text:span><text:span text:style-name="T1"> </text:span><text:span text:style-name="T1">o</text:span><text:span text:style-name="T1">u</text:span><text:span text:style-name="T1">t</text:span><text:span text:style-name="T1">p</text:span><text:span text:style-name="T1">u</text:span><text:span text:style-name="T1">t </text:span><text:span text:style-name="T1">n</text:span><text:span text:style-name="T1">e</text:span><text:span text:style-name="T1">g</text:span><text:span text:style-name="T1">a</text:span><text:span text:style-name="T1">ti</text:span><text:span text:style-name="T1">o</text:span><text:span text:style-name="T1">n</text:span><text:span text:style-name="T1"> </text:span><text:span text:style-name="T1">»</text:span><text:span text:style-name="T1">.</text:span></text:p>
          </draw:text-box>
        </draw:frame>
        <draw:frame draw:style-name="gr67" draw:text-style-name="P46" draw:layer="layout" svg:width="25.514cm" svg:height="1.575cm" svg:x="44.6cm" svg:y="103.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68" draw:text-style-name="P47" draw:layer="layout" svg:width="0.8cm" svg:height="0.7cm" svg:x="36cm" svg:y="1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47" draw:layer="layout" svg:width="0.8cm" svg:height="0.7cm" svg:x="44.1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47" draw:layer="layout" svg:width="0.8cm" svg:height="0.7cm" svg:x="22.3cm" svg:y="6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47" draw:layer="layout" svg:width="0.8cm" svg:height="0.7cm" svg:x="16.8cm" svg:y="6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47" draw:layer="layout" svg:width="0.8cm" svg:height="0.7cm" svg:x="19cm" svg:y="9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6T23:03:30.066963986</meta:creation-date>
    <meta:generator>LibreOffice/5.2.7.2$Linux_X86_64 LibreOffice_project/20m0$Build-2</meta:generator>
    <dc:date>2017-07-04T12:20:23.419839935</dc:date>
    <meta:editing-duration>PT14H4M28S</meta:editing-duration>
    <meta:editing-cycles>36</meta:editing-cycles>
    <meta:document-statistic meta:object-count="410"/>
  </office:meta>
</office:document-meta>
</file>

<file path=Object 1/content.xml><?xml version="1.0" encoding="utf-8"?>
<math xmlns="http://www.w3.org/1998/Math/MathML" display="block">
  <semantics>
    <mrow>
      <mo stretchy="false">∀</mo>
      <mrow>
        <mrow>
          <mo fence="true" stretchy="false">(</mo>
          <mrow>
            <mrow>
              <msub>
                <mi>X</mi>
                <mn>1,</mn>
              </msub>
              <mn>...</mn>
              <mi>,</mi>
              <msub>
                <mi>X</mi>
                <mrow>
                  <mi>n</mi>
                  <mo stretchy="false">−</mo>
                  <mn>1</mn>
                </mrow>
              </msub>
            </mrow>
          </mrow>
          <mo fence="true" stretchy="false">)</mo>
        </mrow>
        <mo stretchy="false">∈</mo>
        <msup>
          <mi>B</mi>
          <mi>n</mi>
        </msup>
      </mrow>
      <mi>,</mi>
      <mi>f</mi>
      <mrow>
        <mrow>
          <mo fence="true" stretchy="false">(</mo>
          <mrow>
            <mrow>
              <msub>
                <mi>X</mi>
                <mn>1,</mn>
              </msub>
              <mn>...</mn>
              <mi>,</mi>
              <msub>
                <mi>X</mi>
                <mrow>
                  <mi>i</mi>
                  <mo stretchy="false">−</mo>
                  <mn>1</mn>
                </mrow>
              </msub>
              <mi>,</mi>
              <mi mathvariant="italic">ifx</mi>
              <mi>,</mi>
              <msub>
                <mi>X</mi>
                <mi>i</mi>
              </msub>
              <mi>,</mi>
              <mn>..</mn>
              <mi>,</mi>
              <msub>
                <mi>X</mi>
                <mrow>
                  <mi>n</mi>
                  <mo stretchy="false">−</mo>
                  <mn>1</mn>
                </mrow>
              </msub>
            </mrow>
          </mrow>
          <mo fence="true" stretchy="false">)</mo>
        </mrow>
        <mo stretchy="false">=</mo>
        <mi mathvariant="italic">thy</mi>
      </mrow>
    </mrow>
    <annotation encoding="StarMath 5.0">forall ( X_1, ..., X_{n-1} ) in B^n, f( X_1, ..., X_{i-1}, ifx, X_i, .., X_{n-1} ) = thy</annotation>
  </semantics>
</math>
</file>